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1.receiver_i.routed_msg_sub.network" table:style-name="ta1">
        <table:shapes>
          <draw:frame draw:z-index="0" draw:style-name="gr1" draw:text-style-name="P1" svg:width="788.63pt" svg:height="396.79pt" svg:x="491.73pt" svg:y="31.63pt">
            <draw:object draw:notify-on-update-of-ranges="'sink_1.receiver_i.routed_msg_sub.network'.E1:'sink_1.receiver_i.routed_msg_sub.network'.E1 'sink_1.receiver_i.routed_msg_sub.network'.E2:'sink_1.receiver_i.routed_msg_sub.network'.E208 'sink_1.receiver_i.routed_msg_sub.network'.F1:'sink_1.receiver_i.routed_msg_sub.network'.F1 'sink_1.receiver_i.routed_msg_sub.network'.F2:'sink_1.receiver_i.routed_msg_sub.network'.F208 'sink_1.receiver_i.routed_msg_sub.network'.E1:'sink_1.receiver_i.routed_msg_sub.network'.E1 'sink_1.receiver_i.routed_msg_sub.network'.E2:'sink_1.receiver_i.routed_msg_sub.network'.E208 'sink_1.receiver_i.routed_msg_sub.network'.G1:'sink_1.receiver_i.routed_msg_sub.network'.G1 'sink_1.receiver_i.routed_msg_sub.network'.G2:'sink_1.receiver_i.routed_msg_sub.network'.G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 office:value-type="string" calcext:value-type="string">
            <text:p>recv data r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9067.62782" calcext:value-type="float">
            <text:p>1442779067.62782</text:p>
          </table:table-cell>
          <table:table-cell office:value-type="float" office:value="1442779067.62853" calcext:value-type="float">
            <text:p>1442779067.62853</text:p>
          </table:table-cell>
          <table:table-cell office:value-type="float" office:value="65632" calcext:value-type="float">
            <text:p>65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9080.49647" calcext:value-type="float">
            <text:p>1442779080.49647</text:p>
          </table:table-cell>
          <table:table-cell office:value-type="float" office:value="1442779080.4966" calcext:value-type="float">
            <text:p>1442779080.4966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12.868644952774" calcext:value-type="float">
            <text:p>12.8686449528</text:p>
          </table:table-cell>
          <table:table-cell table:formula="of:=[.$D3]/([.B3]-[.B2])" office:value-type="float" office:value="5100.14848034578" calcext:value-type="float">
            <text:p>5100.1484803458</text:p>
          </table:table-cell>
          <table:table-cell table:formula="of:=[.$D3]/([.C3]-[.C2])" office:value-type="float" office:value="5100.37763113213" calcext:value-type="float">
            <text:p>5100.3776311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9080.69424" calcext:value-type="float">
            <text:p>1442779080.69424</text:p>
          </table:table-cell>
          <table:table-cell office:value-type="float" office:value="1442779080.69428" calcext:value-type="float">
            <text:p>1442779080.69428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13.0664176940918" calcext:value-type="float">
            <text:p>13.0664176941</text:p>
          </table:table-cell>
          <table:table-cell table:formula="of:=[.$D4]/([.B4]-[.B3])" office:value-type="float" office:value="331855.641797234" calcext:value-type="float">
            <text:p>331855.641797234</text:p>
          </table:table-cell>
          <table:table-cell table:formula="of:=[.$D4]/([.C4]-[.C3])" office:value-type="float" office:value="332014.140396539" calcext:value-type="float">
            <text:p>332014.140396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9080.81239" calcext:value-type="float">
            <text:p>1442779080.81239</text:p>
          </table:table-cell>
          <table:table-cell office:value-type="float" office:value="1442779080.81254" calcext:value-type="float">
            <text:p>1442779080.81254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13.1845648288727" calcext:value-type="float">
            <text:p>13.1845648289</text:p>
          </table:table-cell>
          <table:table-cell table:formula="of:=[.$D5]/([.B5]-[.B4])" office:value-type="float" office:value="555510.720778133" calcext:value-type="float">
            <text:p>555510.720778133</text:p>
          </table:table-cell>
          <table:table-cell table:formula="of:=[.$D5]/([.C5]-[.C4])" office:value-type="float" office:value="554954.137206124" calcext:value-type="float">
            <text:p>554954.137206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9080.94088" calcext:value-type="float">
            <text:p>1442779080.94088</text:p>
          </table:table-cell>
          <table:table-cell office:value-type="float" office:value="1442779080.94098" calcext:value-type="float">
            <text:p>1442779080.94098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13.3130555152893" calcext:value-type="float">
            <text:p>13.3130555153</text:p>
          </table:table-cell>
          <table:table-cell table:formula="of:=[.$D6]/([.B6]-[.B5])" office:value-type="float" office:value="510791.885625008" calcext:value-type="float">
            <text:p>510791.885625008</text:p>
          </table:table-cell>
          <table:table-cell table:formula="of:=[.$D6]/([.C6]-[.C5])" office:value-type="float" office:value="511006.176182423" calcext:value-type="float">
            <text:p>511006.1761824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9081.01391" calcext:value-type="float">
            <text:p>1442779081.01391</text:p>
          </table:table-cell>
          <table:table-cell office:value-type="float" office:value="1442779081.01395" calcext:value-type="float">
            <text:p>1442779081.01395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13.3860876560211" calcext:value-type="float">
            <text:p>13.386087656</text:p>
          </table:table-cell>
          <table:table-cell table:formula="of:=[.$D7]/([.B7]-[.B6])" office:value-type="float" office:value="898672.821888293" calcext:value-type="float">
            <text:p>898672.821888293</text:p>
          </table:table-cell>
          <table:table-cell table:formula="of:=[.$D7]/([.C7]-[.C6])" office:value-type="float" office:value="899371.604666739" calcext:value-type="float">
            <text:p>899371.6046667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9081.08865" calcext:value-type="float">
            <text:p>1442779081.08865</text:p>
          </table:table-cell>
          <table:table-cell office:value-type="float" office:value="1442779081.0887" calcext:value-type="float">
            <text:p>1442779081.0887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13.4608294963837" calcext:value-type="float">
            <text:p>13.4608294964</text:p>
          </table:table-cell>
          <table:table-cell table:formula="of:=[.$D8]/([.B8]-[.B7])" office:value-type="float" office:value="878115.921171329" calcext:value-type="float">
            <text:p>878115.921171329</text:p>
          </table:table-cell>
          <table:table-cell table:formula="of:=[.$D8]/([.C8]-[.C7])" office:value-type="float" office:value="878101.915909345" calcext:value-type="float">
            <text:p>878101.915909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9081.23729" calcext:value-type="float">
            <text:p>1442779081.23729</text:p>
          </table:table-cell>
          <table:table-cell office:value-type="float" office:value="1442779081.23735" calcext:value-type="float">
            <text:p>1442779081.23735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13.6094677448273" calcext:value-type="float">
            <text:p>13.6094677448</text:p>
          </table:table-cell>
          <table:table-cell table:formula="of:=[.$D9]/([.B9]-[.B8])" office:value-type="float" office:value="441555.257056882" calcext:value-type="float">
            <text:p>441555.257056882</text:p>
          </table:table-cell>
          <table:table-cell table:formula="of:=[.$D9]/([.C9]-[.C8])" office:value-type="float" office:value="441510.640994263" calcext:value-type="float">
            <text:p>441510.640994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9081.31955" calcext:value-type="float">
            <text:p>1442779081.31955</text:p>
          </table:table-cell>
          <table:table-cell office:value-type="float" office:value="1442779081.3196" calcext:value-type="float">
            <text:p>1442779081.3196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13.6917231082916" calcext:value-type="float">
            <text:p>13.6917231083</text:p>
          </table:table-cell>
          <table:table-cell table:formula="of:=[.$D10]/([.B10]-[.B9])" office:value-type="float" office:value="797905.415960395" calcext:value-type="float">
            <text:p>797905.415960395</text:p>
          </table:table-cell>
          <table:table-cell table:formula="of:=[.$D10]/([.C10]-[.C9])" office:value-type="float" office:value="797914.667037681" calcext:value-type="float">
            <text:p>797914.667037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9081.40178" calcext:value-type="float">
            <text:p>1442779081.40178</text:p>
          </table:table-cell>
          <table:table-cell office:value-type="float" office:value="1442779081.40188" calcext:value-type="float">
            <text:p>1442779081.40188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13.773952960968" calcext:value-type="float">
            <text:p>13.773952961</text:p>
          </table:table-cell>
          <table:table-cell table:formula="of:=[.$D11]/([.B11]-[.B10])" office:value-type="float" office:value="798152.956181121" calcext:value-type="float">
            <text:p>798152.956181121</text:p>
          </table:table-cell>
          <table:table-cell table:formula="of:=[.$D11]/([.C11]-[.C10])" office:value-type="float" office:value="797692.700373229" calcext:value-type="float">
            <text:p>797692.7003732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9081.48045" calcext:value-type="float">
            <text:p>1442779081.48045</text:p>
          </table:table-cell>
          <table:table-cell office:value-type="float" office:value="1442779081.4805" calcext:value-type="float">
            <text:p>1442779081.4805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13.8526287078857" calcext:value-type="float">
            <text:p>13.8526287079</text:p>
          </table:table-cell>
          <table:table-cell table:formula="of:=[.$D12]/([.B12]-[.B11])" office:value-type="float" office:value="834208.794593776" calcext:value-type="float">
            <text:p>834208.794593776</text:p>
          </table:table-cell>
          <table:table-cell table:formula="of:=[.$D12]/([.C12]-[.C11])" office:value-type="float" office:value="834780.510086001" calcext:value-type="float">
            <text:p>834780.510086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9081.55904" calcext:value-type="float">
            <text:p>1442779081.55904</text:p>
          </table:table-cell>
          <table:table-cell office:value-type="float" office:value="1442779081.5591" calcext:value-type="float">
            <text:p>1442779081.5591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13.9312162399292" calcext:value-type="float">
            <text:p>13.9312162399</text:p>
          </table:table-cell>
          <table:table-cell table:formula="of:=[.$D13]/([.B13]-[.B12])" office:value-type="float" office:value="835145.197888478" calcext:value-type="float">
            <text:p>835145.197888478</text:p>
          </table:table-cell>
          <table:table-cell table:formula="of:=[.$D13]/([.C13]-[.C12])" office:value-type="float" office:value="835071.728195748" calcext:value-type="float">
            <text:p>835071.7281957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9081.6371" calcext:value-type="float">
            <text:p>1442779081.6371</text:p>
          </table:table-cell>
          <table:table-cell office:value-type="float" office:value="1442779081.63714" calcext:value-type="float">
            <text:p>1442779081.63714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14.0092799663544" calcext:value-type="float">
            <text:p>14.0092799664</text:p>
          </table:table-cell>
          <table:table-cell table:formula="of:=[.$D14]/([.B14]-[.B13])" office:value-type="float" office:value="840749.0009193" calcext:value-type="float">
            <text:p>840749.0009193</text:p>
          </table:table-cell>
          <table:table-cell table:formula="of:=[.$D14]/([.C14]-[.C13])" office:value-type="float" office:value="840967.318575906" calcext:value-type="float">
            <text:p>840967.318575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9081.7158" calcext:value-type="float">
            <text:p>1442779081.7158</text:p>
          </table:table-cell>
          <table:table-cell office:value-type="float" office:value="1442779081.71584" calcext:value-type="float">
            <text:p>1442779081.71584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14.0879800319672" calcext:value-type="float">
            <text:p>14.087980032</text:p>
          </table:table-cell>
          <table:table-cell table:formula="of:=[.$D15]/([.B15]-[.B14])" office:value-type="float" office:value="833951.020103486" calcext:value-type="float">
            <text:p>833951.020103486</text:p>
          </table:table-cell>
          <table:table-cell table:formula="of:=[.$D15]/([.C15]-[.C14])" office:value-type="float" office:value="833973.758503164" calcext:value-type="float">
            <text:p>833973.758503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9081.7943" calcext:value-type="float">
            <text:p>1442779081.7943</text:p>
          </table:table-cell>
          <table:table-cell office:value-type="float" office:value="1442779081.79435" calcext:value-type="float">
            <text:p>1442779081.79435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14.166473865509" calcext:value-type="float">
            <text:p>14.1664738655</text:p>
          </table:table-cell>
          <table:table-cell table:formula="of:=[.$D16]/([.B16]-[.B15])" office:value-type="float" office:value="836142.115099916" calcext:value-type="float">
            <text:p>836142.115099916</text:p>
          </table:table-cell>
          <table:table-cell table:formula="of:=[.$D16]/([.C16]-[.C15])" office:value-type="float" office:value="835982.14378815" calcext:value-type="float">
            <text:p>835982.14378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9081.87268" calcext:value-type="float">
            <text:p>1442779081.87268</text:p>
          </table:table-cell>
          <table:table-cell office:value-type="float" office:value="1442779081.87272" calcext:value-type="float">
            <text:p>1442779081.87272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14.2448527812958" calcext:value-type="float">
            <text:p>14.2448527813</text:p>
          </table:table-cell>
          <table:table-cell table:formula="of:=[.$D17]/([.B17]-[.B16])" office:value-type="float" office:value="837368.051614473" calcext:value-type="float">
            <text:p>837368.051614473</text:p>
          </table:table-cell>
          <table:table-cell table:formula="of:=[.$D17]/([.C17]-[.C16])" office:value-type="float" office:value="837475.046251479" calcext:value-type="float">
            <text:p>837475.0462514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9081.95129" calcext:value-type="float">
            <text:p>1442779081.95129</text:p>
          </table:table-cell>
          <table:table-cell office:value-type="float" office:value="1442779081.95133" calcext:value-type="float">
            <text:p>1442779081.95133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4.3234670162201" calcext:value-type="float">
            <text:p>14.3234670162</text:p>
          </table:table-cell>
          <table:table-cell table:formula="of:=[.$D18]/([.B18]-[.B17])" office:value-type="float" office:value="834861.524292456" calcext:value-type="float">
            <text:p>834861.524292456</text:p>
          </table:table-cell>
          <table:table-cell table:formula="of:=[.$D18]/([.C18]-[.C17])" office:value-type="float" office:value="834884.312371293" calcext:value-type="float">
            <text:p>834884.3123712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9082.07355" calcext:value-type="float">
            <text:p>1442779082.07355</text:p>
          </table:table-cell>
          <table:table-cell office:value-type="float" office:value="1442779082.0736" calcext:value-type="float">
            <text:p>1442779082.0736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4.445725440979" calcext:value-type="float">
            <text:p>14.445725441</text:p>
          </table:table-cell>
          <table:table-cell table:formula="of:=[.$D19]/([.B19]-[.B18])" office:value-type="float" office:value="536830.080458044" calcext:value-type="float">
            <text:p>536830.080458044</text:p>
          </table:table-cell>
          <table:table-cell table:formula="of:=[.$D19]/([.C19]-[.C18])" office:value-type="float" office:value="536766.228191479" calcext:value-type="float">
            <text:p>536766.2281914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9082.18617" calcext:value-type="float">
            <text:p>1442779082.18617</text:p>
          </table:table-cell>
          <table:table-cell office:value-type="float" office:value="1442779082.18629" calcext:value-type="float">
            <text:p>1442779082.18629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4.5583517551422" calcext:value-type="float">
            <text:p>14.5583517551</text:p>
          </table:table-cell>
          <table:table-cell table:formula="of:=[.$D20]/([.B20]-[.B19])" office:value-type="float" office:value="582741.258005584" calcext:value-type="float">
            <text:p>582741.258005584</text:p>
          </table:table-cell>
          <table:table-cell table:formula="of:=[.$D20]/([.C20]-[.C19])" office:value-type="float" office:value="582420.697236215" calcext:value-type="float">
            <text:p>582420.6972362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9082.26468" calcext:value-type="float">
            <text:p>1442779082.26468</text:p>
          </table:table-cell>
          <table:table-cell office:value-type="float" office:value="1442779082.26473" calcext:value-type="float">
            <text:p>1442779082.26473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4.6368601322174" calcext:value-type="float">
            <text:p>14.6368601322</text:p>
          </table:table-cell>
          <table:table-cell table:formula="of:=[.$D21]/([.B21]-[.B20])" office:value-type="float" office:value="835987.221301718" calcext:value-type="float">
            <text:p>835987.221301718</text:p>
          </table:table-cell>
          <table:table-cell table:formula="of:=[.$D21]/([.C21]-[.C20])" office:value-type="float" office:value="836729.200744082" calcext:value-type="float">
            <text:p>836729.2007440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9082.34303" calcext:value-type="float">
            <text:p>1442779082.34303</text:p>
          </table:table-cell>
          <table:table-cell office:value-type="float" office:value="1442779082.34321" calcext:value-type="float">
            <text:p>1442779082.34321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4.7152097225189" calcext:value-type="float">
            <text:p>14.7152097225</text:p>
          </table:table-cell>
          <table:table-cell table:formula="of:=[.$D22]/([.B22]-[.B21])" office:value-type="float" office:value="837681.470285008" calcext:value-type="float">
            <text:p>837681.470285008</text:p>
          </table:table-cell>
          <table:table-cell table:formula="of:=[.$D22]/([.C22]-[.C21])" office:value-type="float" office:value="836279.282103939" calcext:value-type="float">
            <text:p>836279.2821039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9082.41558" calcext:value-type="float">
            <text:p>1442779082.41558</text:p>
          </table:table-cell>
          <table:table-cell office:value-type="float" office:value="1442779082.41563" calcext:value-type="float">
            <text:p>1442779082.41563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4.7877616882324" calcext:value-type="float">
            <text:p>14.7877616882</text:p>
          </table:table-cell>
          <table:table-cell table:formula="of:=[.$D23]/([.B23]-[.B22])" office:value-type="float" office:value="904620.562028228" calcext:value-type="float">
            <text:p>904620.562028228</text:p>
          </table:table-cell>
          <table:table-cell table:formula="of:=[.$D23]/([.C23]-[.C22])" office:value-type="float" office:value="906210.797370388" calcext:value-type="float">
            <text:p>906210.7973703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9082.47986" calcext:value-type="float">
            <text:p>1442779082.47986</text:p>
          </table:table-cell>
          <table:table-cell office:value-type="float" office:value="1442779082.47996" calcext:value-type="float">
            <text:p>1442779082.47996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4.8520395755768" calcext:value-type="float">
            <text:p>14.8520395756</text:p>
          </table:table-cell>
          <table:table-cell table:formula="of:=[.$D24]/([.B24]-[.B23])" office:value-type="float" office:value="1021066.53954548" calcext:value-type="float">
            <text:p>1021066.53954548</text:p>
          </table:table-cell>
          <table:table-cell table:formula="of:=[.$D24]/([.C24]-[.C23])" office:value-type="float" office:value="1020355.01865532" calcext:value-type="float">
            <text:p>1020355.018655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9082.54439" calcext:value-type="float">
            <text:p>1442779082.54439</text:p>
          </table:table-cell>
          <table:table-cell office:value-type="float" office:value="1442779082.54443" calcext:value-type="float">
            <text:p>1442779082.54443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4.9165723323822" calcext:value-type="float">
            <text:p>14.9165723324</text:p>
          </table:table-cell>
          <table:table-cell table:formula="of:=[.$D25]/([.B25]-[.B24])" office:value-type="float" office:value="1017033.87936602" calcext:value-type="float">
            <text:p>1017033.87936602</text:p>
          </table:table-cell>
          <table:table-cell table:formula="of:=[.$D25]/([.C25]-[.C24])" office:value-type="float" office:value="1017970.35040918" calcext:value-type="float">
            <text:p>1017970.350409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9082.60877" calcext:value-type="float">
            <text:p>1442779082.60877</text:p>
          </table:table-cell>
          <table:table-cell office:value-type="float" office:value="1442779082.60883" calcext:value-type="float">
            <text:p>1442779082.60883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4.9809453487396" calcext:value-type="float">
            <text:p>14.9809453487</text:p>
          </table:table-cell>
          <table:table-cell table:formula="of:=[.$D26]/([.B26]-[.B25])" office:value-type="float" office:value="1019557.6301037" calcext:value-type="float">
            <text:p>1019557.6301037</text:p>
          </table:table-cell>
          <table:table-cell table:formula="of:=[.$D26]/([.C26]-[.C25])" office:value-type="float" office:value="1019093.37645443" calcext:value-type="float">
            <text:p>1019093.376454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9082.6729" calcext:value-type="float">
            <text:p>1442779082.6729</text:p>
          </table:table-cell>
          <table:table-cell office:value-type="float" office:value="1442779082.67297" calcext:value-type="float">
            <text:p>1442779082.67297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5.0450727939606" calcext:value-type="float">
            <text:p>15.045072794</text:p>
          </table:table-cell>
          <table:table-cell table:formula="of:=[.$D27]/([.B27]-[.B26])" office:value-type="float" office:value="1023461.94790497" calcext:value-type="float">
            <text:p>1023461.94790497</text:p>
          </table:table-cell>
          <table:table-cell table:formula="of:=[.$D27]/([.C27]-[.C26])" office:value-type="float" office:value="1023351.61144837" calcext:value-type="float">
            <text:p>1023351.611448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9082.80128" calcext:value-type="float">
            <text:p>1442779082.80128</text:p>
          </table:table-cell>
          <table:table-cell office:value-type="float" office:value="1442779082.80141" calcext:value-type="float">
            <text:p>1442779082.80141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5.1734616756439" calcext:value-type="float">
            <text:p>15.1734616756</text:p>
          </table:table-cell>
          <table:table-cell table:formula="of:=[.$D28]/([.B28]-[.B27])" office:value-type="float" office:value="511196.913155383" calcext:value-type="float">
            <text:p>511196.913155383</text:p>
          </table:table-cell>
          <table:table-cell table:formula="of:=[.$D28]/([.C28]-[.C27])" office:value-type="float" office:value="510978.668666424" calcext:value-type="float">
            <text:p>510978.668666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9082.86564" calcext:value-type="float">
            <text:p>1442779082.86564</text:p>
          </table:table-cell>
          <table:table-cell office:value-type="float" office:value="1442779082.86567" calcext:value-type="float">
            <text:p>1442779082.86567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5.2378137111664" calcext:value-type="float">
            <text:p>15.2378137112</text:p>
          </table:table-cell>
          <table:table-cell table:formula="of:=[.$D29]/([.B29]-[.B28])" office:value-type="float" office:value="1019890.03870891" calcext:value-type="float">
            <text:p>1019890.03870891</text:p>
          </table:table-cell>
          <table:table-cell table:formula="of:=[.$D29]/([.C29]-[.C28])" office:value-type="float" office:value="1021316.56418647" calcext:value-type="float">
            <text:p>1021316.564186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9082.92984" calcext:value-type="float">
            <text:p>1442779082.92984</text:p>
          </table:table-cell>
          <table:table-cell office:value-type="float" office:value="1442779082.92998" calcext:value-type="float">
            <text:p>1442779082.92998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5.302020072937" calcext:value-type="float">
            <text:p>15.3020200729</text:p>
          </table:table-cell>
          <table:table-cell table:formula="of:=[.$D30]/([.B30]-[.B29])" office:value-type="float" office:value="1022204.00268844" calcext:value-type="float">
            <text:p>1022204.00268844</text:p>
          </table:table-cell>
          <table:table-cell table:formula="of:=[.$D30]/([.C30]-[.C29])" office:value-type="float" office:value="1020589.55954725" calcext:value-type="float">
            <text:p>1020589.559547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9082.9944" calcext:value-type="float">
            <text:p>1442779082.9944</text:p>
          </table:table-cell>
          <table:table-cell office:value-type="float" office:value="1442779082.99444" calcext:value-type="float">
            <text:p>1442779082.99444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5.3665733337402" calcext:value-type="float">
            <text:p>15.3665733337</text:p>
          </table:table-cell>
          <table:table-cell table:formula="of:=[.$D31]/([.B31]-[.B30])" office:value-type="float" office:value="1016710.8397524" calcext:value-type="float">
            <text:p>1016710.8397524</text:p>
          </table:table-cell>
          <table:table-cell table:formula="of:=[.$D31]/([.C31]-[.C30])" office:value-type="float" office:value="1018245.22514685" calcext:value-type="float">
            <text:p>1018245.225146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9083.05881" calcext:value-type="float">
            <text:p>1442779083.05881</text:p>
          </table:table-cell>
          <table:table-cell office:value-type="float" office:value="1442779083.05885" calcext:value-type="float">
            <text:p>1442779083.05885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5.4309868812561" calcext:value-type="float">
            <text:p>15.4309868813</text:p>
          </table:table-cell>
          <table:table-cell table:formula="of:=[.$D32]/([.B32]-[.B31])" office:value-type="float" office:value="1018916.09034312" calcext:value-type="float">
            <text:p>1018916.09034312</text:p>
          </table:table-cell>
          <table:table-cell table:formula="of:=[.$D32]/([.C32]-[.C31])" office:value-type="float" office:value="1018965.12075571" calcext:value-type="float">
            <text:p>1018965.120755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9083.1234" calcext:value-type="float">
            <text:p>1442779083.1234</text:p>
          </table:table-cell>
          <table:table-cell office:value-type="float" office:value="1442779083.12344" calcext:value-type="float">
            <text:p>1442779083.12344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5.4955732822418" calcext:value-type="float">
            <text:p>15.4955732822</text:p>
          </table:table-cell>
          <table:table-cell table:formula="of:=[.$D33]/([.B33]-[.B32])" office:value-type="float" office:value="1016189.15125048" calcext:value-type="float">
            <text:p>1016189.15125048</text:p>
          </table:table-cell>
          <table:table-cell table:formula="of:=[.$D33]/([.C33]-[.C32])" office:value-type="float" office:value="1016144.13849771" calcext:value-type="float">
            <text:p>1016144.138497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9083.25975" calcext:value-type="float">
            <text:p>1442779083.25975</text:p>
          </table:table-cell>
          <table:table-cell office:value-type="float" office:value="1442779083.25986" calcext:value-type="float">
            <text:p>1442779083.25986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15.6319227218628" calcext:value-type="float">
            <text:p>15.6319227219</text:p>
          </table:table-cell>
          <table:table-cell table:formula="of:=[.$D34]/([.B34]-[.B33])" office:value-type="float" office:value="481351.446565867" calcext:value-type="float">
            <text:p>481351.446565867</text:p>
          </table:table-cell>
          <table:table-cell table:formula="of:=[.$D34]/([.C34]-[.C33])" office:value-type="float" office:value="481082.258341766" calcext:value-type="float">
            <text:p>481082.2583417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9083.29667" calcext:value-type="float">
            <text:p>1442779083.29667</text:p>
          </table:table-cell>
          <table:table-cell office:value-type="float" office:value="1442779083.29673" calcext:value-type="float">
            <text:p>1442779083.29673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15.6688456535339" calcext:value-type="float">
            <text:p>15.6688456535</text:p>
          </table:table-cell>
          <table:table-cell table:formula="of:=[.$D35]/([.B35]-[.B34])" office:value-type="float" office:value="1777540.32601087" calcext:value-type="float">
            <text:p>1777540.32601087</text:p>
          </table:table-cell>
          <table:table-cell table:formula="of:=[.$D35]/([.C35]-[.C34])" office:value-type="float" office:value="1780172.66325653" calcext:value-type="float">
            <text:p>1780172.663256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9083.36473" calcext:value-type="float">
            <text:p>1442779083.36473</text:p>
          </table:table-cell>
          <table:table-cell office:value-type="float" office:value="1442779083.36479" calcext:value-type="float">
            <text:p>1442779083.36479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15.7369101047516" calcext:value-type="float">
            <text:p>15.7369101048</text:p>
          </table:table-cell>
          <table:table-cell table:formula="of:=[.$D36]/([.B36]-[.B35])" office:value-type="float" office:value="964262.530966818" calcext:value-type="float">
            <text:p>964262.530966818</text:p>
          </table:table-cell>
          <table:table-cell table:formula="of:=[.$D36]/([.C36]-[.C35])" office:value-type="float" office:value="964374.006403924" calcext:value-type="float">
            <text:p>964374.0064039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9083.44655" calcext:value-type="float">
            <text:p>1442779083.44655</text:p>
          </table:table-cell>
          <table:table-cell office:value-type="float" office:value="1442779083.44659" calcext:value-type="float">
            <text:p>1442779083.44659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15.8187282085419" calcext:value-type="float">
            <text:p>15.8187282085</text:p>
          </table:table-cell>
          <table:table-cell table:formula="of:=[.$D37]/([.B37]-[.B36])" office:value-type="float" office:value="802169.653897485" calcext:value-type="float">
            <text:p>802169.653897485</text:p>
          </table:table-cell>
          <table:table-cell table:formula="of:=[.$D37]/([.C37]-[.C36])" office:value-type="float" office:value="802298.238573073" calcext:value-type="float">
            <text:p>802298.2385730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9083.49741" calcext:value-type="float">
            <text:p>1442779083.49741</text:p>
          </table:table-cell>
          <table:table-cell office:value-type="float" office:value="1442779083.49745" calcext:value-type="float">
            <text:p>1442779083.49745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5.8695857524872" calcext:value-type="float">
            <text:p>15.8695857525</text:p>
          </table:table-cell>
          <table:table-cell table:formula="of:=[.$D38]/([.B38]-[.B37])" office:value-type="float" office:value="1290506.67626763" calcext:value-type="float">
            <text:p>1290506.67626763</text:p>
          </table:table-cell>
          <table:table-cell table:formula="of:=[.$D38]/([.C38]-[.C37])" office:value-type="float" office:value="1290591.37979728" calcext:value-type="float">
            <text:p>1290591.379797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9083.56545" calcext:value-type="float">
            <text:p>1442779083.56545</text:p>
          </table:table-cell>
          <table:table-cell office:value-type="float" office:value="1442779083.56548" calcext:value-type="float">
            <text:p>1442779083.56548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5.9376230239868" calcext:value-type="float">
            <text:p>15.937623024</text:p>
          </table:table-cell>
          <table:table-cell table:formula="of:=[.$D39]/([.B39]-[.B38])" office:value-type="float" office:value="964647.737238453" calcext:value-type="float">
            <text:p>964647.737238453</text:p>
          </table:table-cell>
          <table:table-cell table:formula="of:=[.$D39]/([.C39]-[.C38])" office:value-type="float" office:value="964708.587416901" calcext:value-type="float">
            <text:p>964708.5874169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9083.64602" calcext:value-type="float">
            <text:p>1442779083.64602</text:p>
          </table:table-cell>
          <table:table-cell office:value-type="float" office:value="1442779083.64606" calcext:value-type="float">
            <text:p>1442779083.64606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6.0181987285614" calcext:value-type="float">
            <text:p>16.0181987286</text:p>
          </table:table-cell>
          <table:table-cell table:formula="of:=[.$D40]/([.B40]-[.B39])" office:value-type="float" office:value="814538.331951509" calcext:value-type="float">
            <text:p>814538.331951509</text:p>
          </table:table-cell>
          <table:table-cell table:formula="of:=[.$D40]/([.C40]-[.C39])" office:value-type="float" office:value="814507.000958659" calcext:value-type="float">
            <text:p>814507.0009586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9083.71232" calcext:value-type="float">
            <text:p>1442779083.71232</text:p>
          </table:table-cell>
          <table:table-cell office:value-type="float" office:value="1442779083.71235" calcext:value-type="float">
            <text:p>1442779083.71235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6.0844943523407" calcext:value-type="float">
            <text:p>16.0844943523</text:p>
          </table:table-cell>
          <table:table-cell table:formula="of:=[.$D41]/([.B41]-[.B40])" office:value-type="float" office:value="989989.930836066" calcext:value-type="float">
            <text:p>989989.930836066</text:p>
          </table:table-cell>
          <table:table-cell table:formula="of:=[.$D41]/([.C41]-[.C40])" office:value-type="float" office:value="990061.141862439" calcext:value-type="float">
            <text:p>990061.1418624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9083.76515" calcext:value-type="float">
            <text:p>1442779083.76515</text:p>
          </table:table-cell>
          <table:table-cell office:value-type="float" office:value="1442779083.7652" calcext:value-type="float">
            <text:p>1442779083.7652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6.1373226642609" calcext:value-type="float">
            <text:p>16.1373226643</text:p>
          </table:table-cell>
          <table:table-cell table:formula="of:=[.$D42]/([.B42]-[.B41])" office:value-type="float" office:value="1242364.13420105" calcext:value-type="float">
            <text:p>1242364.13420105</text:p>
          </table:table-cell>
          <table:table-cell table:formula="of:=[.$D42]/([.C42]-[.C41])" office:value-type="float" office:value="1241943.759516" calcext:value-type="float">
            <text:p>1241943.7595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9083.84567" calcext:value-type="float">
            <text:p>1442779083.84567</text:p>
          </table:table-cell>
          <table:table-cell office:value-type="float" office:value="1442779083.84572" calcext:value-type="float">
            <text:p>1442779083.84572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6.2178428173065" calcext:value-type="float">
            <text:p>16.2178428173</text:p>
          </table:table-cell>
          <table:table-cell table:formula="of:=[.$D43]/([.B43]-[.B42])" office:value-type="float" office:value="815100.288778477" calcext:value-type="float">
            <text:p>815100.288778477</text:p>
          </table:table-cell>
          <table:table-cell table:formula="of:=[.$D43]/([.C43]-[.C42])" office:value-type="float" office:value="815027.890335035" calcext:value-type="float">
            <text:p>815027.8903350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9083.91359" calcext:value-type="float">
            <text:p>1442779083.91359</text:p>
          </table:table-cell>
          <table:table-cell office:value-type="float" office:value="1442779083.91364" calcext:value-type="float">
            <text:p>1442779083.91364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6.2857654094696" calcext:value-type="float">
            <text:p>16.2857654095</text:p>
          </table:table-cell>
          <table:table-cell table:formula="of:=[.$D44]/([.B44]-[.B43])" office:value-type="float" office:value="966276.431889023" calcext:value-type="float">
            <text:p>966276.431889023</text:p>
          </table:table-cell>
          <table:table-cell table:formula="of:=[.$D44]/([.C44]-[.C43])" office:value-type="float" office:value="966337.487724225" calcext:value-type="float">
            <text:p>966337.4877242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9083.96603" calcext:value-type="float">
            <text:p>1442779083.96603</text:p>
          </table:table-cell>
          <table:table-cell office:value-type="float" office:value="1442779083.96609" calcext:value-type="float">
            <text:p>1442779083.96609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6.3382093906403" calcext:value-type="float">
            <text:p>16.3382093906</text:p>
          </table:table-cell>
          <table:table-cell table:formula="of:=[.$D45]/([.B45]-[.B44])" office:value-type="float" office:value="1251468.68210542" calcext:value-type="float">
            <text:p>1251468.68210542</text:p>
          </table:table-cell>
          <table:table-cell table:formula="of:=[.$D45]/([.C45]-[.C44])" office:value-type="float" office:value="1251332.15204327" calcext:value-type="float">
            <text:p>1251332.152043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9084.04685" calcext:value-type="float">
            <text:p>1442779084.04685</text:p>
          </table:table-cell>
          <table:table-cell office:value-type="float" office:value="1442779084.04691" calcext:value-type="float">
            <text:p>1442779084.04691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6.4190320968628" calcext:value-type="float">
            <text:p>16.4190320969</text:p>
          </table:table-cell>
          <table:table-cell table:formula="of:=[.$D46]/([.B46]-[.B45])" office:value-type="float" office:value="812049.027649375" calcext:value-type="float">
            <text:p>812049.027649375</text:p>
          </table:table-cell>
          <table:table-cell table:formula="of:=[.$D46]/([.C46]-[.C45])" office:value-type="float" office:value="812041.841332397" calcext:value-type="float">
            <text:p>812041.8413323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9084.11473" calcext:value-type="float">
            <text:p>1442779084.11473</text:p>
          </table:table-cell>
          <table:table-cell office:value-type="float" office:value="1442779084.11479" calcext:value-type="float">
            <text:p>1442779084.11479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6.4869060516357" calcext:value-type="float">
            <text:p>16.4869060516</text:p>
          </table:table-cell>
          <table:table-cell table:formula="of:=[.$D47]/([.B47]-[.B46])" office:value-type="float" office:value="966968.850121538" calcext:value-type="float">
            <text:p>966968.850121538</text:p>
          </table:table-cell>
          <table:table-cell table:formula="of:=[.$D47]/([.C47]-[.C46])" office:value-type="float" office:value="966914.506947664" calcext:value-type="float">
            <text:p>966914.5069476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9084.1672" calcext:value-type="float">
            <text:p>1442779084.1672</text:p>
          </table:table-cell>
          <table:table-cell office:value-type="float" office:value="1442779084.16725" calcext:value-type="float">
            <text:p>1442779084.16725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6.539379119873" calcext:value-type="float">
            <text:p>16.5393791199</text:p>
          </table:table-cell>
          <table:table-cell table:formula="of:=[.$D48]/([.B48]-[.B47])" office:value-type="float" office:value="1250774.96332376" calcext:value-type="float">
            <text:p>1250774.96332376</text:p>
          </table:table-cell>
          <table:table-cell table:formula="of:=[.$D48]/([.C48]-[.C47])" office:value-type="float" office:value="1251263.89818274" calcext:value-type="float">
            <text:p>1251263.898182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9084.24761" calcext:value-type="float">
            <text:p>1442779084.24761</text:p>
          </table:table-cell>
          <table:table-cell office:value-type="float" office:value="1442779084.24765" calcext:value-type="float">
            <text:p>1442779084.24765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6.6197862625122" calcext:value-type="float">
            <text:p>16.6197862625</text:p>
          </table:table-cell>
          <table:table-cell table:formula="of:=[.$D49]/([.B49]-[.B48])" office:value-type="float" office:value="816245.893658155" calcext:value-type="float">
            <text:p>816245.893658155</text:p>
          </table:table-cell>
          <table:table-cell table:formula="of:=[.$D49]/([.C49]-[.C48])" office:value-type="float" office:value="816226.531838937" calcext:value-type="float">
            <text:p>816226.5318389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9084.31565" calcext:value-type="float">
            <text:p>1442779084.31565</text:p>
          </table:table-cell>
          <table:table-cell office:value-type="float" office:value="1442779084.31569" calcext:value-type="float">
            <text:p>1442779084.31569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6.6878261566162" calcext:value-type="float">
            <text:p>16.6878261566</text:p>
          </table:table-cell>
          <table:table-cell table:formula="of:=[.$D50]/([.B50]-[.B49])" office:value-type="float" office:value="964610.554797113" calcext:value-type="float">
            <text:p>964610.554797113</text:p>
          </table:table-cell>
          <table:table-cell table:formula="of:=[.$D50]/([.C50]-[.C49])" office:value-type="float" office:value="964634.216019035" calcext:value-type="float">
            <text:p>964634.2160190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9084.4435" calcext:value-type="float">
            <text:p>1442779084.4435</text:p>
          </table:table-cell>
          <table:table-cell office:value-type="float" office:value="1442779084.44364" calcext:value-type="float">
            <text:p>1442779084.44364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6.8156740665436" calcext:value-type="float">
            <text:p>16.8156740665</text:p>
          </table:table-cell>
          <table:table-cell table:formula="of:=[.$D51]/([.B51]-[.B50])" office:value-type="float" office:value="513359.976219293" calcext:value-type="float">
            <text:p>513359.976219293</text:p>
          </table:table-cell>
          <table:table-cell table:formula="of:=[.$D51]/([.C51]-[.C50])" office:value-type="float" office:value="512963.941153123" calcext:value-type="float">
            <text:p>512963.9411531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9084.51665" calcext:value-type="float">
            <text:p>1442779084.51665</text:p>
          </table:table-cell>
          <table:table-cell office:value-type="float" office:value="1442779084.51669" calcext:value-type="float">
            <text:p>1442779084.51669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6.8888244628906" calcext:value-type="float">
            <text:p>16.8888244629</text:p>
          </table:table-cell>
          <table:table-cell table:formula="of:=[.$D52]/([.B52]-[.B51])" office:value-type="float" office:value="897220.01899516" calcext:value-type="float">
            <text:p>897220.01899516</text:p>
          </table:table-cell>
          <table:table-cell table:formula="of:=[.$D52]/([.C52]-[.C51])" office:value-type="float" office:value="898496.82950855" calcext:value-type="float">
            <text:p>898496.829508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9084.56905" calcext:value-type="float">
            <text:p>1442779084.56905</text:p>
          </table:table-cell>
          <table:table-cell office:value-type="float" office:value="1442779084.5691" calcext:value-type="float">
            <text:p>1442779084.5691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6.9412317276001" calcext:value-type="float">
            <text:p>16.9412317276</text:p>
          </table:table-cell>
          <table:table-cell table:formula="of:=[.$D53]/([.B53]-[.B52])" office:value-type="float" office:value="1252345.45942897" calcext:value-type="float">
            <text:p>1252345.45942897</text:p>
          </table:table-cell>
          <table:table-cell table:formula="of:=[.$D53]/([.C53]-[.C52])" office:value-type="float" office:value="1252277.09498508" calcext:value-type="float">
            <text:p>1252277.094985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9084.64456" calcext:value-type="float">
            <text:p>1442779084.64456</text:p>
          </table:table-cell>
          <table:table-cell office:value-type="float" office:value="1442779084.6446" calcext:value-type="float">
            <text:p>1442779084.6446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7.0167346000671" calcext:value-type="float">
            <text:p>17.0167346001</text:p>
          </table:table-cell>
          <table:table-cell table:formula="of:=[.$D54]/([.B54]-[.B53])" office:value-type="float" office:value="869264.941259686" calcext:value-type="float">
            <text:p>869264.941259686</text:p>
          </table:table-cell>
          <table:table-cell table:formula="of:=[.$D54]/([.C54]-[.C53])" office:value-type="float" office:value="869278.66604774" calcext:value-type="float">
            <text:p>869278.666047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9084.7176" calcext:value-type="float">
            <text:p>1442779084.7176</text:p>
          </table:table-cell>
          <table:table-cell office:value-type="float" office:value="1442779084.71764" calcext:value-type="float">
            <text:p>1442779084.71764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7.0897789001465" calcext:value-type="float">
            <text:p>17.0897789001</text:p>
          </table:table-cell>
          <table:table-cell table:formula="of:=[.$D55]/([.B55]-[.B54])" office:value-type="float" office:value="898523.223971015" calcext:value-type="float">
            <text:p>898523.223971015</text:p>
          </table:table-cell>
          <table:table-cell table:formula="of:=[.$D55]/([.C55]-[.C54])" office:value-type="float" office:value="898496.82950855" calcext:value-type="float">
            <text:p>898496.829508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9084.81369" calcext:value-type="float">
            <text:p>1442779084.81369</text:p>
          </table:table-cell>
          <table:table-cell office:value-type="float" office:value="1442779084.81375" calcext:value-type="float">
            <text:p>1442779084.81375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7.1858706474304" calcext:value-type="float">
            <text:p>17.1858706474</text:p>
          </table:table-cell>
          <table:table-cell table:formula="of:=[.$D56]/([.B56]-[.B55])" office:value-type="float" office:value="683013.909676011" calcext:value-type="float">
            <text:p>683013.909676011</text:p>
          </table:table-cell>
          <table:table-cell table:formula="of:=[.$D56]/([.C56]-[.C55])" office:value-type="float" office:value="682942.741212663" calcext:value-type="float">
            <text:p>682942.7412126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9084.84582" calcext:value-type="float">
            <text:p>1442779084.84582</text:p>
          </table:table-cell>
          <table:table-cell office:value-type="float" office:value="1442779084.84589" calcext:value-type="float">
            <text:p>1442779084.84589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7.2179930210114" calcext:value-type="float">
            <text:p>17.217993021</text:p>
          </table:table-cell>
          <table:table-cell table:formula="of:=[.$D57]/([.B57]-[.B56])" office:value-type="float" office:value="2043186.49848958" calcext:value-type="float">
            <text:p>2043186.49848958</text:p>
          </table:table-cell>
          <table:table-cell table:formula="of:=[.$D57]/([.C57]-[.C56])" office:value-type="float" office:value="2042034.61339545" calcext:value-type="float">
            <text:p>2042034.613395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9084.97085" calcext:value-type="float">
            <text:p>1442779084.97085</text:p>
          </table:table-cell>
          <table:table-cell office:value-type="float" office:value="1442779084.97098" calcext:value-type="float">
            <text:p>1442779084.97098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7.3430244922638" calcext:value-type="float">
            <text:p>17.3430244923</text:p>
          </table:table-cell>
          <table:table-cell table:formula="of:=[.$D58]/([.B58]-[.B57])" office:value-type="float" office:value="524923.839914572" calcext:value-type="float">
            <text:p>524923.839914572</text:p>
          </table:table-cell>
          <table:table-cell table:formula="of:=[.$D58]/([.C58]-[.C57])" office:value-type="float" office:value="524670.718958284" calcext:value-type="float">
            <text:p>524670.7189582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9085.01486" calcext:value-type="float">
            <text:p>1442779085.01486</text:p>
          </table:table-cell>
          <table:table-cell office:value-type="float" office:value="1442779085.0149" calcext:value-type="float">
            <text:p>1442779085.0149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7.3870372772217" calcext:value-type="float">
            <text:p>17.3870372772</text:p>
          </table:table-cell>
          <table:table-cell table:formula="of:=[.$D59]/([.B59]-[.B58])" office:value-type="float" office:value="1491203.06889921" calcext:value-type="float">
            <text:p>1491203.06889921</text:p>
          </table:table-cell>
          <table:table-cell table:formula="of:=[.$D59]/([.C59]-[.C58])" office:value-type="float" office:value="1494173.56069389" calcext:value-type="float">
            <text:p>1494173.560693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9085.1197" calcext:value-type="float">
            <text:p>1442779085.1197</text:p>
          </table:table-cell>
          <table:table-cell office:value-type="float" office:value="1442779085.11975" calcext:value-type="float">
            <text:p>1442779085.11975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7.4918794631958" calcext:value-type="float">
            <text:p>17.4918794632</text:p>
          </table:table-cell>
          <table:table-cell table:formula="of:=[.$D60]/([.B60]-[.B59])" office:value-type="float" office:value="626007.550206941" calcext:value-type="float">
            <text:p>626007.550206941</text:p>
          </table:table-cell>
          <table:table-cell table:formula="of:=[.$D60]/([.C60]-[.C59])" office:value-type="float" office:value="625960.575405948" calcext:value-type="float">
            <text:p>625960.5754059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9085.17205" calcext:value-type="float">
            <text:p>1442779085.17205</text:p>
          </table:table-cell>
          <table:table-cell office:value-type="float" office:value="1442779085.17207" calcext:value-type="float">
            <text:p>1442779085.17207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7.544224023819" calcext:value-type="float">
            <text:p>17.5442240238</text:p>
          </table:table-cell>
          <table:table-cell table:formula="of:=[.$D61]/([.B61]-[.B60])" office:value-type="float" office:value="1253845.65690575" calcext:value-type="float">
            <text:p>1253845.65690575</text:p>
          </table:table-cell>
          <table:table-cell table:formula="of:=[.$D61]/([.C61]-[.C60])" office:value-type="float" office:value="1254497.04982341" calcext:value-type="float">
            <text:p>1254497.049823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9085.2407" calcext:value-type="float">
            <text:p>1442779085.2407</text:p>
          </table:table-cell>
          <table:table-cell office:value-type="float" office:value="1442779085.24074" calcext:value-type="float">
            <text:p>1442779085.24074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7.61288022995" calcext:value-type="float">
            <text:p>17.61288023</text:p>
          </table:table-cell>
          <table:table-cell table:formula="of:=[.$D62]/([.B62]-[.B61])" office:value-type="float" office:value="955951.452877954" calcext:value-type="float">
            <text:p>955951.452877954</text:p>
          </table:table-cell>
          <table:table-cell table:formula="of:=[.$D62]/([.C62]-[.C61])" office:value-type="float" office:value="955782.179212266" calcext:value-type="float">
            <text:p>955782.1792122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9085.32041" calcext:value-type="float">
            <text:p>1442779085.32041</text:p>
          </table:table-cell>
          <table:table-cell office:value-type="float" office:value="1442779085.32046" calcext:value-type="float">
            <text:p>1442779085.32046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7.6925902366638" calcext:value-type="float">
            <text:p>17.6925902367</text:p>
          </table:table-cell>
          <table:table-cell table:formula="of:=[.$D63]/([.B63]-[.B62])" office:value-type="float" office:value="823384.700437893" calcext:value-type="float">
            <text:p>823384.700437893</text:p>
          </table:table-cell>
          <table:table-cell table:formula="of:=[.$D63]/([.C63]-[.C62])" office:value-type="float" office:value="823222.187383745" calcext:value-type="float">
            <text:p>823222.1873837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9085.37304" calcext:value-type="float">
            <text:p>1442779085.37304</text:p>
          </table:table-cell>
          <table:table-cell office:value-type="float" office:value="1442779085.37311" calcext:value-type="float">
            <text:p>1442779085.37311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7.745218038559" calcext:value-type="float">
            <text:p>17.7452180386</text:p>
          </table:table-cell>
          <table:table-cell table:formula="of:=[.$D64]/([.B64]-[.B63])" office:value-type="float" office:value="1247097.49669516" calcext:value-type="float">
            <text:p>1247097.49669516</text:p>
          </table:table-cell>
          <table:table-cell table:formula="of:=[.$D64]/([.C64]-[.C63])" office:value-type="float" office:value="1246634.39345346" calcext:value-type="float">
            <text:p>1246634.393453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9085.41279" calcext:value-type="float">
            <text:p>1442779085.41279</text:p>
          </table:table-cell>
          <table:table-cell office:value-type="float" office:value="1442779085.41281" calcext:value-type="float">
            <text:p>1442779085.41281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7.7849645614624" calcext:value-type="float">
            <text:p>17.7849645615</text:p>
          </table:table-cell>
          <table:table-cell table:formula="of:=[.$D65]/([.B65]-[.B64])" office:value-type="float" office:value="1651263.93972731" calcext:value-type="float">
            <text:p>1651263.93972731</text:p>
          </table:table-cell>
          <table:table-cell table:formula="of:=[.$D65]/([.C65]-[.C64])" office:value-type="float" office:value="1653138.12231564" calcext:value-type="float">
            <text:p>1653138.122315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9085.4857" calcext:value-type="float">
            <text:p>1442779085.4857</text:p>
          </table:table-cell>
          <table:table-cell office:value-type="float" office:value="1442779085.48574" calcext:value-type="float">
            <text:p>1442779085.48574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7.8578741550446" calcext:value-type="float">
            <text:p>17.857874155</text:p>
          </table:table-cell>
          <table:table-cell table:formula="of:=[.$D66]/([.B66]-[.B65])" office:value-type="float" office:value="900183.319854155" calcext:value-type="float">
            <text:p>900183.319854155</text:p>
          </table:table-cell>
          <table:table-cell table:formula="of:=[.$D66]/([.C66]-[.C65])" office:value-type="float" office:value="899971.426841508" calcext:value-type="float">
            <text:p>899971.4268415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9085.57394" calcext:value-type="float">
            <text:p>1442779085.57394</text:p>
          </table:table-cell>
          <table:table-cell office:value-type="float" office:value="1442779085.57399" calcext:value-type="float">
            <text:p>1442779085.57399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7.9461145401001" calcext:value-type="float">
            <text:p>17.9461145401</text:p>
          </table:table-cell>
          <table:table-cell table:formula="of:=[.$D67]/([.B67]-[.B66])" office:value-type="float" office:value="743786.418868057" calcext:value-type="float">
            <text:p>743786.418868057</text:p>
          </table:table-cell>
          <table:table-cell table:formula="of:=[.$D67]/([.C67]-[.C66])" office:value-type="float" office:value="743740.199735228" calcext:value-type="float">
            <text:p>743740.1997352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9085.61272" calcext:value-type="float">
            <text:p>1442779085.61272</text:p>
          </table:table-cell>
          <table:table-cell office:value-type="float" office:value="1442779085.61278" calcext:value-type="float">
            <text:p>1442779085.61278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7.9849016666412" calcext:value-type="float">
            <text:p>17.9849016666</text:p>
          </table:table-cell>
          <table:table-cell table:formula="of:=[.$D68]/([.B68]-[.B67])" office:value-type="float" office:value="1692107.81650429" calcext:value-type="float">
            <text:p>1692107.81650429</text:p>
          </table:table-cell>
          <table:table-cell table:formula="of:=[.$D68]/([.C68]-[.C67])" office:value-type="float" office:value="1691920.61687861" calcext:value-type="float">
            <text:p>1691920.616878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9085.68684" calcext:value-type="float">
            <text:p>1442779085.68684</text:p>
          </table:table-cell>
          <table:table-cell office:value-type="float" office:value="1442779085.68688" calcext:value-type="float">
            <text:p>1442779085.68688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8.0590150356293" calcext:value-type="float">
            <text:p>18.0590150356</text:p>
          </table:table-cell>
          <table:table-cell table:formula="of:=[.$D69]/([.B69]-[.B68])" office:value-type="float" office:value="885562.22576515" calcext:value-type="float">
            <text:p>885562.22576515</text:p>
          </table:table-cell>
          <table:table-cell table:formula="of:=[.$D69]/([.C69]-[.C68])" office:value-type="float" office:value="885661.945144924" calcext:value-type="float">
            <text:p>885661.9451449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9085.75526" calcext:value-type="float">
            <text:p>1442779085.75526</text:p>
          </table:table-cell>
          <table:table-cell office:value-type="float" office:value="1442779085.7553" calcext:value-type="float">
            <text:p>1442779085.7553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8.1274406909943" calcext:value-type="float">
            <text:p>18.127440691</text:p>
          </table:table-cell>
          <table:table-cell table:formula="of:=[.$D70]/([.B70]-[.B69])" office:value-type="float" office:value="959172.398859922" calcext:value-type="float">
            <text:p>959172.398859922</text:p>
          </table:table-cell>
          <table:table-cell table:formula="of:=[.$D70]/([.C70]-[.C69])" office:value-type="float" office:value="959339.532347324" calcext:value-type="float">
            <text:p>959339.5323473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9085.81258" calcext:value-type="float">
            <text:p>1442779085.81258</text:p>
          </table:table-cell>
          <table:table-cell office:value-type="float" office:value="1442779085.81262" calcext:value-type="float">
            <text:p>1442779085.81262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8.1847598552704" calcext:value-type="float">
            <text:p>18.1847598553</text:p>
          </table:table-cell>
          <table:table-cell table:formula="of:=[.$D71]/([.B71]-[.B70])" office:value-type="float" office:value="1145027.1620122" calcext:value-type="float">
            <text:p>1145027.1620122</text:p>
          </table:table-cell>
          <table:table-cell table:formula="of:=[.$D71]/([.C71]-[.C70])" office:value-type="float" office:value="1144931.9153198" calcext:value-type="float">
            <text:p>1144931.91531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9085.88769" calcext:value-type="float">
            <text:p>1442779085.88769</text:p>
          </table:table-cell>
          <table:table-cell office:value-type="float" office:value="1442779085.88774" calcext:value-type="float">
            <text:p>1442779085.88774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8.2598717212677" calcext:value-type="float">
            <text:p>18.2598717213</text:p>
          </table:table-cell>
          <table:table-cell table:formula="of:=[.$D72]/([.B72]-[.B71])" office:value-type="float" office:value="873790.034750922" calcext:value-type="float">
            <text:p>873790.034750922</text:p>
          </table:table-cell>
          <table:table-cell table:formula="of:=[.$D72]/([.C72]-[.C71])" office:value-type="float" office:value="873656.923824939" calcext:value-type="float">
            <text:p>873656.9238249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9085.95626" calcext:value-type="float">
            <text:p>1442779085.95626</text:p>
          </table:table-cell>
          <table:table-cell office:value-type="float" office:value="1442779085.9563" calcext:value-type="float">
            <text:p>1442779085.9563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8.3284418582916" calcext:value-type="float">
            <text:p>18.3284418583</text:p>
          </table:table-cell>
          <table:table-cell table:formula="of:=[.$D73]/([.B73]-[.B72])" office:value-type="float" office:value="957151.36134407" calcext:value-type="float">
            <text:p>957151.36134407</text:p>
          </table:table-cell>
          <table:table-cell table:formula="of:=[.$D73]/([.C73]-[.C72])" office:value-type="float" office:value="957287.829546917" calcext:value-type="float">
            <text:p>957287.8295469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9086.0092" calcext:value-type="float">
            <text:p>1442779086.0092</text:p>
          </table:table-cell>
          <table:table-cell office:value-type="float" office:value="1442779086.00933" calcext:value-type="float">
            <text:p>1442779086.00933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8.3813779354095" calcext:value-type="float">
            <text:p>18.3813779354</text:p>
          </table:table-cell>
          <table:table-cell table:formula="of:=[.$D74]/([.B74]-[.B73])" office:value-type="float" office:value="1239834.97783182" calcext:value-type="float">
            <text:p>1239834.97783182</text:p>
          </table:table-cell>
          <table:table-cell table:formula="of:=[.$D74]/([.C74]-[.C73])" office:value-type="float" office:value="1237822.3944674" calcext:value-type="float">
            <text:p>1237822.39446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9086.04511" calcext:value-type="float">
            <text:p>1442779086.04511</text:p>
          </table:table-cell>
          <table:table-cell office:value-type="float" office:value="1442779086.04516" calcext:value-type="float">
            <text:p>1442779086.04516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8.4172830581665" calcext:value-type="float">
            <text:p>18.4172830582</text:p>
          </table:table-cell>
          <table:table-cell table:formula="of:=[.$D75]/([.B75]-[.B74])" office:value-type="float" office:value="1827928.57844446" calcext:value-type="float">
            <text:p>1827928.57844446</text:p>
          </table:table-cell>
          <table:table-cell table:formula="of:=[.$D75]/([.C75]-[.C74])" office:value-type="float" office:value="1831601.58440401" calcext:value-type="float">
            <text:p>1831601.584404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9086.10446" calcext:value-type="float">
            <text:p>1442779086.10446</text:p>
          </table:table-cell>
          <table:table-cell office:value-type="float" office:value="1442779086.1045" calcext:value-type="float">
            <text:p>1442779086.1045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8.4766340255737" calcext:value-type="float">
            <text:p>18.4766340256</text:p>
          </table:table-cell>
          <table:table-cell table:formula="of:=[.$D76]/([.B76]-[.B75])" office:value-type="float" office:value="1105828.64723463" calcext:value-type="float">
            <text:p>1105828.64723463</text:p>
          </table:table-cell>
          <table:table-cell table:formula="of:=[.$D76]/([.C76]-[.C75])" office:value-type="float" office:value="1106095.24473232" calcext:value-type="float">
            <text:p>1106095.244732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9086.17716" calcext:value-type="float">
            <text:p>1442779086.17716</text:p>
          </table:table-cell>
          <table:table-cell office:value-type="float" office:value="1442779086.17728" calcext:value-type="float">
            <text:p>1442779086.17728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8.549341917038" calcext:value-type="float">
            <text:p>18.549341917</text:p>
          </table:table-cell>
          <table:table-cell table:formula="of:=[.$D77]/([.B77]-[.B76])" office:value-type="float" office:value="902680.557478218" calcext:value-type="float">
            <text:p>902680.557478218</text:p>
          </table:table-cell>
          <table:table-cell table:formula="of:=[.$D77]/([.C77]-[.C76])" office:value-type="float" office:value="901704.811270632" calcext:value-type="float">
            <text:p>901704.8112706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9086.21028" calcext:value-type="float">
            <text:p>1442779086.21028</text:p>
          </table:table-cell>
          <table:table-cell office:value-type="float" office:value="1442779086.21034" calcext:value-type="float">
            <text:p>1442779086.21034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8.582456111908" calcext:value-type="float">
            <text:p>18.5824561119</text:p>
          </table:table-cell>
          <table:table-cell table:formula="of:=[.$D78]/([.B78]-[.B77])" office:value-type="float" office:value="1981989.90667502" calcext:value-type="float">
            <text:p>1981989.90667502</text:p>
          </table:table-cell>
          <table:table-cell table:formula="of:=[.$D78]/([.C78]-[.C77])" office:value-type="float" office:value="1985406.34197848" calcext:value-type="float">
            <text:p>1985406.341978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9086.24628" calcext:value-type="float">
            <text:p>1442779086.24628</text:p>
          </table:table-cell>
          <table:table-cell office:value-type="float" office:value="1442779086.24632" calcext:value-type="float">
            <text:p>1442779086.24632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8.6184611320496" calcext:value-type="float">
            <text:p>18.618461132</text:p>
          </table:table-cell>
          <table:table-cell table:formula="of:=[.$D79]/([.B79]-[.B78])" office:value-type="float" office:value="1822856.91667108" calcext:value-type="float">
            <text:p>1822856.91667108</text:p>
          </table:table-cell>
          <table:table-cell table:formula="of:=[.$D79]/([.C79]-[.C78])" office:value-type="float" office:value="1823931.83544362" calcext:value-type="float">
            <text:p>1823931.835443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9086.33706" calcext:value-type="float">
            <text:p>1442779086.33706</text:p>
          </table:table-cell>
          <table:table-cell office:value-type="float" office:value="1442779086.33716" calcext:value-type="float">
            <text:p>1442779086.33716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8.7092406749725" calcext:value-type="float">
            <text:p>18.709240675</text:p>
          </table:table-cell>
          <table:table-cell table:formula="of:=[.$D80]/([.B80]-[.B79])" office:value-type="float" office:value="722982.269867658" calcext:value-type="float">
            <text:p>722982.269867658</text:p>
          </table:table-cell>
          <table:table-cell table:formula="of:=[.$D80]/([.C80]-[.C79])" office:value-type="float" office:value="722528.740795179" calcext:value-type="float">
            <text:p>722528.7407951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9086.38989" calcext:value-type="float">
            <text:p>1442779086.38989</text:p>
          </table:table-cell>
          <table:table-cell office:value-type="float" office:value="1442779086.38998" calcext:value-type="float">
            <text:p>1442779086.38998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8.7620708942413" calcext:value-type="float">
            <text:p>18.7620708942</text:p>
          </table:table-cell>
          <table:table-cell table:formula="of:=[.$D81]/([.B81]-[.B80])" office:value-type="float" office:value="1242319.28067658" calcext:value-type="float">
            <text:p>1242319.28067658</text:p>
          </table:table-cell>
          <table:table-cell table:formula="of:=[.$D81]/([.C81]-[.C80])" office:value-type="float" office:value="1242616.49563722" calcext:value-type="float">
            <text:p>1242616.495637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9086.44774" calcext:value-type="float">
            <text:p>1442779086.44774</text:p>
          </table:table-cell>
          <table:table-cell office:value-type="float" office:value="1442779086.4478" calcext:value-type="float">
            <text:p>1442779086.4478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8.8199179172516" calcext:value-type="float">
            <text:p>18.8199179173</text:p>
          </table:table-cell>
          <table:table-cell table:formula="of:=[.$D82]/([.B82]-[.B81])" office:value-type="float" office:value="1134578.69713306" calcext:value-type="float">
            <text:p>1134578.69713306</text:p>
          </table:table-cell>
          <table:table-cell table:formula="of:=[.$D82]/([.C82]-[.C81])" office:value-type="float" office:value="1135079.27201356" calcext:value-type="float">
            <text:p>1135079.272013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9086.51086" calcext:value-type="float">
            <text:p>1442779086.51086</text:p>
          </table:table-cell>
          <table:table-cell office:value-type="float" office:value="1442779086.51091" calcext:value-type="float">
            <text:p>1442779086.51091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8.8830363750458" calcext:value-type="float">
            <text:p>18.883036375</text:p>
          </table:table-cell>
          <table:table-cell table:formula="of:=[.$D83]/([.B83]-[.B82])" office:value-type="float" office:value="1039822.61756151" calcext:value-type="float">
            <text:p>1039822.61756151</text:p>
          </table:table-cell>
          <table:table-cell table:formula="of:=[.$D83]/([.C83]-[.C82])" office:value-type="float" office:value="1040007.25422474" calcext:value-type="float">
            <text:p>1040007.254224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9086.57145" calcext:value-type="float">
            <text:p>1442779086.57145</text:p>
          </table:table-cell>
          <table:table-cell office:value-type="float" office:value="1442779086.57151" calcext:value-type="float">
            <text:p>1442779086.57151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8.9436254501343" calcext:value-type="float">
            <text:p>18.9436254501</text:p>
          </table:table-cell>
          <table:table-cell table:formula="of:=[.$D84]/([.B84]-[.B83])" office:value-type="float" office:value="1083231.58761102" calcext:value-type="float">
            <text:p>1083231.58761102</text:p>
          </table:table-cell>
          <table:table-cell table:formula="of:=[.$D84]/([.C84]-[.C83])" office:value-type="float" office:value="1082929.03276161" calcext:value-type="float">
            <text:p>1082929.032761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9086.69184" calcext:value-type="float">
            <text:p>1442779086.69184</text:p>
          </table:table-cell>
          <table:table-cell office:value-type="float" office:value="1442779086.6919" calcext:value-type="float">
            <text:p>1442779086.6919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9.064017534256" calcext:value-type="float">
            <text:p>19.0640175343</text:p>
          </table:table-cell>
          <table:table-cell table:formula="of:=[.$D85]/([.B85]-[.B84])" office:value-type="float" office:value="545152.120912308" calcext:value-type="float">
            <text:p>545152.120912308</text:p>
          </table:table-cell>
          <table:table-cell table:formula="of:=[.$D85]/([.C85]-[.C84])" office:value-type="float" office:value="545152.120912308" calcext:value-type="float">
            <text:p>545152.1209123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9086.75258" calcext:value-type="float">
            <text:p>1442779086.75258</text:p>
          </table:table-cell>
          <table:table-cell office:value-type="float" office:value="1442779086.75263" calcext:value-type="float">
            <text:p>1442779086.75263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9.1247575283051" calcext:value-type="float">
            <text:p>19.1247575283</text:p>
          </table:table-cell>
          <table:table-cell table:formula="of:=[.$D86]/([.B86]-[.B85])" office:value-type="float" office:value="1080540.11245005" calcext:value-type="float">
            <text:p>1080540.11245005</text:p>
          </table:table-cell>
          <table:table-cell table:formula="of:=[.$D86]/([.C86]-[.C85])" office:value-type="float" office:value="1080735.250742" calcext:value-type="float">
            <text:p>1080735.2507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9086.81314" calcext:value-type="float">
            <text:p>1442779086.81314</text:p>
          </table:table-cell>
          <table:table-cell office:value-type="float" office:value="1442779086.81317" calcext:value-type="float">
            <text:p>1442779086.81317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9.1853144168854" calcext:value-type="float">
            <text:p>19.1853144169</text:p>
          </table:table-cell>
          <table:table-cell table:formula="of:=[.$D87]/([.B87]-[.B86])" office:value-type="float" office:value="1083807.33453546" calcext:value-type="float">
            <text:p>1083807.33453546</text:p>
          </table:table-cell>
          <table:table-cell table:formula="of:=[.$D87]/([.C87]-[.C86])" office:value-type="float" office:value="1084170.15595351" calcext:value-type="float">
            <text:p>1084170.155953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9086.93372" calcext:value-type="float">
            <text:p>1442779086.93372</text:p>
          </table:table-cell>
          <table:table-cell office:value-type="float" office:value="1442779086.93383" calcext:value-type="float">
            <text:p>1442779086.93383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9.3058981895447" calcext:value-type="float">
            <text:p>19.3058981895</text:p>
          </table:table-cell>
          <table:table-cell table:formula="of:=[.$D88]/([.B88]-[.B87])" office:value-type="float" office:value="544285.508344785" calcext:value-type="float">
            <text:p>544285.508344785</text:p>
          </table:table-cell>
          <table:table-cell table:formula="of:=[.$D88]/([.C88]-[.C87])" office:value-type="float" office:value="543927.381906271" calcext:value-type="float">
            <text:p>543927.3819062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9086.99399" calcext:value-type="float">
            <text:p>1442779086.99399</text:p>
          </table:table-cell>
          <table:table-cell office:value-type="float" office:value="1442779086.99404" calcext:value-type="float">
            <text:p>1442779086.99404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9.3661677837372" calcext:value-type="float">
            <text:p>19.3661677837</text:p>
          </table:table-cell>
          <table:table-cell table:formula="of:=[.$D89]/([.B89]-[.B88])" office:value-type="float" office:value="1088973.65046739" calcext:value-type="float">
            <text:p>1088973.65046739</text:p>
          </table:table-cell>
          <table:table-cell table:formula="of:=[.$D89]/([.C89]-[.C88])" office:value-type="float" office:value="1090030.09427268" calcext:value-type="float">
            <text:p>1090030.094272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9087.05479" calcext:value-type="float">
            <text:p>1442779087.05479</text:p>
          </table:table-cell>
          <table:table-cell office:value-type="float" office:value="1442779090.01863" calcext:value-type="float">
            <text:p>1442779090.01863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9.4269709587097" calcext:value-type="float">
            <text:p>19.4269709587</text:p>
          </table:table-cell>
          <table:table-cell table:formula="of:=[.$D90]/([.B90]-[.B89])" office:value-type="float" office:value="1079417.31709976" calcext:value-type="float">
            <text:p>1079417.31709976</text:p>
          </table:table-cell>
          <table:table-cell table:formula="of:=[.$D90]/([.C90]-[.C89])" office:value-type="float" office:value="21699.5023997655" calcext:value-type="float">
            <text:p>21699.50239976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9087.11532" calcext:value-type="float">
            <text:p>1442779087.11532</text:p>
          </table:table-cell>
          <table:table-cell office:value-type="float" office:value="1442779090.04615" calcext:value-type="float">
            <text:p>1442779090.04615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9.4874939918518" calcext:value-type="float">
            <text:p>19.4874939919</text:p>
          </table:table-cell>
          <table:table-cell table:formula="of:=[.$D91]/([.B91]-[.B90])" office:value-type="float" office:value="1084413.59582749" calcext:value-type="float">
            <text:p>1084413.59582749</text:p>
          </table:table-cell>
          <table:table-cell table:formula="of:=[.$D91]/([.C91]-[.C90])" office:value-type="float" office:value="2384744.18393194" calcext:value-type="float">
            <text:p>2384744.183931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9087.1757" calcext:value-type="float">
            <text:p>1442779087.1757</text:p>
          </table:table-cell>
          <table:table-cell office:value-type="float" office:value="1442779090.07369" calcext:value-type="float">
            <text:p>1442779090.07369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9.5478823184967" calcext:value-type="float">
            <text:p>19.5478823185</text:p>
          </table:table-cell>
          <table:table-cell table:formula="of:=[.$D92]/([.B92]-[.B91])" office:value-type="float" office:value="1086832.56593509" calcext:value-type="float">
            <text:p>1086832.56593509</text:p>
          </table:table-cell>
          <table:table-cell table:formula="of:=[.$D92]/([.C92]-[.C91])" office:value-type="float" office:value="2382845.07494417" calcext:value-type="float">
            <text:p>2382845.074944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9087.29641" calcext:value-type="float">
            <text:p>1442779087.29641</text:p>
          </table:table-cell>
          <table:table-cell office:value-type="float" office:value="1442779090.1012" calcext:value-type="float">
            <text:p>1442779090.1012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9.6685879230499" calcext:value-type="float">
            <text:p>19.6685879231</text:p>
          </table:table-cell>
          <table:table-cell table:formula="of:=[.$D93]/([.B93]-[.B92])" office:value-type="float" office:value="543736.144174324" calcext:value-type="float">
            <text:p>543736.144174324</text:p>
          </table:table-cell>
          <table:table-cell table:formula="of:=[.$D93]/([.C93]-[.C92])" office:value-type="float" office:value="2385798.25561825" calcext:value-type="float">
            <text:p>2385798.255618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9087.357" calcext:value-type="float">
            <text:p>1442779087.357</text:p>
          </table:table-cell>
          <table:table-cell office:value-type="float" office:value="1442779090.12878" calcext:value-type="float">
            <text:p>1442779090.12878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9.729172706604" calcext:value-type="float">
            <text:p>19.7291727066</text:p>
          </table:table-cell>
          <table:table-cell table:formula="of:=[.$D94]/([.B94]-[.B93])" office:value-type="float" office:value="1083308.31852222" calcext:value-type="float">
            <text:p>1083308.31852222</text:p>
          </table:table-cell>
          <table:table-cell table:formula="of:=[.$D94]/([.C94]-[.C93])" office:value-type="float" office:value="2379775.75213313" calcext:value-type="float">
            <text:p>2379775.752133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9087.42976" calcext:value-type="float">
            <text:p>1442779087.42976</text:p>
          </table:table-cell>
          <table:table-cell office:value-type="float" office:value="1442779090.15633" calcext:value-type="float">
            <text:p>1442779090.15633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9.8019418716431" calcext:value-type="float">
            <text:p>19.8019418716</text:p>
          </table:table-cell>
          <table:table-cell table:formula="of:=[.$D95]/([.B95]-[.B94])" office:value-type="float" office:value="901920.476410149" calcext:value-type="float">
            <text:p>901920.476410149</text:p>
          </table:table-cell>
          <table:table-cell table:formula="of:=[.$D95]/([.C95]-[.C94])" office:value-type="float" office:value="2382329.53525283" calcext:value-type="float">
            <text:p>2382329.535252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9087.49718" calcext:value-type="float">
            <text:p>1442779087.49718</text:p>
          </table:table-cell>
          <table:table-cell office:value-type="float" office:value="1442779090.18386" calcext:value-type="float">
            <text:p>1442779090.18386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9.8693561553955" calcext:value-type="float">
            <text:p>19.8693561554</text:p>
          </table:table-cell>
          <table:table-cell table:formula="of:=[.$D96]/([.B96]-[.B95])" office:value-type="float" office:value="973562.223712317" calcext:value-type="float">
            <text:p>973562.223712317</text:p>
          </table:table-cell>
          <table:table-cell table:formula="of:=[.$D96]/([.C96]-[.C95])" office:value-type="float" office:value="2384475.64794235" calcext:value-type="float">
            <text:p>2384475.647942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9087.57774" calcext:value-type="float">
            <text:p>1442779087.57774</text:p>
          </table:table-cell>
          <table:table-cell office:value-type="float" office:value="1442779090.21141" calcext:value-type="float">
            <text:p>1442779090.21141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9.9499142169952" calcext:value-type="float">
            <text:p>19.949914217</text:p>
          </table:table-cell>
          <table:table-cell table:formula="of:=[.$D97]/([.B97]-[.B96])" office:value-type="float" office:value="814716.723524276" calcext:value-type="float">
            <text:p>814716.723524276</text:p>
          </table:table-cell>
          <table:table-cell table:formula="of:=[.$D97]/([.C97]-[.C96])" office:value-type="float" office:value="2381937.87425803" calcext:value-type="float">
            <text:p>2381937.874258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9087.65855" calcext:value-type="float">
            <text:p>1442779087.65855</text:p>
          </table:table-cell>
          <table:table-cell office:value-type="float" office:value="1442779090.23893" calcext:value-type="float">
            <text:p>1442779090.23893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20.0307240486145" calcext:value-type="float">
            <text:p>20.0307240486</text:p>
          </table:table-cell>
          <table:table-cell table:formula="of:=[.$D98]/([.B98]-[.B97])" office:value-type="float" office:value="812178.403108506" calcext:value-type="float">
            <text:p>812178.403108506</text:p>
          </table:table-cell>
          <table:table-cell table:formula="of:=[.$D98]/([.C98]-[.C97])" office:value-type="float" office:value="2384909.46691387" calcext:value-type="float">
            <text:p>2384909.466913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9087.72574" calcext:value-type="float">
            <text:p>1442779087.72574</text:p>
          </table:table-cell>
          <table:table-cell office:value-type="float" office:value="1442779090.26644" calcext:value-type="float">
            <text:p>1442779090.26644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20.0979151725769" calcext:value-type="float">
            <text:p>20.0979151726</text:p>
          </table:table-cell>
          <table:table-cell table:formula="of:=[.$D99]/([.B99]-[.B98])" office:value-type="float" office:value="976795.685643318" calcext:value-type="float">
            <text:p>976795.685643318</text:p>
          </table:table-cell>
          <table:table-cell table:formula="of:=[.$D99]/([.C99]-[.C98])" office:value-type="float" office:value="2385860.28885422" calcext:value-type="float">
            <text:p>2385860.288854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9087.80635" calcext:value-type="float">
            <text:p>1442779087.80635</text:p>
          </table:table-cell>
          <table:table-cell office:value-type="float" office:value="1442779090.29396" calcext:value-type="float">
            <text:p>1442779090.29396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20.178530216217" calcext:value-type="float">
            <text:p>20.1785302162</text:p>
          </table:table-cell>
          <table:table-cell table:formula="of:=[.$D100]/([.B100]-[.B99])" office:value-type="float" office:value="814140.848114893" calcext:value-type="float">
            <text:p>814140.848114893</text:p>
          </table:table-cell>
          <table:table-cell table:formula="of:=[.$D100]/([.C100]-[.C99])" office:value-type="float" office:value="2384723.52517001" calcext:value-type="float">
            <text:p>2384723.52517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9087.88708" calcext:value-type="float">
            <text:p>1442779087.88708</text:p>
          </table:table-cell>
          <table:table-cell office:value-type="float" office:value="1442779090.32146" calcext:value-type="float">
            <text:p>1442779090.32146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20.2592587471008" calcext:value-type="float">
            <text:p>20.2592587471</text:p>
          </table:table-cell>
          <table:table-cell table:formula="of:=[.$D101]/([.B101]-[.B100])" office:value-type="float" office:value="812996.338239811" calcext:value-type="float">
            <text:p>812996.338239811</text:p>
          </table:table-cell>
          <table:table-cell table:formula="of:=[.$D101]/([.C101]-[.C100])" office:value-type="float" office:value="2386584.24836794" calcext:value-type="float">
            <text:p>2386584.248367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9087.95027" calcext:value-type="float">
            <text:p>1442779087.95027</text:p>
          </table:table-cell>
          <table:table-cell office:value-type="float" office:value="1442779090.34904" calcext:value-type="float">
            <text:p>1442779090.34904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20.3224475383759" calcext:value-type="float">
            <text:p>20.3224475384</text:p>
          </table:table-cell>
          <table:table-cell table:formula="of:=[.$D102]/([.B102]-[.B101])" office:value-type="float" office:value="1038665.22330427" calcext:value-type="float">
            <text:p>1038665.22330427</text:p>
          </table:table-cell>
          <table:table-cell table:formula="of:=[.$D102]/([.C102]-[.C101])" office:value-type="float" office:value="2380146.12282871" calcext:value-type="float">
            <text:p>2380146.122828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9088.03096" calcext:value-type="float">
            <text:p>1442779088.03096</text:p>
          </table:table-cell>
          <table:table-cell office:value-type="float" office:value="1442779090.37654" calcext:value-type="float">
            <text:p>1442779090.37654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20.4031348228455" calcext:value-type="float">
            <text:p>20.4031348228</text:p>
          </table:table-cell>
          <table:table-cell table:formula="of:=[.$D103]/([.B103]-[.B102])" office:value-type="float" office:value="813411.932641308" calcext:value-type="float">
            <text:p>813411.932641308</text:p>
          </table:table-cell>
          <table:table-cell table:formula="of:=[.$D103]/([.C103]-[.C102])" office:value-type="float" office:value="2386480.79868227" calcext:value-type="float">
            <text:p>2386480.798682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9088.15177" calcext:value-type="float">
            <text:p>1442779088.15177</text:p>
          </table:table-cell>
          <table:table-cell office:value-type="float" office:value="1442779090.40404" calcext:value-type="float">
            <text:p>1442779090.40404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20.5239503383636" calcext:value-type="float">
            <text:p>20.5239503384</text:p>
          </table:table-cell>
          <table:table-cell table:formula="of:=[.$D104]/([.B104]-[.B103])" office:value-type="float" office:value="543241.484493929" calcext:value-type="float">
            <text:p>543241.484493929</text:p>
          </table:table-cell>
          <table:table-cell table:formula="of:=[.$D104]/([.C104]-[.C103])" office:value-type="float" office:value="2386584.24836794" calcext:value-type="float">
            <text:p>2386584.248367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9088.2136" calcext:value-type="float">
            <text:p>1442779088.2136</text:p>
          </table:table-cell>
          <table:table-cell office:value-type="float" office:value="1442779090.43155" calcext:value-type="float">
            <text:p>1442779090.43155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0.5857801437378" calcext:value-type="float">
            <text:p>20.5857801437</text:p>
          </table:table-cell>
          <table:table-cell table:formula="of:=[.$D105]/([.B105]-[.B104])" office:value-type="float" office:value="1061494.52683615" calcext:value-type="float">
            <text:p>1061494.52683615</text:p>
          </table:table-cell>
          <table:table-cell table:formula="of:=[.$D105]/([.C105]-[.C104])" office:value-type="float" office:value="2385901.64613705" calcext:value-type="float">
            <text:p>2385901.646137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9100.59038" calcext:value-type="float">
            <text:p>1442779100.59038</text:p>
          </table:table-cell>
          <table:table-cell office:value-type="float" office:value="1442779100.59042" calcext:value-type="float">
            <text:p>1442779100.59042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32.9625535011291" calcext:value-type="float">
            <text:p>32.9625535011</text:p>
          </table:table-cell>
          <table:table-cell table:formula="of:=[.$D106]/([.B106]-[.B105])" office:value-type="float" office:value="5302.83605466564" calcext:value-type="float">
            <text:p>5302.8360546656</text:p>
          </table:table-cell>
          <table:table-cell table:formula="of:=[.$D106]/([.C106]-[.C105])" office:value-type="float" office:value="6460.56047144347" calcext:value-type="float">
            <text:p>6460.56047144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9100.70915" calcext:value-type="float">
            <text:p>1442779100.70915</text:p>
          </table:table-cell>
          <table:table-cell office:value-type="float" office:value="1442779100.70919" calcext:value-type="float">
            <text:p>1442779100.70919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33.0813262462616" calcext:value-type="float">
            <text:p>33.0813262463</text:p>
          </table:table-cell>
          <table:table-cell table:formula="of:=[.$D107]/([.B107]-[.B106])" office:value-type="float" office:value="552584.685373839" calcext:value-type="float">
            <text:p>552584.685373839</text:p>
          </table:table-cell>
          <table:table-cell table:formula="of:=[.$D107]/([.C107]-[.C106])" office:value-type="float" office:value="552600.215049533" calcext:value-type="float">
            <text:p>552600.2150495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9100.83756" calcext:value-type="float">
            <text:p>1442779100.83756</text:p>
          </table:table-cell>
          <table:table-cell office:value-type="float" office:value="1442779100.8377" calcext:value-type="float">
            <text:p>1442779100.8377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33.2097375392914" calcext:value-type="float">
            <text:p>33.2097375393</text:p>
          </table:table-cell>
          <table:table-cell table:formula="of:=[.$D108]/([.B108]-[.B107])" office:value-type="float" office:value="511107.695059005" calcext:value-type="float">
            <text:p>511107.695059005</text:p>
          </table:table-cell>
          <table:table-cell table:formula="of:=[.$D108]/([.C108]-[.C107])" office:value-type="float" office:value="510699.019025021" calcext:value-type="float">
            <text:p>510699.0190250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9100.91031" calcext:value-type="float">
            <text:p>1442779100.91031</text:p>
          </table:table-cell>
          <table:table-cell office:value-type="float" office:value="1442779100.91036" calcext:value-type="float">
            <text:p>1442779100.91036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33.2824921607971" calcext:value-type="float">
            <text:p>33.2824921608</text:p>
          </table:table-cell>
          <table:table-cell table:formula="of:=[.$D109]/([.B109]-[.B108])" office:value-type="float" office:value="902100.768881388" calcext:value-type="float">
            <text:p>902100.768881388</text:p>
          </table:table-cell>
          <table:table-cell table:formula="of:=[.$D109]/([.C109]-[.C108])" office:value-type="float" office:value="903323.336225397" calcext:value-type="float">
            <text:p>903323.3362253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9100.95604" calcext:value-type="float">
            <text:p>1442779100.95604</text:p>
          </table:table-cell>
          <table:table-cell office:value-type="float" office:value="1442779100.95608" calcext:value-type="float">
            <text:p>1442779100.95608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33.3282198905945" calcext:value-type="float">
            <text:p>33.3282198906</text:p>
          </table:table-cell>
          <table:table-cell table:formula="of:=[.$D110]/([.B110]-[.B109])" office:value-type="float" office:value="1435277.90010219" calcext:value-type="float">
            <text:p>1435277.90010219</text:p>
          </table:table-cell>
          <table:table-cell table:formula="of:=[.$D110]/([.C110]-[.C109])" office:value-type="float" office:value="1435412.61316731" calcext:value-type="float">
            <text:p>1435412.613167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9101.08502" calcext:value-type="float">
            <text:p>1442779101.08502</text:p>
          </table:table-cell>
          <table:table-cell office:value-type="float" office:value="1442779101.08507" calcext:value-type="float">
            <text:p>1442779101.08507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33.4571928977966" calcext:value-type="float">
            <text:p>33.4571928978</text:p>
          </table:table-cell>
          <table:table-cell table:formula="of:=[.$D111]/([.B111]-[.B110])" office:value-type="float" office:value="508881.675505405" calcext:value-type="float">
            <text:p>508881.675505405</text:p>
          </table:table-cell>
          <table:table-cell table:formula="of:=[.$D111]/([.C111]-[.C110])" office:value-type="float" office:value="508821.476865749" calcext:value-type="float">
            <text:p>508821.4768657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9101.15719" calcext:value-type="float">
            <text:p>1442779101.15719</text:p>
          </table:table-cell>
          <table:table-cell office:value-type="float" office:value="1442779101.15723" calcext:value-type="float">
            <text:p>1442779101.15723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33.5293636322021" calcext:value-type="float">
            <text:p>33.5293636322</text:p>
          </table:table-cell>
          <table:table-cell table:formula="of:=[.$D112]/([.B112]-[.B111])" office:value-type="float" office:value="909399.087325656" calcext:value-type="float">
            <text:p>909399.087325656</text:p>
          </table:table-cell>
          <table:table-cell table:formula="of:=[.$D112]/([.C112]-[.C111])" office:value-type="float" office:value="909546.3185322" calcext:value-type="float">
            <text:p>909546.31853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9101.33264" calcext:value-type="float">
            <text:p>1442779101.33264</text:p>
          </table:table-cell>
          <table:table-cell office:value-type="float" office:value="1442779101.33274" calcext:value-type="float">
            <text:p>1442779101.33274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33.7048194408417" calcext:value-type="float">
            <text:p>33.7048194408</text:p>
          </table:table-cell>
          <table:table-cell table:formula="of:=[.$D113]/([.B113]-[.B112])" office:value-type="float" office:value="374065.700696412" calcext:value-type="float">
            <text:p>374065.700696412</text:p>
          </table:table-cell>
          <table:table-cell table:formula="of:=[.$D113]/([.C113]-[.C112])" office:value-type="float" office:value="373942.732498638" calcext:value-type="float">
            <text:p>373942.7324986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9101.36864" calcext:value-type="float">
            <text:p>1442779101.36864</text:p>
          </table:table-cell>
          <table:table-cell office:value-type="float" office:value="1442779101.36869" calcext:value-type="float">
            <text:p>1442779101.36869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33.7408182621002" calcext:value-type="float">
            <text:p>33.7408182621</text:p>
          </table:table-cell>
          <table:table-cell table:formula="of:=[.$D114]/([.B114]-[.B113])" office:value-type="float" office:value="1823170.80686138" calcext:value-type="float">
            <text:p>1823170.80686138</text:p>
          </table:table-cell>
          <table:table-cell table:formula="of:=[.$D114]/([.C114]-[.C113])" office:value-type="float" office:value="1825988.57849387" calcext:value-type="float">
            <text:p>1825988.578493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9101.49" calcext:value-type="float">
            <text:p>1442779101.49</text:p>
          </table:table-cell>
          <table:table-cell office:value-type="float" office:value="1442779101.49005" calcext:value-type="float">
            <text:p>1442779101.49005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33.8621728420258" calcext:value-type="float">
            <text:p>33.862172842</text:p>
          </table:table-cell>
          <table:table-cell table:formula="of:=[.$D115]/([.B115]-[.B114])" office:value-type="float" office:value="540828.372858047" calcext:value-type="float">
            <text:p>540828.372858047</text:p>
          </table:table-cell>
          <table:table-cell table:formula="of:=[.$D115]/([.C115]-[.C114])" office:value-type="float" office:value="540762.503689153" calcext:value-type="float">
            <text:p>540762.5036891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9101.56836" calcext:value-type="float">
            <text:p>1442779101.56836</text:p>
          </table:table-cell>
          <table:table-cell office:value-type="float" office:value="1442779101.5684" calcext:value-type="float">
            <text:p>1442779101.5684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33.9405417442322" calcext:value-type="float">
            <text:p>33.9405417442</text:p>
          </table:table-cell>
          <table:table-cell table:formula="of:=[.$D116]/([.B116]-[.B115])" office:value-type="float" office:value="837475.046251479" calcext:value-type="float">
            <text:p>837475.046251479</text:p>
          </table:table-cell>
          <table:table-cell table:formula="of:=[.$D116]/([.C116]-[.C115])" office:value-type="float" office:value="837686.568462054" calcext:value-type="float">
            <text:p>837686.5684620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9101.64711" calcext:value-type="float">
            <text:p>1442779101.64711</text:p>
          </table:table-cell>
          <table:table-cell office:value-type="float" office:value="1442779101.64714" calcext:value-type="float">
            <text:p>1442779101.64714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34.0192840099335" calcext:value-type="float">
            <text:p>34.0192840099</text:p>
          </table:table-cell>
          <table:table-cell table:formula="of:=[.$D117]/([.B117]-[.B116])" office:value-type="float" office:value="833504.083422907" calcext:value-type="float">
            <text:p>833504.083422907</text:p>
          </table:table-cell>
          <table:table-cell table:formula="of:=[.$D117]/([.C117]-[.C116])" office:value-type="float" office:value="833557.084760544" calcext:value-type="float">
            <text:p>833557.0847605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9101.72524" calcext:value-type="float">
            <text:p>1442779101.72524</text:p>
          </table:table-cell>
          <table:table-cell office:value-type="float" office:value="1442779101.72529" calcext:value-type="float">
            <text:p>1442779101.72529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34.0974161624908" calcext:value-type="float">
            <text:p>34.0974161625</text:p>
          </table:table-cell>
          <table:table-cell table:formula="of:=[.$D118]/([.B118]-[.B117])" office:value-type="float" office:value="840012.694540905" calcext:value-type="float">
            <text:p>840012.694540905</text:p>
          </table:table-cell>
          <table:table-cell table:formula="of:=[.$D118]/([.C118]-[.C117])" office:value-type="float" office:value="839797.434144615" calcext:value-type="float">
            <text:p>839797.4341446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9101.80733" calcext:value-type="float">
            <text:p>1442779101.80733</text:p>
          </table:table-cell>
          <table:table-cell office:value-type="float" office:value="1442779101.80741" calcext:value-type="float">
            <text:p>1442779101.80741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34.1795117855072" calcext:value-type="float">
            <text:p>34.1795117855</text:p>
          </table:table-cell>
          <table:table-cell table:formula="of:=[.$D119]/([.B119]-[.B118])" office:value-type="float" office:value="799457.968507321" calcext:value-type="float">
            <text:p>799457.968507321</text:p>
          </table:table-cell>
          <table:table-cell table:formula="of:=[.$D119]/([.C119]-[.C118])" office:value-type="float" office:value="799265.309575311" calcext:value-type="float">
            <text:p>799265.3095753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9101.96461" calcext:value-type="float">
            <text:p>1442779101.96461</text:p>
          </table:table-cell>
          <table:table-cell office:value-type="float" office:value="1442779101.96471" calcext:value-type="float">
            <text:p>1442779101.96471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34.3367853164673" calcext:value-type="float">
            <text:p>34.3367853165</text:p>
          </table:table-cell>
          <table:table-cell table:formula="of:=[.$D120]/([.B120]-[.B119])" office:value-type="float" office:value="417311.162274711" calcext:value-type="float">
            <text:p>417311.162274711</text:p>
          </table:table-cell>
          <table:table-cell table:formula="of:=[.$D120]/([.C120]-[.C119])" office:value-type="float" office:value="417227.040476761" calcext:value-type="float">
            <text:p>417227.0404767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9102.00832" calcext:value-type="float">
            <text:p>1442779102.00832</text:p>
          </table:table-cell>
          <table:table-cell office:value-type="float" office:value="1442779102.00836" calcext:value-type="float">
            <text:p>1442779102.00836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34.3804993629456" calcext:value-type="float">
            <text:p>34.3804993629</text:p>
          </table:table-cell>
          <table:table-cell table:formula="of:=[.$D121]/([.B121]-[.B120])" office:value-type="float" office:value="1501393.83762203" calcext:value-type="float">
            <text:p>1501393.83762203</text:p>
          </table:table-cell>
          <table:table-cell table:formula="of:=[.$D121]/([.C121]-[.C120])" office:value-type="float" office:value="1503846.25119775" calcext:value-type="float">
            <text:p>1503846.251197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9102.08553" calcext:value-type="float">
            <text:p>1442779102.08553</text:p>
          </table:table-cell>
          <table:table-cell office:value-type="float" office:value="1442779102.08559" calcext:value-type="float">
            <text:p>1442779102.08559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34.4577088356018" calcext:value-type="float">
            <text:p>34.4577088356</text:p>
          </table:table-cell>
          <table:table-cell table:formula="of:=[.$D122]/([.B122]-[.B121])" office:value-type="float" office:value="850051.136758893" calcext:value-type="float">
            <text:p>850051.136758893</text:p>
          </table:table-cell>
          <table:table-cell table:formula="of:=[.$D122]/([.C122]-[.C121])" office:value-type="float" office:value="849791.350001081" calcext:value-type="float">
            <text:p>849791.3500010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9102.20062" calcext:value-type="float">
            <text:p>1442779102.20062</text:p>
          </table:table-cell>
          <table:table-cell office:value-type="float" office:value="1442779102.20068" calcext:value-type="float">
            <text:p>1442779102.20068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34.5727925300598" calcext:value-type="float">
            <text:p>34.5727925301</text:p>
          </table:table-cell>
          <table:table-cell table:formula="of:=[.$D123]/([.B123]-[.B122])" office:value-type="float" office:value="570297.993204833" calcext:value-type="float">
            <text:p>570297.993204833</text:p>
          </table:table-cell>
          <table:table-cell table:formula="of:=[.$D123]/([.C123]-[.C122])" office:value-type="float" office:value="570246.012611344" calcext:value-type="float">
            <text:p>570246.0126113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9102.27879" calcext:value-type="float">
            <text:p>1442779102.27879</text:p>
          </table:table-cell>
          <table:table-cell office:value-type="float" office:value="1442779102.27888" calcext:value-type="float">
            <text:p>1442779102.27888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34.6509695053101" calcext:value-type="float">
            <text:p>34.6509695053</text:p>
          </table:table-cell>
          <table:table-cell table:formula="of:=[.$D124]/([.B124]-[.B123])" office:value-type="float" office:value="839531.074077915" calcext:value-type="float">
            <text:p>839531.074077915</text:p>
          </table:table-cell>
          <table:table-cell table:formula="of:=[.$D124]/([.C124]-[.C123])" office:value-type="float" office:value="839287.912022513" calcext:value-type="float">
            <text:p>839287.9120225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9102.35762" calcext:value-type="float">
            <text:p>1442779102.35762</text:p>
          </table:table-cell>
          <table:table-cell office:value-type="float" office:value="1442779102.35767" calcext:value-type="float">
            <text:p>1442779102.35767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34.7297999858856" calcext:value-type="float">
            <text:p>34.7297999859</text:p>
          </table:table-cell>
          <table:table-cell table:formula="of:=[.$D125]/([.B125]-[.B124])" office:value-type="float" office:value="832571.354643584" calcext:value-type="float">
            <text:p>832571.354643584</text:p>
          </table:table-cell>
          <table:table-cell table:formula="of:=[.$D125]/([.C125]-[.C124])" office:value-type="float" office:value="832992.084436806" calcext:value-type="float">
            <text:p>832992.0844368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9102.42835" calcext:value-type="float">
            <text:p>1442779102.42835</text:p>
          </table:table-cell>
          <table:table-cell office:value-type="float" office:value="1442779102.42842" calcext:value-type="float">
            <text:p>1442779102.42842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34.8005318641663" calcext:value-type="float">
            <text:p>34.8005318642</text:p>
          </table:table-cell>
          <table:table-cell table:formula="of:=[.$D126]/([.B126]-[.B125])" office:value-type="float" office:value="927898.446858641" calcext:value-type="float">
            <text:p>927898.446858641</text:p>
          </table:table-cell>
          <table:table-cell table:formula="of:=[.$D126]/([.C126]-[.C125])" office:value-type="float" office:value="927673.306962591" calcext:value-type="float">
            <text:p>927673.3069625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9102.49265" calcext:value-type="float">
            <text:p>1442779102.49265</text:p>
          </table:table-cell>
          <table:table-cell office:value-type="float" office:value="1442779102.4927" calcext:value-type="float">
            <text:p>1442779102.4927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34.8648321628571" calcext:value-type="float">
            <text:p>34.8648321629</text:p>
          </table:table-cell>
          <table:table-cell table:formula="of:=[.$D127]/([.B127]-[.B126])" office:value-type="float" office:value="1020710.65510299" calcext:value-type="float">
            <text:p>1020710.65510299</text:p>
          </table:table-cell>
          <table:table-cell table:formula="of:=[.$D127]/([.C127]-[.C126])" office:value-type="float" office:value="1021138.50378734" calcext:value-type="float">
            <text:p>1021138.503787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9102.62137" calcext:value-type="float">
            <text:p>1442779102.62137</text:p>
          </table:table-cell>
          <table:table-cell office:value-type="float" office:value="1442779102.62141" calcext:value-type="float">
            <text:p>1442779102.62141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34.9935476779938" calcext:value-type="float">
            <text:p>34.993547678</text:p>
          </table:table-cell>
          <table:table-cell table:formula="of:=[.$D128]/([.B128]-[.B127])" office:value-type="float" office:value="509899.680161223" calcext:value-type="float">
            <text:p>509899.680161223</text:p>
          </table:table-cell>
          <table:table-cell table:formula="of:=[.$D128]/([.C128]-[.C127])" office:value-type="float" office:value="509892.124412832" calcext:value-type="float">
            <text:p>509892.1244128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9102.68568" calcext:value-type="float">
            <text:p>1442779102.68568</text:p>
          </table:table-cell>
          <table:table-cell office:value-type="float" office:value="1442779102.68582" calcext:value-type="float">
            <text:p>1442779102.68582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35.0578577518463" calcext:value-type="float">
            <text:p>35.0578577518</text:p>
          </table:table-cell>
          <table:table-cell table:formula="of:=[.$D129]/([.B129]-[.B128])" office:value-type="float" office:value="1020555.50659905" calcext:value-type="float">
            <text:p>1020555.50659905</text:p>
          </table:table-cell>
          <table:table-cell table:formula="of:=[.$D129]/([.C129]-[.C128])" office:value-type="float" office:value="1019002.83966877" calcext:value-type="float">
            <text:p>1019002.839668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9102.75022" calcext:value-type="float">
            <text:p>1442779102.75022</text:p>
          </table:table-cell>
          <table:table-cell office:value-type="float" office:value="1442779102.75032" calcext:value-type="float">
            <text:p>1442779102.75032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35.1223945617676" calcext:value-type="float">
            <text:p>35.1223945618</text:p>
          </table:table-cell>
          <table:table-cell table:formula="of:=[.$D130]/([.B130]-[.B129])" office:value-type="float" office:value="1016970.0064207" calcext:value-type="float">
            <text:p>1016970.0064207</text:p>
          </table:table-cell>
          <table:table-cell table:formula="of:=[.$D130]/([.C130]-[.C129])" office:value-type="float" office:value="1017507.54083624" calcext:value-type="float">
            <text:p>1017507.540836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9102.8149" calcext:value-type="float">
            <text:p>1442779102.8149</text:p>
          </table:table-cell>
          <table:table-cell office:value-type="float" office:value="1442779102.81496" calcext:value-type="float">
            <text:p>1442779102.81496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35.1870813369751" calcext:value-type="float">
            <text:p>35.187081337</text:p>
          </table:table-cell>
          <table:table-cell table:formula="of:=[.$D131]/([.B131]-[.B130])" office:value-type="float" office:value="1014612.33442923" calcext:value-type="float">
            <text:p>1014612.33442923</text:p>
          </table:table-cell>
          <table:table-cell table:formula="of:=[.$D131]/([.C131]-[.C130])" office:value-type="float" office:value="1015368.295728" calcext:value-type="float">
            <text:p>1015368.2957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9102.87943" calcext:value-type="float">
            <text:p>1442779102.87943</text:p>
          </table:table-cell>
          <table:table-cell office:value-type="float" office:value="1442779102.87949" calcext:value-type="float">
            <text:p>1442779102.87949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35.2516102790833" calcext:value-type="float">
            <text:p>35.2516102791</text:p>
          </table:table-cell>
          <table:table-cell table:formula="of:=[.$D132]/([.B132]-[.B131])" office:value-type="float" office:value="1017094.00240898" calcext:value-type="float">
            <text:p>1017094.00240898</text:p>
          </table:table-cell>
          <table:table-cell table:formula="of:=[.$D132]/([.C132]-[.C131])" office:value-type="float" office:value="1017142.85761581" calcext:value-type="float">
            <text:p>1017142.857615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9102.94372" calcext:value-type="float">
            <text:p>1442779102.94372</text:p>
          </table:table-cell>
          <table:table-cell office:value-type="float" office:value="1442779102.94384" calcext:value-type="float">
            <text:p>1442779102.94384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35.3158941268921" calcext:value-type="float">
            <text:p>35.3158941269</text:p>
          </table:table-cell>
          <table:table-cell table:formula="of:=[.$D133]/([.B133]-[.B132])" office:value-type="float" office:value="1020971.86520588" calcext:value-type="float">
            <text:p>1020971.86520588</text:p>
          </table:table-cell>
          <table:table-cell table:formula="of:=[.$D133]/([.C133]-[.C132])" office:value-type="float" office:value="1019969.39552634" calcext:value-type="float">
            <text:p>1019969.395526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9103.00828" calcext:value-type="float">
            <text:p>1442779103.00828</text:p>
          </table:table-cell>
          <table:table-cell office:value-type="float" office:value="1442779103.00832" calcext:value-type="float">
            <text:p>1442779103.00832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35.3804562091827" calcext:value-type="float">
            <text:p>35.3804562092</text:p>
          </table:table-cell>
          <table:table-cell table:formula="of:=[.$D134]/([.B134]-[.B133])" office:value-type="float" office:value="1016571.92072173" calcext:value-type="float">
            <text:p>1016571.92072173</text:p>
          </table:table-cell>
          <table:table-cell table:formula="of:=[.$D134]/([.C134]-[.C133])" office:value-type="float" office:value="1017793.45478208" calcext:value-type="float">
            <text:p>1017793.454782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9103.07288" calcext:value-type="float">
            <text:p>1442779103.07288</text:p>
          </table:table-cell>
          <table:table-cell office:value-type="float" office:value="1442779103.07294" calcext:value-type="float">
            <text:p>1442779103.07294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35.4450585842133" calcext:value-type="float">
            <text:p>35.4450585842</text:p>
          </table:table-cell>
          <table:table-cell table:formula="of:=[.$D135]/([.B135]-[.B134])" office:value-type="float" office:value="1015937.88106081" calcext:value-type="float">
            <text:p>1015937.88106081</text:p>
          </table:table-cell>
          <table:table-cell table:formula="of:=[.$D135]/([.C135]-[.C134])" office:value-type="float" office:value="1015731.70733939" calcext:value-type="float">
            <text:p>1015731.7073393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9103.20116" calcext:value-type="float">
            <text:p>1442779103.20116</text:p>
          </table:table-cell>
          <table:table-cell office:value-type="float" office:value="1442779103.20128" calcext:value-type="float">
            <text:p>1442779103.20128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35.5733416080475" calcext:value-type="float">
            <text:p>35.573341608</text:p>
          </table:table-cell>
          <table:table-cell table:formula="of:=[.$D136]/([.B136]-[.B135])" office:value-type="float" office:value="511618.747659174" calcext:value-type="float">
            <text:p>511618.747659174</text:p>
          </table:table-cell>
          <table:table-cell table:formula="of:=[.$D136]/([.C136]-[.C135])" office:value-type="float" office:value="511395.392709918" calcext:value-type="float">
            <text:p>511395.3927099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9103.26539" calcext:value-type="float">
            <text:p>1442779103.26539</text:p>
          </table:table-cell>
          <table:table-cell office:value-type="float" office:value="1442779103.26545" calcext:value-type="float">
            <text:p>1442779103.26545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35.6375713348389" calcext:value-type="float">
            <text:p>35.6375713348</text:p>
          </table:table-cell>
          <table:table-cell table:formula="of:=[.$D137]/([.B137]-[.B136])" office:value-type="float" office:value="1021832.15278453" calcext:value-type="float">
            <text:p>1021832.15278453</text:p>
          </table:table-cell>
          <table:table-cell table:formula="of:=[.$D137]/([.C137]-[.C136])" office:value-type="float" office:value="1022686.2926137" calcext:value-type="float">
            <text:p>1022686.2926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9103.33001" calcext:value-type="float">
            <text:p>1442779103.33001</text:p>
          </table:table-cell>
          <table:table-cell office:value-type="float" office:value="1442779103.33003" calcext:value-type="float">
            <text:p>1442779103.33003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35.7021856307983" calcext:value-type="float">
            <text:p>35.7021856308</text:p>
          </table:table-cell>
          <table:table-cell table:formula="of:=[.$D138]/([.B138]-[.B137])" office:value-type="float" office:value="1015750.446947" calcext:value-type="float">
            <text:p>1015750.446947</text:p>
          </table:table-cell>
          <table:table-cell table:formula="of:=[.$D138]/([.C138]-[.C137])" office:value-type="float" office:value="1016279.18872083" calcext:value-type="float">
            <text:p>1016279.188720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9103.39555" calcext:value-type="float">
            <text:p>1442779103.39555</text:p>
          </table:table-cell>
          <table:table-cell office:value-type="float" office:value="1442779103.39566" calcext:value-type="float">
            <text:p>1442779103.39566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35.7677321434021" calcext:value-type="float">
            <text:p>35.7677321434</text:p>
          </table:table-cell>
          <table:table-cell table:formula="of:=[.$D139]/([.B139]-[.B138])" office:value-type="float" office:value="1001304.22493653" calcext:value-type="float">
            <text:p>1001304.22493653</text:p>
          </table:table-cell>
          <table:table-cell table:formula="of:=[.$D139]/([.C139]-[.C138])" office:value-type="float" office:value="1000056.52781138" calcext:value-type="float">
            <text:p>1000056.52781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9103.46221" calcext:value-type="float">
            <text:p>1442779103.46221</text:p>
          </table:table-cell>
          <table:table-cell office:value-type="float" office:value="1442779103.46227" calcext:value-type="float">
            <text:p>1442779103.46227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35.8343904018402" calcext:value-type="float">
            <text:p>35.8343904018</text:p>
          </table:table-cell>
          <table:table-cell table:formula="of:=[.$D140]/([.B140]-[.B139])" office:value-type="float" office:value="984604.181654953" calcext:value-type="float">
            <text:p>984604.181654953</text:p>
          </table:table-cell>
          <table:table-cell table:formula="of:=[.$D140]/([.C140]-[.C139])" office:value-type="float" office:value="985270.226230869" calcext:value-type="float">
            <text:p>985270.2262308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9103.52893" calcext:value-type="float">
            <text:p>1442779103.52893</text:p>
          </table:table-cell>
          <table:table-cell office:value-type="float" office:value="1442779103.52903" calcext:value-type="float">
            <text:p>1442779103.52903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35.9011061191559" calcext:value-type="float">
            <text:p>35.9011061192</text:p>
          </table:table-cell>
          <table:table-cell table:formula="of:=[.$D141]/([.B141]-[.B140])" office:value-type="float" office:value="983756.191804907" calcext:value-type="float">
            <text:p>983756.191804907</text:p>
          </table:table-cell>
          <table:table-cell table:formula="of:=[.$D141]/([.C141]-[.C140])" office:value-type="float" office:value="983102.724626088" calcext:value-type="float">
            <text:p>983102.7246260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9103.59518" calcext:value-type="float">
            <text:p>1442779103.59518</text:p>
          </table:table-cell>
          <table:table-cell office:value-type="float" office:value="1442779103.59521" calcext:value-type="float">
            <text:p>1442779103.59521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5.9673547744751" calcext:value-type="float">
            <text:p>35.9673547745</text:p>
          </table:table-cell>
          <table:table-cell table:formula="of:=[.$D142]/([.B142]-[.B141])" office:value-type="float" office:value="990691.806252632" calcext:value-type="float">
            <text:p>990691.806252632</text:p>
          </table:table-cell>
          <table:table-cell table:formula="of:=[.$D142]/([.C142]-[.C141])" office:value-type="float" office:value="991766.138965147" calcext:value-type="float">
            <text:p>991766.1389651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9103.66131" calcext:value-type="float">
            <text:p>1442779103.66131</text:p>
          </table:table-cell>
          <table:table-cell office:value-type="float" office:value="1442779103.66137" calcext:value-type="float">
            <text:p>1442779103.66137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6.0334885120392" calcext:value-type="float">
            <text:p>36.033488512</text:p>
          </table:table-cell>
          <table:table-cell table:formula="of:=[.$D143]/([.B143]-[.B142])" office:value-type="float" office:value="992413.288851236" calcext:value-type="float">
            <text:p>992413.288851236</text:p>
          </table:table-cell>
          <table:table-cell table:formula="of:=[.$D143]/([.C143]-[.C142])" office:value-type="float" office:value="992055.643108636" calcext:value-type="float">
            <text:p>992055.6431086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9103.79466" calcext:value-type="float">
            <text:p>1442779103.79466</text:p>
          </table:table-cell>
          <table:table-cell office:value-type="float" office:value="1442779103.7947" calcext:value-type="float">
            <text:p>1442779103.7947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6.1668350696564" calcext:value-type="float">
            <text:p>36.1668350697</text:p>
          </table:table-cell>
          <table:table-cell table:formula="of:=[.$D144]/([.B144]-[.B143])" office:value-type="float" office:value="492191.183430599" calcext:value-type="float">
            <text:p>492191.183430599</text:p>
          </table:table-cell>
          <table:table-cell table:formula="of:=[.$D144]/([.C144]-[.C143])" office:value-type="float" office:value="492257.193717689" calcext:value-type="float">
            <text:p>492257.1937176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9103.86114" calcext:value-type="float">
            <text:p>1442779103.86114</text:p>
          </table:table-cell>
          <table:table-cell office:value-type="float" office:value="1442779103.86132" calcext:value-type="float">
            <text:p>1442779103.86132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6.2333154678345" calcext:value-type="float">
            <text:p>36.2333154678</text:p>
          </table:table-cell>
          <table:table-cell table:formula="of:=[.$D145]/([.B145]-[.B144])" office:value-type="float" office:value="987238.370988277" calcext:value-type="float">
            <text:p>987238.370988277</text:p>
          </table:table-cell>
          <table:table-cell table:formula="of:=[.$D145]/([.C145]-[.C144])" office:value-type="float" office:value="985051.636124212" calcext:value-type="float">
            <text:p>985051.6361242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9103.92759" calcext:value-type="float">
            <text:p>1442779103.92759</text:p>
          </table:table-cell>
          <table:table-cell office:value-type="float" office:value="1442779103.92764" calcext:value-type="float">
            <text:p>1442779103.92764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6.2997641563416" calcext:value-type="float">
            <text:p>36.2997641563</text:p>
          </table:table-cell>
          <table:table-cell table:formula="of:=[.$D146]/([.B146]-[.B145])" office:value-type="float" office:value="987709.486440909" calcext:value-type="float">
            <text:p>987709.486440909</text:p>
          </table:table-cell>
          <table:table-cell table:formula="of:=[.$D146]/([.C146]-[.C145])" office:value-type="float" office:value="989676.723978256" calcext:value-type="float">
            <text:p>989676.7239782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9103.99441" calcext:value-type="float">
            <text:p>1442779103.99441</text:p>
          </table:table-cell>
          <table:table-cell office:value-type="float" office:value="1442779103.99447" calcext:value-type="float">
            <text:p>1442779103.99447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6.366592168808" calcext:value-type="float">
            <text:p>36.3665921688</text:p>
          </table:table-cell>
          <table:table-cell table:formula="of:=[.$D147]/([.B147]-[.B146])" office:value-type="float" office:value="982103.126783376" calcext:value-type="float">
            <text:p>982103.126783376</text:p>
          </table:table-cell>
          <table:table-cell table:formula="of:=[.$D147]/([.C147]-[.C146])" office:value-type="float" office:value="982117.142161952" calcext:value-type="float">
            <text:p>982117.1421619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9104.06095" calcext:value-type="float">
            <text:p>1442779104.06095</text:p>
          </table:table-cell>
          <table:table-cell office:value-type="float" office:value="1442779104.06104" calcext:value-type="float">
            <text:p>1442779104.06104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6.4331226348877" calcext:value-type="float">
            <text:p>36.4331226349</text:p>
          </table:table-cell>
          <table:table-cell table:formula="of:=[.$D148]/([.B148]-[.B147])" office:value-type="float" office:value="986495.418826084" calcext:value-type="float">
            <text:p>986495.418826084</text:p>
          </table:table-cell>
          <table:table-cell table:formula="of:=[.$D148]/([.C148]-[.C147])" office:value-type="float" office:value="985845.369737818" calcext:value-type="float">
            <text:p>985845.3697378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9104.12759" calcext:value-type="float">
            <text:p>1442779104.12759</text:p>
          </table:table-cell>
          <table:table-cell office:value-type="float" office:value="1442779104.12762" calcext:value-type="float">
            <text:p>1442779104.12762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6.4997644424438" calcext:value-type="float">
            <text:p>36.4997644424</text:p>
          </table:table-cell>
          <table:table-cell table:formula="of:=[.$D149]/([.B149]-[.B148])" office:value-type="float" office:value="984847.236394339" calcext:value-type="float">
            <text:p>984847.236394339</text:p>
          </table:table-cell>
          <table:table-cell table:formula="of:=[.$D149]/([.C149]-[.C148])" office:value-type="float" office:value="985742.994492627" calcext:value-type="float">
            <text:p>985742.9944926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9104.1945" calcext:value-type="float">
            <text:p>1442779104.1945</text:p>
          </table:table-cell>
          <table:table-cell office:value-type="float" office:value="1442779104.19457" calcext:value-type="float">
            <text:p>1442779104.19457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6.5666773319244" calcext:value-type="float">
            <text:p>36.5666773319</text:p>
          </table:table-cell>
          <table:table-cell table:formula="of:=[.$D150]/([.B150]-[.B149])" office:value-type="float" office:value="980857.358118388" calcext:value-type="float">
            <text:p>980857.358118388</text:p>
          </table:table-cell>
          <table:table-cell table:formula="of:=[.$D150]/([.C150]-[.C149])" office:value-type="float" office:value="980396.24669409" calcext:value-type="float">
            <text:p>980396.246694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9104.32714" calcext:value-type="float">
            <text:p>1442779104.32714</text:p>
          </table:table-cell>
          <table:table-cell office:value-type="float" office:value="1442779104.32721" calcext:value-type="float">
            <text:p>1442779104.32721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6.6993198394775" calcext:value-type="float">
            <text:p>36.6993198395</text:p>
          </table:table-cell>
          <table:table-cell table:formula="of:=[.$D151]/([.B151]-[.B150])" office:value-type="float" office:value="494803.673503576" calcext:value-type="float">
            <text:p>494803.673503576</text:p>
          </table:table-cell>
          <table:table-cell table:formula="of:=[.$D151]/([.C151]-[.C150])" office:value-type="float" office:value="494795.669159094" calcext:value-type="float">
            <text:p>494795.66915909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9104.39352" calcext:value-type="float">
            <text:p>1442779104.39352</text:p>
          </table:table-cell>
          <table:table-cell office:value-type="float" office:value="1442779104.39356" calcext:value-type="float">
            <text:p>1442779104.39356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6.7656941413879" calcext:value-type="float">
            <text:p>36.7656941414</text:p>
          </table:table-cell>
          <table:table-cell table:formula="of:=[.$D152]/([.B152]-[.B151])" office:value-type="float" office:value="988816.426101137" calcext:value-type="float">
            <text:p>988816.426101137</text:p>
          </table:table-cell>
          <table:table-cell table:formula="of:=[.$D152]/([.C152]-[.C151])" office:value-type="float" office:value="989221.503981601" calcext:value-type="float">
            <text:p>989221.5039816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9104.46023" calcext:value-type="float">
            <text:p>1442779104.46023</text:p>
          </table:table-cell>
          <table:table-cell office:value-type="float" office:value="1442779104.46029" calcext:value-type="float">
            <text:p>1442779104.46029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6.8324024677277" calcext:value-type="float">
            <text:p>36.8324024677</text:p>
          </table:table-cell>
          <table:table-cell table:formula="of:=[.$D153]/([.B153]-[.B152])" office:value-type="float" office:value="983865.187469397" calcext:value-type="float">
            <text:p>983865.187469397</text:p>
          </table:table-cell>
          <table:table-cell table:formula="of:=[.$D153]/([.C153]-[.C152])" office:value-type="float" office:value="983622.617156905" calcext:value-type="float">
            <text:p>983622.6171569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9104.52667" calcext:value-type="float">
            <text:p>1442779104.52667</text:p>
          </table:table-cell>
          <table:table-cell office:value-type="float" office:value="1442779104.5268" calcext:value-type="float">
            <text:p>1442779104.5268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6.8988449573517" calcext:value-type="float">
            <text:p>36.8988449574</text:p>
          </table:table-cell>
          <table:table-cell table:formula="of:=[.$D154]/([.B154]-[.B153])" office:value-type="float" office:value="987801.636744653" calcext:value-type="float">
            <text:p>987801.636744653</text:p>
          </table:table-cell>
          <table:table-cell table:formula="of:=[.$D154]/([.C154]-[.C153])" office:value-type="float" office:value="986785.390845512" calcext:value-type="float">
            <text:p>986785.3908455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9104.59342" calcext:value-type="float">
            <text:p>1442779104.59342</text:p>
          </table:table-cell>
          <table:table-cell office:value-type="float" office:value="1442779104.59348" calcext:value-type="float">
            <text:p>1442779104.59348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6.9655933380127" calcext:value-type="float">
            <text:p>36.965593338</text:p>
          </table:table-cell>
          <table:table-cell table:formula="of:=[.$D155]/([.B155]-[.B154])" office:value-type="float" office:value="983274.790340152" calcext:value-type="float">
            <text:p>983274.790340152</text:p>
          </table:table-cell>
          <table:table-cell table:formula="of:=[.$D155]/([.C155]-[.C154])" office:value-type="float" office:value="984266.218041268" calcext:value-type="float">
            <text:p>984266.2180412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9104.65981" calcext:value-type="float">
            <text:p>1442779104.65981</text:p>
          </table:table-cell>
          <table:table-cell office:value-type="float" office:value="1442779104.65986" calcext:value-type="float">
            <text:p>1442779104.65986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7.0319895744324" calcext:value-type="float">
            <text:p>37.0319895744</text:p>
          </table:table-cell>
          <table:table-cell table:formula="of:=[.$D156]/([.B156]-[.B155])" office:value-type="float" office:value="988489.762961154" calcext:value-type="float">
            <text:p>988489.762961154</text:p>
          </table:table-cell>
          <table:table-cell table:formula="of:=[.$D156]/([.C156]-[.C155])" office:value-type="float" office:value="988745.394010359" calcext:value-type="float">
            <text:p>988745.3940103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9104.72659" calcext:value-type="float">
            <text:p>1442779104.72659</text:p>
          </table:table-cell>
          <table:table-cell office:value-type="float" office:value="1442779104.72664" calcext:value-type="float">
            <text:p>1442779104.72664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7.0987696647644" calcext:value-type="float">
            <text:p>37.0987696648</text:p>
          </table:table-cell>
          <table:table-cell table:formula="of:=[.$D157]/([.B157]-[.B156])" office:value-type="float" office:value="982807.89489318" calcext:value-type="float">
            <text:p>982807.89489318</text:p>
          </table:table-cell>
          <table:table-cell table:formula="of:=[.$D157]/([.C157]-[.C156])" office:value-type="float" office:value="982723.690304155" calcext:value-type="float">
            <text:p>982723.6903041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9104.85919" calcext:value-type="float">
            <text:p>1442779104.85919</text:p>
          </table:table-cell>
          <table:table-cell office:value-type="float" office:value="1442779104.85943" calcext:value-type="float">
            <text:p>1442779104.85943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7.2313683032989" calcext:value-type="float">
            <text:p>37.2313683033</text:p>
          </table:table-cell>
          <table:table-cell table:formula="of:=[.$D158]/([.B158]-[.B157])" office:value-type="float" office:value="494967.374668036" calcext:value-type="float">
            <text:p>494967.374668036</text:p>
          </table:table-cell>
          <table:table-cell table:formula="of:=[.$D158]/([.C158]-[.C157])" office:value-type="float" office:value="494243.994103844" calcext:value-type="float">
            <text:p>494243.99410384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9104.92584" calcext:value-type="float">
            <text:p>1442779104.92584</text:p>
          </table:table-cell>
          <table:table-cell office:value-type="float" office:value="1442779104.92603" calcext:value-type="float">
            <text:p>1442779104.92603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7.298020362854" calcext:value-type="float">
            <text:p>37.2980203629</text:p>
          </table:table-cell>
          <table:table-cell table:formula="of:=[.$D159]/([.B159]-[.B158])" office:value-type="float" office:value="984695.753411623" calcext:value-type="float">
            <text:p>984695.753411623</text:p>
          </table:table-cell>
          <table:table-cell table:formula="of:=[.$D159]/([.C159]-[.C158])" office:value-type="float" office:value="985577.121138238" calcext:value-type="float">
            <text:p>985577.12113823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9104.99229" calcext:value-type="float">
            <text:p>1442779104.99229</text:p>
          </table:table-cell>
          <table:table-cell office:value-type="float" office:value="1442779104.99244" calcext:value-type="float">
            <text:p>1442779104.99244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7.3644695281982" calcext:value-type="float">
            <text:p>37.3644695282</text:p>
          </table:table-cell>
          <table:table-cell table:formula="of:=[.$D160]/([.B160]-[.B159])" office:value-type="float" office:value="987702.39866814" calcext:value-type="float">
            <text:p>987702.39866814</text:p>
          </table:table-cell>
          <table:table-cell table:formula="of:=[.$D160]/([.C160]-[.C159])" office:value-type="float" office:value="988181.051745862" calcext:value-type="float">
            <text:p>988181.0517458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9105.05888" calcext:value-type="float">
            <text:p>1442779105.05888</text:p>
          </table:table-cell>
          <table:table-cell office:value-type="float" office:value="1442779105.05893" calcext:value-type="float">
            <text:p>1442779105.05893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7.4310548305511" calcext:value-type="float">
            <text:p>37.4310548306</text:p>
          </table:table-cell>
          <table:table-cell table:formula="of:=[.$D161]/([.B161]-[.B160])" office:value-type="float" office:value="985682.991302604" calcext:value-type="float">
            <text:p>985682.991302604</text:p>
          </table:table-cell>
          <table:table-cell table:formula="of:=[.$D161]/([.C161]-[.C160])" office:value-type="float" office:value="987121.547261826" calcext:value-type="float">
            <text:p>987121.5472618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9105.12571" calcext:value-type="float">
            <text:p>1442779105.12571</text:p>
          </table:table-cell>
          <table:table-cell office:value-type="float" office:value="1442779105.12575" calcext:value-type="float">
            <text:p>1442779105.12575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7.4978897571564" calcext:value-type="float">
            <text:p>37.4978897572</text:p>
          </table:table-cell>
          <table:table-cell table:formula="of:=[.$D162]/([.B162]-[.B161])" office:value-type="float" office:value="982001.527250416" calcext:value-type="float">
            <text:p>982001.527250416</text:p>
          </table:table-cell>
          <table:table-cell table:formula="of:=[.$D162]/([.C162]-[.C161])" office:value-type="float" office:value="982246.803379767" calcext:value-type="float">
            <text:p>982246.8033797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9105.19233" calcext:value-type="float">
            <text:p>1442779105.19233</text:p>
          </table:table-cell>
          <table:table-cell office:value-type="float" office:value="1442779105.19237" calcext:value-type="float">
            <text:p>1442779105.19237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7.5645053386688" calcext:value-type="float">
            <text:p>37.5645053387</text:p>
          </table:table-cell>
          <table:table-cell table:formula="of:=[.$D163]/([.B163]-[.B162])" office:value-type="float" office:value="985234.963200504" calcext:value-type="float">
            <text:p>985234.963200504</text:p>
          </table:table-cell>
          <table:table-cell table:formula="of:=[.$D163]/([.C163]-[.C162])" office:value-type="float" office:value="985146.816666726" calcext:value-type="float">
            <text:p>985146.8166667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9105.25888" calcext:value-type="float">
            <text:p>1442779105.25888</text:p>
          </table:table-cell>
          <table:table-cell office:value-type="float" office:value="1442779105.25893" calcext:value-type="float">
            <text:p>1442779105.25893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7.6310606002808" calcext:value-type="float">
            <text:p>37.6310606003</text:p>
          </table:table-cell>
          <table:table-cell table:formula="of:=[.$D164]/([.B164]-[.B163])" office:value-type="float" office:value="986127.894480804" calcext:value-type="float">
            <text:p>986127.894480804</text:p>
          </table:table-cell>
          <table:table-cell table:formula="of:=[.$D164]/([.C164]-[.C163])" office:value-type="float" office:value="986050.184035103" calcext:value-type="float">
            <text:p>986050.1840351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9105.3913" calcext:value-type="float">
            <text:p>1442779105.3913</text:p>
          </table:table-cell>
          <table:table-cell office:value-type="float" office:value="1442779105.39154" calcext:value-type="float">
            <text:p>1442779105.39154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7.7634737491608" calcext:value-type="float">
            <text:p>37.7634737492</text:p>
          </table:table-cell>
          <table:table-cell table:formula="of:=[.$D165]/([.B165]-[.B164])" office:value-type="float" office:value="495660.744836428" calcext:value-type="float">
            <text:p>495660.744836428</text:p>
          </table:table-cell>
          <table:table-cell table:formula="of:=[.$D165]/([.C165]-[.C164])" office:value-type="float" office:value="494949.575816419" calcext:value-type="float">
            <text:p>494949.5758164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9105.45494" calcext:value-type="float">
            <text:p>1442779105.45494</text:p>
          </table:table-cell>
          <table:table-cell office:value-type="float" office:value="1442779105.4551" calcext:value-type="float">
            <text:p>1442779105.4551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7.8271164894104" calcext:value-type="float">
            <text:p>37.8271164894</text:p>
          </table:table-cell>
          <table:table-cell table:formula="of:=[.$D166]/([.B166]-[.B165])" office:value-type="float" office:value="1031256.66403683" calcext:value-type="float">
            <text:p>1031256.66403683</text:p>
          </table:table-cell>
          <table:table-cell table:formula="of:=[.$D166]/([.C166]-[.C165])" office:value-type="float" office:value="1032560.24054014" calcext:value-type="float">
            <text:p>1032560.240540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9105.51861" calcext:value-type="float">
            <text:p>1442779105.51861</text:p>
          </table:table-cell>
          <table:table-cell office:value-type="float" office:value="1442779105.51866" calcext:value-type="float">
            <text:p>1442779105.51866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7.8907909393311" calcext:value-type="float">
            <text:p>37.8907909393</text:p>
          </table:table-cell>
          <table:table-cell table:formula="of:=[.$D167]/([.B167]-[.B166])" office:value-type="float" office:value="1030743.10153892" calcext:value-type="float">
            <text:p>1030743.10153892</text:p>
          </table:table-cell>
          <table:table-cell table:formula="of:=[.$D167]/([.C167]-[.C166])" office:value-type="float" office:value="1032525.38409431" calcext:value-type="float">
            <text:p>1032525.384094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9105.58238" calcext:value-type="float">
            <text:p>1442779105.58238</text:p>
          </table:table-cell>
          <table:table-cell office:value-type="float" office:value="1442779105.58242" calcext:value-type="float">
            <text:p>1442779105.58242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7.9545543193817" calcext:value-type="float">
            <text:p>37.9545543194</text:p>
          </table:table-cell>
          <table:table-cell table:formula="of:=[.$D168]/([.B168]-[.B167])" office:value-type="float" office:value="1029305.53474198" calcext:value-type="float">
            <text:p>1029305.53474198</text:p>
          </table:table-cell>
          <table:table-cell table:formula="of:=[.$D168]/([.C168]-[.C167])" office:value-type="float" office:value="1029459.50542066" calcext:value-type="float">
            <text:p>1029459.505420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9105.64597" calcext:value-type="float">
            <text:p>1442779105.64597</text:p>
          </table:table-cell>
          <table:table-cell office:value-type="float" office:value="1442779105.64603" calcext:value-type="float">
            <text:p>1442779105.64603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8.0181481838226" calcext:value-type="float">
            <text:p>38.0181481838</text:p>
          </table:table-cell>
          <table:table-cell table:formula="of:=[.$D169]/([.B169]-[.B168])" office:value-type="float" office:value="1032049.24841414" calcext:value-type="float">
            <text:p>1032049.24841414</text:p>
          </table:table-cell>
          <table:table-cell table:formula="of:=[.$D169]/([.C169]-[.C168])" office:value-type="float" office:value="1031732.06851215" calcext:value-type="float">
            <text:p>1031732.06851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9105.70959" calcext:value-type="float">
            <text:p>1442779105.70959</text:p>
          </table:table-cell>
          <table:table-cell office:value-type="float" office:value="1442779105.70963" calcext:value-type="float">
            <text:p>1442779105.70963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8.0817642211914" calcext:value-type="float">
            <text:p>38.0817642212</text:p>
          </table:table-cell>
          <table:table-cell table:formula="of:=[.$D170]/([.B170]-[.B169])" office:value-type="float" office:value="1031689.5348187" calcext:value-type="float">
            <text:p>1031689.5348187</text:p>
          </table:table-cell>
          <table:table-cell table:formula="of:=[.$D170]/([.C170]-[.C169])" office:value-type="float" office:value="1031944.7895966" calcext:value-type="float">
            <text:p>1031944.78959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9105.77295" calcext:value-type="float">
            <text:p>1442779105.77295</text:p>
          </table:table-cell>
          <table:table-cell office:value-type="float" office:value="1442779105.77305" calcext:value-type="float">
            <text:p>1442779105.77305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8.1451320648193" calcext:value-type="float">
            <text:p>38.1451320648</text:p>
          </table:table-cell>
          <table:table-cell table:formula="of:=[.$D171]/([.B171]-[.B170])" office:value-type="float" office:value="1035730.36799807" calcext:value-type="float">
            <text:p>1035730.36799807</text:p>
          </table:table-cell>
          <table:table-cell table:formula="of:=[.$D171]/([.C171]-[.C170])" office:value-type="float" office:value="1034947.68550106" calcext:value-type="float">
            <text:p>1034947.685501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9105.89975" calcext:value-type="float">
            <text:p>1442779105.89975</text:p>
          </table:table-cell>
          <table:table-cell office:value-type="float" office:value="1442779105.89985" calcext:value-type="float">
            <text:p>1442779105.89985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8.2719259262085" calcext:value-type="float">
            <text:p>38.2719259262</text:p>
          </table:table-cell>
          <table:table-cell table:formula="of:=[.$D172]/([.B172]-[.B171])" office:value-type="float" office:value="517627.58292028" calcext:value-type="float">
            <text:p>517627.58292028</text:p>
          </table:table-cell>
          <table:table-cell table:formula="of:=[.$D172]/([.C172]-[.C171])" office:value-type="float" office:value="517595.465084752" calcext:value-type="float">
            <text:p>517595.4650847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9105.96321" calcext:value-type="float">
            <text:p>1442779105.96321</text:p>
          </table:table-cell>
          <table:table-cell office:value-type="float" office:value="1442779105.96325" calcext:value-type="float">
            <text:p>1442779105.96325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8.3353908061981" calcext:value-type="float">
            <text:p>38.3353908062</text:p>
          </table:table-cell>
          <table:table-cell table:formula="of:=[.$D173]/([.B173]-[.B172])" office:value-type="float" office:value="1034146.75976273" calcext:value-type="float">
            <text:p>1034146.75976273</text:p>
          </table:table-cell>
          <table:table-cell table:formula="of:=[.$D173]/([.C173]-[.C172])" office:value-type="float" office:value="1035095.56463506" calcext:value-type="float">
            <text:p>1035095.564635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9106.02679" calcext:value-type="float">
            <text:p>1442779106.02679</text:p>
          </table:table-cell>
          <table:table-cell office:value-type="float" office:value="1442779106.0269" calcext:value-type="float">
            <text:p>1442779106.0269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8.3989677429199" calcext:value-type="float">
            <text:p>38.3989677429</text:p>
          </table:table-cell>
          <table:table-cell table:formula="of:=[.$D174]/([.B174]-[.B173])" office:value-type="float" office:value="1032324.03736579" calcext:value-type="float">
            <text:p>1032324.03736579</text:p>
          </table:table-cell>
          <table:table-cell table:formula="of:=[.$D174]/([.C174]-[.C173])" office:value-type="float" office:value="1031163.95326658" calcext:value-type="float">
            <text:p>1031163.953266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9106.07325" calcext:value-type="float">
            <text:p>1442779106.07325</text:p>
          </table:table-cell>
          <table:table-cell office:value-type="float" office:value="1442779106.07338" calcext:value-type="float">
            <text:p>1442779106.07338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8.4454264640808" calcext:value-type="float">
            <text:p>38.4454264641</text:p>
          </table:table-cell>
          <table:table-cell table:formula="of:=[.$D175]/([.B175]-[.B174])" office:value-type="float" office:value="1412694.93348113" calcext:value-type="float">
            <text:p>1412694.93348113</text:p>
          </table:table-cell>
          <table:table-cell table:formula="of:=[.$D175]/([.C175]-[.C174])" office:value-type="float" office:value="1412144.16957186" calcext:value-type="float">
            <text:p>1412144.169571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9106.1543" calcext:value-type="float">
            <text:p>1442779106.1543</text:p>
          </table:table-cell>
          <table:table-cell office:value-type="float" office:value="1442779106.1544" calcext:value-type="float">
            <text:p>1442779106.1544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8.5264773368835" calcext:value-type="float">
            <text:p>38.5264773369</text:p>
          </table:table-cell>
          <table:table-cell table:formula="of:=[.$D176]/([.B176]-[.B175])" office:value-type="float" office:value="809763.025744811" calcext:value-type="float">
            <text:p>809763.025744811</text:p>
          </table:table-cell>
          <table:table-cell table:formula="of:=[.$D176]/([.C176]-[.C175])" office:value-type="float" office:value="810106.177982861" calcext:value-type="float">
            <text:p>810106.1779828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9106.21782" calcext:value-type="float">
            <text:p>1442779106.21782</text:p>
          </table:table-cell>
          <table:table-cell office:value-type="float" office:value="1442779106.21786" calcext:value-type="float">
            <text:p>1442779106.21786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8.5900001525879" calcext:value-type="float">
            <text:p>38.5900001526</text:p>
          </table:table-cell>
          <table:table-cell table:formula="of:=[.$D177]/([.B177]-[.B176])" office:value-type="float" office:value="1033203.57059534" calcext:value-type="float">
            <text:p>1033203.57059534</text:p>
          </table:table-cell>
          <table:table-cell table:formula="of:=[.$D177]/([.C177]-[.C176])" office:value-type="float" office:value="1034115.6808553" calcext:value-type="float">
            <text:p>1034115.680855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9106.28156" calcext:value-type="float">
            <text:p>1442779106.28156</text:p>
          </table:table-cell>
          <table:table-cell office:value-type="float" office:value="1442779106.28159" calcext:value-type="float">
            <text:p>1442779106.28159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8.6537337303162" calcext:value-type="float">
            <text:p>38.6537337303</text:p>
          </table:table-cell>
          <table:table-cell table:formula="of:=[.$D178]/([.B178]-[.B177])" office:value-type="float" office:value="1029786.84610838" calcext:value-type="float">
            <text:p>1029786.84610838</text:p>
          </table:table-cell>
          <table:table-cell table:formula="of:=[.$D178]/([.C178]-[.C177])" office:value-type="float" office:value="1029902.42782317" calcext:value-type="float">
            <text:p>1029902.427823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9106.3451" calcext:value-type="float">
            <text:p>1442779106.3451</text:p>
          </table:table-cell>
          <table:table-cell office:value-type="float" office:value="1442779106.34516" calcext:value-type="float">
            <text:p>1442779106.34516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8.7172775268555" calcext:value-type="float">
            <text:p>38.7172775269</text:p>
          </table:table-cell>
          <table:table-cell table:formula="of:=[.$D179]/([.B179]-[.B178])" office:value-type="float" office:value="1032862.42834738" calcext:value-type="float">
            <text:p>1032862.42834738</text:p>
          </table:table-cell>
          <table:table-cell table:formula="of:=[.$D179]/([.C179]-[.C178])" office:value-type="float" office:value="1032475.04004921" calcext:value-type="float">
            <text:p>1032475.040049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9106.46776" calcext:value-type="float">
            <text:p>1442779106.46776</text:p>
          </table:table-cell>
          <table:table-cell office:value-type="float" office:value="1442779106.46787" calcext:value-type="float">
            <text:p>1442779106.46787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8.839935541153" calcext:value-type="float">
            <text:p>38.8399355412</text:p>
          </table:table-cell>
          <table:table-cell table:formula="of:=[.$D180]/([.B180]-[.B179])" office:value-type="float" office:value="535081.220545615" calcext:value-type="float">
            <text:p>535081.220545615</text:p>
          </table:table-cell>
          <table:table-cell table:formula="of:=[.$D180]/([.C180]-[.C179])" office:value-type="float" office:value="534844.188920386" calcext:value-type="float">
            <text:p>534844.1889203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9106.52827" calcext:value-type="float">
            <text:p>1442779106.52827</text:p>
          </table:table-cell>
          <table:table-cell office:value-type="float" office:value="1442779106.52839" calcext:value-type="float">
            <text:p>1442779106.52839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8.9004426002502" calcext:value-type="float">
            <text:p>38.9004426003</text:p>
          </table:table-cell>
          <table:table-cell table:formula="of:=[.$D181]/([.B181]-[.B180])" office:value-type="float" office:value="1084699.88426424" calcext:value-type="float">
            <text:p>1084699.88426424</text:p>
          </table:table-cell>
          <table:table-cell table:formula="of:=[.$D181]/([.C181]-[.C180])" office:value-type="float" office:value="1084383.69381428" calcext:value-type="float">
            <text:p>1084383.693814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9106.58875" calcext:value-type="float">
            <text:p>1442779106.58875</text:p>
          </table:table-cell>
          <table:table-cell office:value-type="float" office:value="1442779106.58891" calcext:value-type="float">
            <text:p>1442779106.58891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8.9609313011169" calcext:value-type="float">
            <text:p>38.9609313011</text:p>
          </table:table-cell>
          <table:table-cell table:formula="of:=[.$D182]/([.B182]-[.B181])" office:value-type="float" office:value="1085029.08906302" calcext:value-type="float">
            <text:p>1085029.08906302</text:p>
          </table:table-cell>
          <table:table-cell table:formula="of:=[.$D182]/([.C182]-[.C181])" office:value-type="float" office:value="1084635.77670607" calcext:value-type="float">
            <text:p>1084635.776706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9106.64958" calcext:value-type="float">
            <text:p>1442779106.64958</text:p>
          </table:table-cell>
          <table:table-cell office:value-type="float" office:value="1442779106.64963" calcext:value-type="float">
            <text:p>1442779106.64963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9.0217604637146" calcext:value-type="float">
            <text:p>39.0217604637</text:p>
          </table:table-cell>
          <table:table-cell table:formula="of:=[.$D183]/([.B183]-[.B182])" office:value-type="float" office:value="1078956.16505707" calcext:value-type="float">
            <text:p>1078956.16505707</text:p>
          </table:table-cell>
          <table:table-cell table:formula="of:=[.$D183]/([.C183]-[.C182])" office:value-type="float" office:value="1080824.35904906" calcext:value-type="float">
            <text:p>1080824.359049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9106.71017" calcext:value-type="float">
            <text:p>1442779106.71017</text:p>
          </table:table-cell>
          <table:table-cell office:value-type="float" office:value="1442779106.71024" calcext:value-type="float">
            <text:p>1442779106.71024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9.0823490619659" calcext:value-type="float">
            <text:p>39.082349062</text:p>
          </table:table-cell>
          <table:table-cell table:formula="of:=[.$D184]/([.B184]-[.B183])" office:value-type="float" office:value="1083240.11273104" calcext:value-type="float">
            <text:p>1083240.11273104</text:p>
          </table:table-cell>
          <table:table-cell table:formula="of:=[.$D184]/([.C184]-[.C183])" office:value-type="float" office:value="1082886.43298061" calcext:value-type="float">
            <text:p>1082886.432980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9106.77088" calcext:value-type="float">
            <text:p>1442779106.77088</text:p>
          </table:table-cell>
          <table:table-cell office:value-type="float" office:value="1442779106.77094" calcext:value-type="float">
            <text:p>1442779106.77094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9.1430623531342" calcext:value-type="float">
            <text:p>39.1430623531</text:p>
          </table:table-cell>
          <table:table-cell table:formula="of:=[.$D185]/([.B185]-[.B184])" office:value-type="float" office:value="1081015.35491066" calcext:value-type="float">
            <text:p>1081015.35491066</text:p>
          </table:table-cell>
          <table:table-cell table:formula="of:=[.$D185]/([.C185]-[.C184])" office:value-type="float" office:value="1081185.18568791" calcext:value-type="float">
            <text:p>1081185.185687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9106.83151" calcext:value-type="float">
            <text:p>1442779106.83151</text:p>
          </table:table-cell>
          <table:table-cell office:value-type="float" office:value="1442779106.83155" calcext:value-type="float">
            <text:p>1442779106.83155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9.2036867141724" calcext:value-type="float">
            <text:p>39.2036867142</text:p>
          </table:table-cell>
          <table:table-cell table:formula="of:=[.$D186]/([.B186]-[.B185])" office:value-type="float" office:value="1082601.10087818" calcext:value-type="float">
            <text:p>1082601.10087818</text:p>
          </table:table-cell>
          <table:table-cell table:formula="of:=[.$D186]/([.C186]-[.C185])" office:value-type="float" office:value="1082814.02104419" calcext:value-type="float">
            <text:p>1082814.021044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9106.95203" calcext:value-type="float">
            <text:p>1442779106.95203</text:p>
          </table:table-cell>
          <table:table-cell office:value-type="float" office:value="1442779106.95207" calcext:value-type="float">
            <text:p>1442779106.95207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9.3242092132568" calcext:value-type="float">
            <text:p>39.3242092133</text:p>
          </table:table-cell>
          <table:table-cell table:formula="of:=[.$D187]/([.B187]-[.B186])" office:value-type="float" office:value="544562.22280953" calcext:value-type="float">
            <text:p>544562.22280953</text:p>
          </table:table-cell>
          <table:table-cell table:formula="of:=[.$D187]/([.C187]-[.C186])" office:value-type="float" office:value="544568.686430519" calcext:value-type="float">
            <text:p>544568.6864305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9107.01315" calcext:value-type="float">
            <text:p>1442779107.01315</text:p>
          </table:table-cell>
          <table:table-cell office:value-type="float" office:value="1442779107.0132" calcext:value-type="float">
            <text:p>1442779107.0132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9.3853282928467" calcext:value-type="float">
            <text:p>39.3853282928</text:p>
          </table:table-cell>
          <table:table-cell table:formula="of:=[.$D188]/([.B188]-[.B187])" office:value-type="float" office:value="1073838.16052927" calcext:value-type="float">
            <text:p>1073838.16052927</text:p>
          </table:table-cell>
          <table:table-cell table:formula="of:=[.$D188]/([.C188]-[.C187])" office:value-type="float" office:value="1073808.83888609" calcext:value-type="float">
            <text:p>1073808.838886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9107.07363" calcext:value-type="float">
            <text:p>1442779107.07363</text:p>
          </table:table-cell>
          <table:table-cell office:value-type="float" office:value="1442779110.02756" calcext:value-type="float">
            <text:p>1442779110.02756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9.4458091259003" calcext:value-type="float">
            <text:p>39.4458091259</text:p>
          </table:table-cell>
          <table:table-cell table:formula="of:=[.$D189]/([.B189]-[.B188])" office:value-type="float" office:value="1085170.23801321" calcext:value-type="float">
            <text:p>1085170.23801321</text:p>
          </table:table-cell>
          <table:table-cell table:formula="of:=[.$D189]/([.C189]-[.C188])" office:value-type="float" office:value="21773.0768896992" calcext:value-type="float">
            <text:p>21773.07688969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9107.13432" calcext:value-type="float">
            <text:p>1442779107.13432</text:p>
          </table:table-cell>
          <table:table-cell office:value-type="float" office:value="1442779110.0551" calcext:value-type="float">
            <text:p>1442779110.0551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9.5065002441406" calcext:value-type="float">
            <text:p>39.5065002441</text:p>
          </table:table-cell>
          <table:table-cell table:formula="of:=[.$D190]/([.B190]-[.B189])" office:value-type="float" office:value="1081410.29367882" calcext:value-type="float">
            <text:p>1081410.29367882</text:p>
          </table:table-cell>
          <table:table-cell table:formula="of:=[.$D190]/([.C190]-[.C189])" office:value-type="float" office:value="2383422.74435921" calcext:value-type="float">
            <text:p>2383422.744359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9107.2138" calcext:value-type="float">
            <text:p>1442779107.2138</text:p>
          </table:table-cell>
          <table:table-cell office:value-type="float" office:value="1442779110.08262" calcext:value-type="float">
            <text:p>1442779110.08262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9.5859770774841" calcext:value-type="float">
            <text:p>39.5859770775</text:p>
          </table:table-cell>
          <table:table-cell table:formula="of:=[.$D191]/([.B191]-[.B190])" office:value-type="float" office:value="825800.390364482" calcext:value-type="float">
            <text:p>825800.390364482</text:p>
          </table:table-cell>
          <table:table-cell table:formula="of:=[.$D191]/([.C191]-[.C190])" office:value-type="float" office:value="2384454.99383272" calcext:value-type="float">
            <text:p>2384454.993832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9107.2745" calcext:value-type="float">
            <text:p>1442779107.2745</text:p>
          </table:table-cell>
          <table:table-cell office:value-type="float" office:value="1442779110.11015" calcext:value-type="float">
            <text:p>1442779110.11015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9.6466810703278" calcext:value-type="float">
            <text:p>39.6466810703</text:p>
          </table:table-cell>
          <table:table-cell table:formula="of:=[.$D192]/([.B192]-[.B191])" office:value-type="float" office:value="1081180.93926814" calcext:value-type="float">
            <text:p>1081180.93926814</text:p>
          </table:table-cell>
          <table:table-cell table:formula="of:=[.$D192]/([.C192]-[.C191])" office:value-type="float" office:value="2384413.68668688" calcext:value-type="float">
            <text:p>2384413.686686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9107.39555" calcext:value-type="float">
            <text:p>1442779107.39555</text:p>
          </table:table-cell>
          <table:table-cell office:value-type="float" office:value="1442779110.13771" calcext:value-type="float">
            <text:p>1442779110.13771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9.7677271366119" calcext:value-type="float">
            <text:p>39.7677271366</text:p>
          </table:table-cell>
          <table:table-cell table:formula="of:=[.$D193]/([.B193]-[.B192])" office:value-type="float" office:value="542206.797913745" calcext:value-type="float">
            <text:p>542206.797913745</text:p>
          </table:table-cell>
          <table:table-cell table:formula="of:=[.$D193]/([.C193]-[.C192])" office:value-type="float" office:value="2381072.55412933" calcext:value-type="float">
            <text:p>2381072.554129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9107.4834" calcext:value-type="float">
            <text:p>1442779107.4834</text:p>
          </table:table-cell>
          <table:table-cell office:value-type="float" office:value="1442779110.16524" calcext:value-type="float">
            <text:p>1442779110.16524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9.8555760383606" calcext:value-type="float">
            <text:p>39.8555760384</text:p>
          </table:table-cell>
          <table:table-cell table:formula="of:=[.$D194]/([.B194]-[.B193])" office:value-type="float" office:value="747100.973302756" calcext:value-type="float">
            <text:p>747100.973302756</text:p>
          </table:table-cell>
          <table:table-cell table:formula="of:=[.$D194]/([.C194]-[.C193])" office:value-type="float" office:value="2384000.69392916" calcext:value-type="float">
            <text:p>2384000.693929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9107.56408" calcext:value-type="float">
            <text:p>1442779107.56408</text:p>
          </table:table-cell>
          <table:table-cell office:value-type="float" office:value="1442779110.19276" calcext:value-type="float">
            <text:p>1442779110.19276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9.9362552165985" calcext:value-type="float">
            <text:p>39.9362552166</text:p>
          </table:table-cell>
          <table:table-cell table:formula="of:=[.$D195]/([.B195]-[.B194])" office:value-type="float" office:value="813493.660117083" calcext:value-type="float">
            <text:p>813493.660117083</text:p>
          </table:table-cell>
          <table:table-cell table:formula="of:=[.$D195]/([.C195]-[.C194])" office:value-type="float" office:value="2385012.78041258" calcext:value-type="float">
            <text:p>2385012.780412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9107.6312" calcext:value-type="float">
            <text:p>1442779107.6312</text:p>
          </table:table-cell>
          <table:table-cell office:value-type="float" office:value="1442779110.22028" calcext:value-type="float">
            <text:p>1442779110.22028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40.0033738613129" calcext:value-type="float">
            <text:p>40.0033738613</text:p>
          </table:table-cell>
          <table:table-cell table:formula="of:=[.$D196]/([.B196]-[.B195])" office:value-type="float" office:value="977850.495630799" calcext:value-type="float">
            <text:p>977850.495630799</text:p>
          </table:table-cell>
          <table:table-cell table:formula="of:=[.$D196]/([.C196]-[.C195])" office:value-type="float" office:value="2384888.80528819" calcext:value-type="float">
            <text:p>2384888.805288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9107.71188" calcext:value-type="float">
            <text:p>1442779107.71188</text:p>
          </table:table-cell>
          <table:table-cell office:value-type="float" office:value="1442779110.24781" calcext:value-type="float">
            <text:p>1442779110.24781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40.0840566158295" calcext:value-type="float">
            <text:p>40.0840566158</text:p>
          </table:table-cell>
          <table:table-cell table:formula="of:=[.$D197]/([.B197]-[.B196])" office:value-type="float" office:value="813457.601853384" calcext:value-type="float">
            <text:p>813457.601853384</text:p>
          </table:table-cell>
          <table:table-cell table:formula="of:=[.$D197]/([.C197]-[.C196])" office:value-type="float" office:value="2383897.46809266" calcext:value-type="float">
            <text:p>2383897.468092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9107.79248" calcext:value-type="float">
            <text:p>1442779107.79248</text:p>
          </table:table-cell>
          <table:table-cell office:value-type="float" office:value="1442779110.27533" calcext:value-type="float">
            <text:p>1442779110.27533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40.1646537780762" calcext:value-type="float">
            <text:p>40.1646537781</text:p>
          </table:table-cell>
          <table:table-cell table:formula="of:=[.$D198]/([.B198]-[.B197])" office:value-type="float" office:value="814321.474484468" calcext:value-type="float">
            <text:p>814321.474484468</text:p>
          </table:table-cell>
          <table:table-cell table:formula="of:=[.$D198]/([.C198]-[.C197])" office:value-type="float" office:value="2384971.45393899" calcext:value-type="float">
            <text:p>2384971.453938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9107.85977" calcext:value-type="float">
            <text:p>1442779107.85977</text:p>
          </table:table-cell>
          <table:table-cell office:value-type="float" office:value="1442779110.30288" calcext:value-type="float">
            <text:p>1442779110.30288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40.2319521903992" calcext:value-type="float">
            <text:p>40.2319521904</text:p>
          </table:table-cell>
          <table:table-cell table:formula="of:=[.$D199]/([.B199]-[.B198])" office:value-type="float" office:value="975238.460084317" calcext:value-type="float">
            <text:p>975238.460084317</text:p>
          </table:table-cell>
          <table:table-cell table:formula="of:=[.$D199]/([.C199]-[.C198])" office:value-type="float" office:value="2382020.31850198" calcext:value-type="float">
            <text:p>2382020.31850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9107.94045" calcext:value-type="float">
            <text:p>1442779107.94045</text:p>
          </table:table-cell>
          <table:table-cell office:value-type="float" office:value="1442779110.33048" calcext:value-type="float">
            <text:p>1442779110.33048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40.3126232624054" calcext:value-type="float">
            <text:p>40.3126232624</text:p>
          </table:table-cell>
          <table:table-cell table:formula="of:=[.$D200]/([.B200]-[.B199])" office:value-type="float" office:value="813575.404017626" calcext:value-type="float">
            <text:p>813575.404017626</text:p>
          </table:table-cell>
          <table:table-cell table:formula="of:=[.$D200]/([.C200]-[.C199])" office:value-type="float" office:value="2378048.87851485" calcext:value-type="float">
            <text:p>2378048.8785148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9108.02117" calcext:value-type="float">
            <text:p>1442779108.02117</text:p>
          </table:table-cell>
          <table:table-cell office:value-type="float" office:value="1442779110.35798" calcext:value-type="float">
            <text:p>1442779110.35798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40.3933484554291" calcext:value-type="float">
            <text:p>40.3933484554</text:p>
          </table:table-cell>
          <table:table-cell table:formula="of:=[.$D201]/([.B201]-[.B200])" office:value-type="float" office:value="813029.954363146" calcext:value-type="float">
            <text:p>813029.954363146</text:p>
          </table:table-cell>
          <table:table-cell table:formula="of:=[.$D201]/([.C201]-[.C200])" office:value-type="float" office:value="2387122.33134176" calcext:value-type="float">
            <text:p>2387122.331341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9108.08831" calcext:value-type="float">
            <text:p>1442779108.08831</text:p>
          </table:table-cell>
          <table:table-cell office:value-type="float" office:value="1442779110.3855" calcext:value-type="float">
            <text:p>1442779110.3855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40.4604878425598" calcext:value-type="float">
            <text:p>40.4604878426</text:p>
          </table:table-cell>
          <table:table-cell table:formula="of:=[.$D202]/([.B202]-[.B201])" office:value-type="float" office:value="977548.39304979" calcext:value-type="float">
            <text:p>977548.39304979</text:p>
          </table:table-cell>
          <table:table-cell table:formula="of:=[.$D202]/([.C202]-[.C201])" office:value-type="float" office:value="2384599.58011452" calcext:value-type="float">
            <text:p>2384599.580114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9108.16914" calcext:value-type="float">
            <text:p>1442779108.16914</text:p>
          </table:table-cell>
          <table:table-cell office:value-type="float" office:value="1442779110.41307" calcext:value-type="float">
            <text:p>1442779110.41307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40.5413208007812" calcext:value-type="float">
            <text:p>40.5413208008</text:p>
          </table:table-cell>
          <table:table-cell table:formula="of:=[.$D203]/([.B203]-[.B202])" office:value-type="float" office:value="811946.035925177" calcext:value-type="float">
            <text:p>811946.035925177</text:p>
          </table:table-cell>
          <table:table-cell table:formula="of:=[.$D203]/([.C203]-[.C202])" office:value-type="float" office:value="2380763.66357339" calcext:value-type="float">
            <text:p>2380763.663573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9108.24963" calcext:value-type="float">
            <text:p>1442779108.24963</text:p>
          </table:table-cell>
          <table:table-cell office:value-type="float" office:value="1442779110.44054" calcext:value-type="float">
            <text:p>1442779110.44054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40.6218025684357" calcext:value-type="float">
            <text:p>40.6218025684</text:p>
          </table:table-cell>
          <table:table-cell table:formula="of:=[.$D204]/([.B204]-[.B203])" office:value-type="float" office:value="815489.046933183" calcext:value-type="float">
            <text:p>815489.046933183</text:p>
          </table:table-cell>
          <table:table-cell table:formula="of:=[.$D204]/([.C204]-[.C203])" office:value-type="float" office:value="2389173.40850547" calcext:value-type="float">
            <text:p>2389173.408505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9108.31683" calcext:value-type="float">
            <text:p>1442779108.31683</text:p>
          </table:table-cell>
          <table:table-cell office:value-type="float" office:value="1442779110.46805" calcext:value-type="float">
            <text:p>1442779110.46805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40.6890125274658" calcext:value-type="float">
            <text:p>40.6890125275</text:p>
          </table:table-cell>
          <table:table-cell table:formula="of:=[.$D205]/([.B205]-[.B204])" office:value-type="float" office:value="976521.946257348" calcext:value-type="float">
            <text:p>976521.946257348</text:p>
          </table:table-cell>
          <table:table-cell table:formula="of:=[.$D205]/([.C205]-[.C204])" office:value-type="float" office:value="2385343.4437676" calcext:value-type="float">
            <text:p>2385343.44376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9108.39761" calcext:value-type="float">
            <text:p>1442779108.39761</text:p>
          </table:table-cell>
          <table:table-cell office:value-type="float" office:value="1442779110.49556" calcext:value-type="float">
            <text:p>1442779110.49556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40.7697887420654" calcext:value-type="float">
            <text:p>40.7697887421</text:p>
          </table:table-cell>
          <table:table-cell table:formula="of:=[.$D206]/([.B206]-[.B205])" office:value-type="float" office:value="812516.411239669" calcext:value-type="float">
            <text:p>812516.411239669</text:p>
          </table:table-cell>
          <table:table-cell table:formula="of:=[.$D206]/([.C206]-[.C205])" office:value-type="float" office:value="2385694.87405969" calcext:value-type="float">
            <text:p>2385694.874059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9108.47821" calcext:value-type="float">
            <text:p>1442779108.47821</text:p>
          </table:table-cell>
          <table:table-cell office:value-type="float" office:value="1442779110.52305" calcext:value-type="float">
            <text:p>1442779110.52305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40.8503925800324" calcext:value-type="float">
            <text:p>40.85039258</text:p>
          </table:table-cell>
          <table:table-cell table:formula="of:=[.$D207]/([.B207]-[.B206])" office:value-type="float" office:value="814254.031265067" calcext:value-type="float">
            <text:p>814254.031265067</text:p>
          </table:table-cell>
          <table:table-cell table:formula="of:=[.$D207]/([.C207]-[.C206])" office:value-type="float" office:value="2387681.36668633" calcext:value-type="float">
            <text:p>2387681.366686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9108.54163" calcext:value-type="float">
            <text:p>1442779108.54163</text:p>
          </table:table-cell>
          <table:table-cell office:value-type="float" office:value="1442779110.55057" calcext:value-type="float">
            <text:p>1442779110.55057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0.9138114452362" calcext:value-type="float">
            <text:p>40.9138114452</text:p>
          </table:table-cell>
          <table:table-cell table:formula="of:=[.$D208]/([.B208]-[.B207])" office:value-type="float" office:value="1034897.10497071" calcext:value-type="float">
            <text:p>1034897.10497071</text:p>
          </table:table-cell>
          <table:table-cell table:formula="of:=[.$D208]/([.C208]-[.C207])" office:value-type="float" office:value="2384744.18393194" calcext:value-type="float">
            <text:p>2384744.18393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5:05:14.898528321</dc:date>
    <meta:editing-duration>PT5M11S</meta:editing-duration>
    <meta:editing-cycles>1</meta:editing-cycles>
    <meta:document-statistic meta:table-count="1" meta:cell-count="145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22cm" svg:height="13.999cm" xlink:href=".." xlink:type="simple" chart:class="chart:scatter" chart:style-name="ch1">
        <chart:legend chart:legend-position="end" svg:x="24.255cm" svg:y="6.451cm" style:legend-expansion="high" chart:style-name="ch2"/>
        <chart:plot-area chart:style-name="ch3" table:cell-range-address="'sink_1.receiver_i.routed_msg_sub.network'.E1:'sink_1.receiver_i.routed_msg_sub.network'.G208" chart:data-source-has-labels="row" svg:x="0.556cm" svg:y="0.279cm" svg:width="23.143cm" svg:height="13.441cm">
          <chartooo:coordinate-region svg:x="2.103cm" svg:y="0.478cm" svg:width="21.409cm" svg:height="12.5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1.receiver_i.routed_msg_sub.network'.F2:'sink_1.receiver_i.routed_msg_sub.network'.F208" chart:label-cell-address="'sink_1.receiver_i.routed_msg_sub.network'.F1:'sink_1.receiver_i.routed_msg_sub.network'.F1" chart:class="chart:scatter">
            <chart:domain table:cell-range-address="'sink_1.receiver_i.routed_msg_sub.network'.E2:'sink_1.receiver_i.routed_msg_sub.network'.E208"/>
            <chart:data-point chart:repeated="207"/>
          </chart:series>
          <chart:series chart:style-name="ch7" chart:values-cell-range-address="'sink_1.receiver_i.routed_msg_sub.network'.G2:'sink_1.receiver_i.routed_msg_sub.network'.G208" chart:label-cell-address="'sink_1.receiver_i.routed_msg_sub.network'.G1:'sink_1.receiver_i.routed_msg_sub.network'.G1" chart:class="chart:scatter">
            <chart:data-point chart:repeated="2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ata rate (bps)</text:p>
                <draw:g>
                  <svg:desc>'sink_1.receiver_i.routed_msg_sub.network'.F1:'sink_1.receiver_i.routed_msg_sub.network'.F1</svg:desc>
                </draw:g>
              </table:table-cell>
              <table:table-cell office:value-type="string">
                <text:p>recv data rate</text:p>
                <draw:g>
                  <svg:desc>'sink_1.receiver_i.routed_msg_sub.network'.G1:'sink_1.receiver_i.routed_msg_sub.network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1.receiver_i.routed_msg_sub.network'.E2:'sink_1.receiver_i.routed_msg_sub.network'.E208</svg:desc>
                </draw:g>
              </table:table-cell>
              <table:table-cell office:value-type="float" office:value="0">
                <text:p>0</text:p>
                <draw:g>
                  <svg:desc>'sink_1.receiver_i.routed_msg_sub.network'.F2:'sink_1.receiver_i.routed_msg_sub.network'.F208</svg:desc>
                </draw:g>
              </table:table-cell>
              <table:table-cell office:value-type="float" office:value="0">
                <text:p>0</text:p>
                <draw:g>
                  <svg:desc>'sink_1.receiver_i.routed_msg_sub.network'.G2:'sink_1.receiver_i.routed_msg_sub.network'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868644952774">
                <text:p>12.868644952774</text:p>
              </table:table-cell>
              <table:table-cell office:value-type="float" office:value="5100.14848034578">
                <text:p>5100.14848034578</text:p>
              </table:table-cell>
              <table:table-cell office:value-type="float" office:value="5100.37763113213">
                <text:p>5100.37763113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664176940918">
                <text:p>13.0664176940918</text:p>
              </table:table-cell>
              <table:table-cell office:value-type="float" office:value="331855.641797234">
                <text:p>331855.641797234</text:p>
              </table:table-cell>
              <table:table-cell office:value-type="float" office:value="332014.140396539">
                <text:p>332014.140396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845648288727">
                <text:p>13.1845648288727</text:p>
              </table:table-cell>
              <table:table-cell office:value-type="float" office:value="555510.720778133">
                <text:p>555510.720778133</text:p>
              </table:table-cell>
              <table:table-cell office:value-type="float" office:value="554954.137206124">
                <text:p>554954.137206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130555152893">
                <text:p>13.3130555152893</text:p>
              </table:table-cell>
              <table:table-cell office:value-type="float" office:value="510791.885625008">
                <text:p>510791.885625008</text:p>
              </table:table-cell>
              <table:table-cell office:value-type="float" office:value="511006.176182423">
                <text:p>511006.176182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860876560211">
                <text:p>13.3860876560211</text:p>
              </table:table-cell>
              <table:table-cell office:value-type="float" office:value="898672.821888293">
                <text:p>898672.821888293</text:p>
              </table:table-cell>
              <table:table-cell office:value-type="float" office:value="899371.604666739">
                <text:p>899371.604666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4608294963837">
                <text:p>13.4608294963837</text:p>
              </table:table-cell>
              <table:table-cell office:value-type="float" office:value="878115.921171329">
                <text:p>878115.921171329</text:p>
              </table:table-cell>
              <table:table-cell office:value-type="float" office:value="878101.915909345">
                <text:p>878101.915909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6094677448273">
                <text:p>13.6094677448273</text:p>
              </table:table-cell>
              <table:table-cell office:value-type="float" office:value="441555.257056882">
                <text:p>441555.257056882</text:p>
              </table:table-cell>
              <table:table-cell office:value-type="float" office:value="441510.640994263">
                <text:p>441510.640994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6917231082916">
                <text:p>13.6917231082916</text:p>
              </table:table-cell>
              <table:table-cell office:value-type="float" office:value="797905.415960395">
                <text:p>797905.415960395</text:p>
              </table:table-cell>
              <table:table-cell office:value-type="float" office:value="797914.667037681">
                <text:p>797914.667037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73952960968">
                <text:p>13.773952960968</text:p>
              </table:table-cell>
              <table:table-cell office:value-type="float" office:value="798152.956181121">
                <text:p>798152.956181121</text:p>
              </table:table-cell>
              <table:table-cell office:value-type="float" office:value="797692.700373229">
                <text:p>797692.700373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526287078857">
                <text:p>13.8526287078857</text:p>
              </table:table-cell>
              <table:table-cell office:value-type="float" office:value="834208.794593776">
                <text:p>834208.794593776</text:p>
              </table:table-cell>
              <table:table-cell office:value-type="float" office:value="834780.510086001">
                <text:p>834780.510086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9312162399292">
                <text:p>13.9312162399292</text:p>
              </table:table-cell>
              <table:table-cell office:value-type="float" office:value="835145.197888478">
                <text:p>835145.197888478</text:p>
              </table:table-cell>
              <table:table-cell office:value-type="float" office:value="835071.728195748">
                <text:p>835071.728195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0092799663544">
                <text:p>14.0092799663544</text:p>
              </table:table-cell>
              <table:table-cell office:value-type="float" office:value="840749.0009193">
                <text:p>840749.0009193</text:p>
              </table:table-cell>
              <table:table-cell office:value-type="float" office:value="840967.318575906">
                <text:p>840967.318575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0879800319672">
                <text:p>14.0879800319672</text:p>
              </table:table-cell>
              <table:table-cell office:value-type="float" office:value="833951.020103486">
                <text:p>833951.020103486</text:p>
              </table:table-cell>
              <table:table-cell office:value-type="float" office:value="833973.758503164">
                <text:p>833973.758503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166473865509">
                <text:p>14.166473865509</text:p>
              </table:table-cell>
              <table:table-cell office:value-type="float" office:value="836142.115099916">
                <text:p>836142.115099916</text:p>
              </table:table-cell>
              <table:table-cell office:value-type="float" office:value="835982.14378815">
                <text:p>835982.14378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448527812958">
                <text:p>14.2448527812958</text:p>
              </table:table-cell>
              <table:table-cell office:value-type="float" office:value="837368.051614473">
                <text:p>837368.051614473</text:p>
              </table:table-cell>
              <table:table-cell office:value-type="float" office:value="837475.046251479">
                <text:p>837475.046251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3234670162201">
                <text:p>14.3234670162201</text:p>
              </table:table-cell>
              <table:table-cell office:value-type="float" office:value="834861.524292456">
                <text:p>834861.524292456</text:p>
              </table:table-cell>
              <table:table-cell office:value-type="float" office:value="834884.312371293">
                <text:p>834884.312371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445725440979">
                <text:p>14.445725440979</text:p>
              </table:table-cell>
              <table:table-cell office:value-type="float" office:value="536830.080458044">
                <text:p>536830.080458044</text:p>
              </table:table-cell>
              <table:table-cell office:value-type="float" office:value="536766.228191479">
                <text:p>536766.228191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5583517551422">
                <text:p>14.5583517551422</text:p>
              </table:table-cell>
              <table:table-cell office:value-type="float" office:value="582741.258005584">
                <text:p>582741.258005584</text:p>
              </table:table-cell>
              <table:table-cell office:value-type="float" office:value="582420.697236215">
                <text:p>582420.697236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6368601322174">
                <text:p>14.6368601322174</text:p>
              </table:table-cell>
              <table:table-cell office:value-type="float" office:value="835987.221301718">
                <text:p>835987.221301718</text:p>
              </table:table-cell>
              <table:table-cell office:value-type="float" office:value="836729.200744082">
                <text:p>836729.200744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7152097225189">
                <text:p>14.7152097225189</text:p>
              </table:table-cell>
              <table:table-cell office:value-type="float" office:value="837681.470285008">
                <text:p>837681.470285008</text:p>
              </table:table-cell>
              <table:table-cell office:value-type="float" office:value="836279.282103939">
                <text:p>836279.282103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7877616882324">
                <text:p>14.7877616882324</text:p>
              </table:table-cell>
              <table:table-cell office:value-type="float" office:value="904620.562028228">
                <text:p>904620.562028228</text:p>
              </table:table-cell>
              <table:table-cell office:value-type="float" office:value="906210.797370388">
                <text:p>906210.797370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8520395755768">
                <text:p>14.8520395755768</text:p>
              </table:table-cell>
              <table:table-cell office:value-type="float" office:value="1021066.53954548">
                <text:p>1021066.53954548</text:p>
              </table:table-cell>
              <table:table-cell office:value-type="float" office:value="1020355.01865532">
                <text:p>1020355.01865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9165723323822">
                <text:p>14.9165723323822</text:p>
              </table:table-cell>
              <table:table-cell office:value-type="float" office:value="1017033.87936602">
                <text:p>1017033.87936602</text:p>
              </table:table-cell>
              <table:table-cell office:value-type="float" office:value="1017970.35040918">
                <text:p>1017970.35040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9809453487396">
                <text:p>14.9809453487396</text:p>
              </table:table-cell>
              <table:table-cell office:value-type="float" office:value="1019557.6301037">
                <text:p>1019557.6301037</text:p>
              </table:table-cell>
              <table:table-cell office:value-type="float" office:value="1019093.37645443">
                <text:p>1019093.37645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0450727939606">
                <text:p>15.0450727939606</text:p>
              </table:table-cell>
              <table:table-cell office:value-type="float" office:value="1023461.94790497">
                <text:p>1023461.94790497</text:p>
              </table:table-cell>
              <table:table-cell office:value-type="float" office:value="1023351.61144837">
                <text:p>1023351.611448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1734616756439">
                <text:p>15.1734616756439</text:p>
              </table:table-cell>
              <table:table-cell office:value-type="float" office:value="511196.913155383">
                <text:p>511196.913155383</text:p>
              </table:table-cell>
              <table:table-cell office:value-type="float" office:value="510978.668666424">
                <text:p>510978.66866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2378137111664">
                <text:p>15.2378137111664</text:p>
              </table:table-cell>
              <table:table-cell office:value-type="float" office:value="1019890.03870891">
                <text:p>1019890.03870891</text:p>
              </table:table-cell>
              <table:table-cell office:value-type="float" office:value="1021316.56418647">
                <text:p>1021316.56418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302020072937">
                <text:p>15.302020072937</text:p>
              </table:table-cell>
              <table:table-cell office:value-type="float" office:value="1022204.00268844">
                <text:p>1022204.00268844</text:p>
              </table:table-cell>
              <table:table-cell office:value-type="float" office:value="1020589.55954725">
                <text:p>1020589.55954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3665733337402">
                <text:p>15.3665733337402</text:p>
              </table:table-cell>
              <table:table-cell office:value-type="float" office:value="1016710.8397524">
                <text:p>1016710.8397524</text:p>
              </table:table-cell>
              <table:table-cell office:value-type="float" office:value="1018245.22514685">
                <text:p>1018245.225146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4309868812561">
                <text:p>15.4309868812561</text:p>
              </table:table-cell>
              <table:table-cell office:value-type="float" office:value="1018916.09034312">
                <text:p>1018916.09034312</text:p>
              </table:table-cell>
              <table:table-cell office:value-type="float" office:value="1018965.12075571">
                <text:p>1018965.12075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4955732822418">
                <text:p>15.4955732822418</text:p>
              </table:table-cell>
              <table:table-cell office:value-type="float" office:value="1016189.15125048">
                <text:p>1016189.15125048</text:p>
              </table:table-cell>
              <table:table-cell office:value-type="float" office:value="1016144.13849771">
                <text:p>1016144.138497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6319227218628">
                <text:p>15.6319227218628</text:p>
              </table:table-cell>
              <table:table-cell office:value-type="float" office:value="481351.446565867">
                <text:p>481351.446565867</text:p>
              </table:table-cell>
              <table:table-cell office:value-type="float" office:value="481082.258341766">
                <text:p>481082.258341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6688456535339">
                <text:p>15.6688456535339</text:p>
              </table:table-cell>
              <table:table-cell office:value-type="float" office:value="1777540.32601087">
                <text:p>1777540.32601087</text:p>
              </table:table-cell>
              <table:table-cell office:value-type="float" office:value="1780172.66325653">
                <text:p>1780172.66325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369101047516">
                <text:p>15.7369101047516</text:p>
              </table:table-cell>
              <table:table-cell office:value-type="float" office:value="964262.530966818">
                <text:p>964262.530966818</text:p>
              </table:table-cell>
              <table:table-cell office:value-type="float" office:value="964374.006403924">
                <text:p>964374.006403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8187282085419">
                <text:p>15.8187282085419</text:p>
              </table:table-cell>
              <table:table-cell office:value-type="float" office:value="802169.653897485">
                <text:p>802169.653897485</text:p>
              </table:table-cell>
              <table:table-cell office:value-type="float" office:value="802298.238573073">
                <text:p>802298.2385730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8695857524872">
                <text:p>15.8695857524872</text:p>
              </table:table-cell>
              <table:table-cell office:value-type="float" office:value="1290506.67626763">
                <text:p>1290506.67626763</text:p>
              </table:table-cell>
              <table:table-cell office:value-type="float" office:value="1290591.37979728">
                <text:p>1290591.37979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9376230239868">
                <text:p>15.9376230239868</text:p>
              </table:table-cell>
              <table:table-cell office:value-type="float" office:value="964647.737238453">
                <text:p>964647.737238453</text:p>
              </table:table-cell>
              <table:table-cell office:value-type="float" office:value="964708.587416901">
                <text:p>964708.587416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0181987285614">
                <text:p>16.0181987285614</text:p>
              </table:table-cell>
              <table:table-cell office:value-type="float" office:value="814538.331951509">
                <text:p>814538.331951509</text:p>
              </table:table-cell>
              <table:table-cell office:value-type="float" office:value="814507.000958659">
                <text:p>814507.0009586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0844943523407">
                <text:p>16.0844943523407</text:p>
              </table:table-cell>
              <table:table-cell office:value-type="float" office:value="989989.930836066">
                <text:p>989989.930836066</text:p>
              </table:table-cell>
              <table:table-cell office:value-type="float" office:value="990061.141862439">
                <text:p>990061.1418624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1373226642609">
                <text:p>16.1373226642609</text:p>
              </table:table-cell>
              <table:table-cell office:value-type="float" office:value="1242364.13420105">
                <text:p>1242364.13420105</text:p>
              </table:table-cell>
              <table:table-cell office:value-type="float" office:value="1241943.759516">
                <text:p>1241943.7595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2178428173065">
                <text:p>16.2178428173065</text:p>
              </table:table-cell>
              <table:table-cell office:value-type="float" office:value="815100.288778477">
                <text:p>815100.288778477</text:p>
              </table:table-cell>
              <table:table-cell office:value-type="float" office:value="815027.890335035">
                <text:p>815027.890335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2857654094696">
                <text:p>16.2857654094696</text:p>
              </table:table-cell>
              <table:table-cell office:value-type="float" office:value="966276.431889023">
                <text:p>966276.431889023</text:p>
              </table:table-cell>
              <table:table-cell office:value-type="float" office:value="966337.487724225">
                <text:p>966337.487724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3382093906403">
                <text:p>16.3382093906403</text:p>
              </table:table-cell>
              <table:table-cell office:value-type="float" office:value="1251468.68210542">
                <text:p>1251468.68210542</text:p>
              </table:table-cell>
              <table:table-cell office:value-type="float" office:value="1251332.15204327">
                <text:p>1251332.152043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190320968628">
                <text:p>16.4190320968628</text:p>
              </table:table-cell>
              <table:table-cell office:value-type="float" office:value="812049.027649375">
                <text:p>812049.027649375</text:p>
              </table:table-cell>
              <table:table-cell office:value-type="float" office:value="812041.841332397">
                <text:p>812041.8413323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4869060516357">
                <text:p>16.4869060516357</text:p>
              </table:table-cell>
              <table:table-cell office:value-type="float" office:value="966968.850121538">
                <text:p>966968.850121538</text:p>
              </table:table-cell>
              <table:table-cell office:value-type="float" office:value="966914.506947664">
                <text:p>966914.506947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539379119873">
                <text:p>16.539379119873</text:p>
              </table:table-cell>
              <table:table-cell office:value-type="float" office:value="1250774.96332376">
                <text:p>1250774.96332376</text:p>
              </table:table-cell>
              <table:table-cell office:value-type="float" office:value="1251263.89818274">
                <text:p>1251263.89818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6197862625122">
                <text:p>16.6197862625122</text:p>
              </table:table-cell>
              <table:table-cell office:value-type="float" office:value="816245.893658155">
                <text:p>816245.893658155</text:p>
              </table:table-cell>
              <table:table-cell office:value-type="float" office:value="816226.531838937">
                <text:p>816226.5318389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6878261566162">
                <text:p>16.6878261566162</text:p>
              </table:table-cell>
              <table:table-cell office:value-type="float" office:value="964610.554797113">
                <text:p>964610.554797113</text:p>
              </table:table-cell>
              <table:table-cell office:value-type="float" office:value="964634.216019035">
                <text:p>964634.2160190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156740665436">
                <text:p>16.8156740665436</text:p>
              </table:table-cell>
              <table:table-cell office:value-type="float" office:value="513359.976219293">
                <text:p>513359.976219293</text:p>
              </table:table-cell>
              <table:table-cell office:value-type="float" office:value="512963.941153123">
                <text:p>512963.9411531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8888244628906">
                <text:p>16.8888244628906</text:p>
              </table:table-cell>
              <table:table-cell office:value-type="float" office:value="897220.01899516">
                <text:p>897220.01899516</text:p>
              </table:table-cell>
              <table:table-cell office:value-type="float" office:value="898496.82950855">
                <text:p>898496.829508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9412317276001">
                <text:p>16.9412317276001</text:p>
              </table:table-cell>
              <table:table-cell office:value-type="float" office:value="1252345.45942897">
                <text:p>1252345.45942897</text:p>
              </table:table-cell>
              <table:table-cell office:value-type="float" office:value="1252277.09498508">
                <text:p>1252277.09498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0167346000671">
                <text:p>17.0167346000671</text:p>
              </table:table-cell>
              <table:table-cell office:value-type="float" office:value="869264.941259686">
                <text:p>869264.941259686</text:p>
              </table:table-cell>
              <table:table-cell office:value-type="float" office:value="869278.66604774">
                <text:p>869278.666047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0897789001465">
                <text:p>17.0897789001465</text:p>
              </table:table-cell>
              <table:table-cell office:value-type="float" office:value="898523.223971015">
                <text:p>898523.223971015</text:p>
              </table:table-cell>
              <table:table-cell office:value-type="float" office:value="898496.82950855">
                <text:p>898496.829508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858706474304">
                <text:p>17.1858706474304</text:p>
              </table:table-cell>
              <table:table-cell office:value-type="float" office:value="683013.909676011">
                <text:p>683013.909676011</text:p>
              </table:table-cell>
              <table:table-cell office:value-type="float" office:value="682942.741212663">
                <text:p>682942.741212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2179930210114">
                <text:p>17.2179930210114</text:p>
              </table:table-cell>
              <table:table-cell office:value-type="float" office:value="2043186.49848958">
                <text:p>2043186.49848958</text:p>
              </table:table-cell>
              <table:table-cell office:value-type="float" office:value="2042034.61339545">
                <text:p>2042034.61339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3430244922638">
                <text:p>17.3430244922638</text:p>
              </table:table-cell>
              <table:table-cell office:value-type="float" office:value="524923.839914572">
                <text:p>524923.839914572</text:p>
              </table:table-cell>
              <table:table-cell office:value-type="float" office:value="524670.718958284">
                <text:p>524670.7189582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3870372772217">
                <text:p>17.3870372772217</text:p>
              </table:table-cell>
              <table:table-cell office:value-type="float" office:value="1491203.06889921">
                <text:p>1491203.06889921</text:p>
              </table:table-cell>
              <table:table-cell office:value-type="float" office:value="1494173.56069389">
                <text:p>1494173.56069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4918794631958">
                <text:p>17.4918794631958</text:p>
              </table:table-cell>
              <table:table-cell office:value-type="float" office:value="626007.550206941">
                <text:p>626007.550206941</text:p>
              </table:table-cell>
              <table:table-cell office:value-type="float" office:value="625960.575405948">
                <text:p>625960.5754059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544224023819">
                <text:p>17.544224023819</text:p>
              </table:table-cell>
              <table:table-cell office:value-type="float" office:value="1253845.65690575">
                <text:p>1253845.65690575</text:p>
              </table:table-cell>
              <table:table-cell office:value-type="float" office:value="1254497.04982341">
                <text:p>1254497.049823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1288022995">
                <text:p>17.61288022995</text:p>
              </table:table-cell>
              <table:table-cell office:value-type="float" office:value="955951.452877954">
                <text:p>955951.452877954</text:p>
              </table:table-cell>
              <table:table-cell office:value-type="float" office:value="955782.179212266">
                <text:p>955782.1792122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6925902366638">
                <text:p>17.6925902366638</text:p>
              </table:table-cell>
              <table:table-cell office:value-type="float" office:value="823384.700437893">
                <text:p>823384.700437893</text:p>
              </table:table-cell>
              <table:table-cell office:value-type="float" office:value="823222.187383745">
                <text:p>823222.187383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745218038559">
                <text:p>17.745218038559</text:p>
              </table:table-cell>
              <table:table-cell office:value-type="float" office:value="1247097.49669516">
                <text:p>1247097.49669516</text:p>
              </table:table-cell>
              <table:table-cell office:value-type="float" office:value="1246634.39345346">
                <text:p>1246634.393453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7849645614624">
                <text:p>17.7849645614624</text:p>
              </table:table-cell>
              <table:table-cell office:value-type="float" office:value="1651263.93972731">
                <text:p>1651263.93972731</text:p>
              </table:table-cell>
              <table:table-cell office:value-type="float" office:value="1653138.12231564">
                <text:p>1653138.122315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8578741550446">
                <text:p>17.8578741550446</text:p>
              </table:table-cell>
              <table:table-cell office:value-type="float" office:value="900183.319854155">
                <text:p>900183.319854155</text:p>
              </table:table-cell>
              <table:table-cell office:value-type="float" office:value="899971.426841508">
                <text:p>899971.426841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9461145401001">
                <text:p>17.9461145401001</text:p>
              </table:table-cell>
              <table:table-cell office:value-type="float" office:value="743786.418868057">
                <text:p>743786.418868057</text:p>
              </table:table-cell>
              <table:table-cell office:value-type="float" office:value="743740.199735228">
                <text:p>743740.199735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9849016666412">
                <text:p>17.9849016666412</text:p>
              </table:table-cell>
              <table:table-cell office:value-type="float" office:value="1692107.81650429">
                <text:p>1692107.81650429</text:p>
              </table:table-cell>
              <table:table-cell office:value-type="float" office:value="1691920.61687861">
                <text:p>1691920.616878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0590150356293">
                <text:p>18.0590150356293</text:p>
              </table:table-cell>
              <table:table-cell office:value-type="float" office:value="885562.22576515">
                <text:p>885562.22576515</text:p>
              </table:table-cell>
              <table:table-cell office:value-type="float" office:value="885661.945144924">
                <text:p>885661.945144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1274406909943">
                <text:p>18.1274406909943</text:p>
              </table:table-cell>
              <table:table-cell office:value-type="float" office:value="959172.398859922">
                <text:p>959172.398859922</text:p>
              </table:table-cell>
              <table:table-cell office:value-type="float" office:value="959339.532347324">
                <text:p>959339.532347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1847598552704">
                <text:p>18.1847598552704</text:p>
              </table:table-cell>
              <table:table-cell office:value-type="float" office:value="1145027.1620122">
                <text:p>1145027.1620122</text:p>
              </table:table-cell>
              <table:table-cell office:value-type="float" office:value="1144931.9153198">
                <text:p>1144931.91531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2598717212677">
                <text:p>18.2598717212677</text:p>
              </table:table-cell>
              <table:table-cell office:value-type="float" office:value="873790.034750922">
                <text:p>873790.034750922</text:p>
              </table:table-cell>
              <table:table-cell office:value-type="float" office:value="873656.923824939">
                <text:p>873656.9238249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3284418582916">
                <text:p>18.3284418582916</text:p>
              </table:table-cell>
              <table:table-cell office:value-type="float" office:value="957151.36134407">
                <text:p>957151.36134407</text:p>
              </table:table-cell>
              <table:table-cell office:value-type="float" office:value="957287.829546917">
                <text:p>957287.829546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3813779354095">
                <text:p>18.3813779354095</text:p>
              </table:table-cell>
              <table:table-cell office:value-type="float" office:value="1239834.97783182">
                <text:p>1239834.97783182</text:p>
              </table:table-cell>
              <table:table-cell office:value-type="float" office:value="1237822.3944674">
                <text:p>1237822.3944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4172830581665">
                <text:p>18.4172830581665</text:p>
              </table:table-cell>
              <table:table-cell office:value-type="float" office:value="1827928.57844446">
                <text:p>1827928.57844446</text:p>
              </table:table-cell>
              <table:table-cell office:value-type="float" office:value="1831601.58440401">
                <text:p>1831601.58440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4766340255737">
                <text:p>18.4766340255737</text:p>
              </table:table-cell>
              <table:table-cell office:value-type="float" office:value="1105828.64723463">
                <text:p>1105828.64723463</text:p>
              </table:table-cell>
              <table:table-cell office:value-type="float" office:value="1106095.24473232">
                <text:p>1106095.24473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549341917038">
                <text:p>18.549341917038</text:p>
              </table:table-cell>
              <table:table-cell office:value-type="float" office:value="902680.557478218">
                <text:p>902680.557478218</text:p>
              </table:table-cell>
              <table:table-cell office:value-type="float" office:value="901704.811270632">
                <text:p>901704.811270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582456111908">
                <text:p>18.582456111908</text:p>
              </table:table-cell>
              <table:table-cell office:value-type="float" office:value="1981989.90667502">
                <text:p>1981989.90667502</text:p>
              </table:table-cell>
              <table:table-cell office:value-type="float" office:value="1985406.34197848">
                <text:p>1985406.341978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6184611320496">
                <text:p>18.6184611320496</text:p>
              </table:table-cell>
              <table:table-cell office:value-type="float" office:value="1822856.91667108">
                <text:p>1822856.91667108</text:p>
              </table:table-cell>
              <table:table-cell office:value-type="float" office:value="1823931.83544362">
                <text:p>1823931.83544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7092406749725">
                <text:p>18.7092406749725</text:p>
              </table:table-cell>
              <table:table-cell office:value-type="float" office:value="722982.269867658">
                <text:p>722982.269867658</text:p>
              </table:table-cell>
              <table:table-cell office:value-type="float" office:value="722528.740795179">
                <text:p>722528.7407951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7620708942413">
                <text:p>18.7620708942413</text:p>
              </table:table-cell>
              <table:table-cell office:value-type="float" office:value="1242319.28067658">
                <text:p>1242319.28067658</text:p>
              </table:table-cell>
              <table:table-cell office:value-type="float" office:value="1242616.49563722">
                <text:p>1242616.49563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8199179172516">
                <text:p>18.8199179172516</text:p>
              </table:table-cell>
              <table:table-cell office:value-type="float" office:value="1134578.69713306">
                <text:p>1134578.69713306</text:p>
              </table:table-cell>
              <table:table-cell office:value-type="float" office:value="1135079.27201356">
                <text:p>1135079.27201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8830363750458">
                <text:p>18.8830363750458</text:p>
              </table:table-cell>
              <table:table-cell office:value-type="float" office:value="1039822.61756151">
                <text:p>1039822.61756151</text:p>
              </table:table-cell>
              <table:table-cell office:value-type="float" office:value="1040007.25422474">
                <text:p>1040007.25422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9436254501343">
                <text:p>18.9436254501343</text:p>
              </table:table-cell>
              <table:table-cell office:value-type="float" office:value="1083231.58761102">
                <text:p>1083231.58761102</text:p>
              </table:table-cell>
              <table:table-cell office:value-type="float" office:value="1082929.03276161">
                <text:p>1082929.03276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064017534256">
                <text:p>19.064017534256</text:p>
              </table:table-cell>
              <table:table-cell office:value-type="float" office:value="545152.120912308">
                <text:p>545152.120912308</text:p>
              </table:table-cell>
              <table:table-cell office:value-type="float" office:value="545152.120912308">
                <text:p>545152.1209123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1247575283051">
                <text:p>19.1247575283051</text:p>
              </table:table-cell>
              <table:table-cell office:value-type="float" office:value="1080540.11245005">
                <text:p>1080540.11245005</text:p>
              </table:table-cell>
              <table:table-cell office:value-type="float" office:value="1080735.250742">
                <text:p>1080735.250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1853144168854">
                <text:p>19.1853144168854</text:p>
              </table:table-cell>
              <table:table-cell office:value-type="float" office:value="1083807.33453546">
                <text:p>1083807.33453546</text:p>
              </table:table-cell>
              <table:table-cell office:value-type="float" office:value="1084170.15595351">
                <text:p>1084170.15595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3058981895447">
                <text:p>19.3058981895447</text:p>
              </table:table-cell>
              <table:table-cell office:value-type="float" office:value="544285.508344785">
                <text:p>544285.508344785</text:p>
              </table:table-cell>
              <table:table-cell office:value-type="float" office:value="543927.381906271">
                <text:p>543927.3819062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3661677837372">
                <text:p>19.3661677837372</text:p>
              </table:table-cell>
              <table:table-cell office:value-type="float" office:value="1088973.65046739">
                <text:p>1088973.65046739</text:p>
              </table:table-cell>
              <table:table-cell office:value-type="float" office:value="1090030.09427268">
                <text:p>1090030.094272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4269709587097">
                <text:p>19.4269709587097</text:p>
              </table:table-cell>
              <table:table-cell office:value-type="float" office:value="1079417.31709976">
                <text:p>1079417.31709976</text:p>
              </table:table-cell>
              <table:table-cell office:value-type="float" office:value="21699.5023997655">
                <text:p>21699.50239976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4874939918518">
                <text:p>19.4874939918518</text:p>
              </table:table-cell>
              <table:table-cell office:value-type="float" office:value="1084413.59582749">
                <text:p>1084413.59582749</text:p>
              </table:table-cell>
              <table:table-cell office:value-type="float" office:value="2384744.18393194">
                <text:p>2384744.183931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5478823184967">
                <text:p>19.5478823184967</text:p>
              </table:table-cell>
              <table:table-cell office:value-type="float" office:value="1086832.56593509">
                <text:p>1086832.56593509</text:p>
              </table:table-cell>
              <table:table-cell office:value-type="float" office:value="2382845.07494417">
                <text:p>2382845.074944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6685879230499">
                <text:p>19.6685879230499</text:p>
              </table:table-cell>
              <table:table-cell office:value-type="float" office:value="543736.144174324">
                <text:p>543736.144174324</text:p>
              </table:table-cell>
              <table:table-cell office:value-type="float" office:value="2385798.25561825">
                <text:p>2385798.255618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729172706604">
                <text:p>19.729172706604</text:p>
              </table:table-cell>
              <table:table-cell office:value-type="float" office:value="1083308.31852222">
                <text:p>1083308.31852222</text:p>
              </table:table-cell>
              <table:table-cell office:value-type="float" office:value="2379775.75213313">
                <text:p>2379775.75213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8019418716431">
                <text:p>19.8019418716431</text:p>
              </table:table-cell>
              <table:table-cell office:value-type="float" office:value="901920.476410149">
                <text:p>901920.476410149</text:p>
              </table:table-cell>
              <table:table-cell office:value-type="float" office:value="2382329.53525283">
                <text:p>2382329.535252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8693561553955">
                <text:p>19.8693561553955</text:p>
              </table:table-cell>
              <table:table-cell office:value-type="float" office:value="973562.223712317">
                <text:p>973562.223712317</text:p>
              </table:table-cell>
              <table:table-cell office:value-type="float" office:value="2384475.64794235">
                <text:p>2384475.64794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9499142169952">
                <text:p>19.9499142169952</text:p>
              </table:table-cell>
              <table:table-cell office:value-type="float" office:value="814716.723524276">
                <text:p>814716.723524276</text:p>
              </table:table-cell>
              <table:table-cell office:value-type="float" office:value="2381937.87425803">
                <text:p>2381937.874258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0307240486145">
                <text:p>20.0307240486145</text:p>
              </table:table-cell>
              <table:table-cell office:value-type="float" office:value="812178.403108506">
                <text:p>812178.403108506</text:p>
              </table:table-cell>
              <table:table-cell office:value-type="float" office:value="2384909.46691387">
                <text:p>2384909.466913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0979151725769">
                <text:p>20.0979151725769</text:p>
              </table:table-cell>
              <table:table-cell office:value-type="float" office:value="976795.685643318">
                <text:p>976795.685643318</text:p>
              </table:table-cell>
              <table:table-cell office:value-type="float" office:value="2385860.28885422">
                <text:p>2385860.288854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178530216217">
                <text:p>20.178530216217</text:p>
              </table:table-cell>
              <table:table-cell office:value-type="float" office:value="814140.848114893">
                <text:p>814140.848114893</text:p>
              </table:table-cell>
              <table:table-cell office:value-type="float" office:value="2384723.52517001">
                <text:p>2384723.52517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2592587471008">
                <text:p>20.2592587471008</text:p>
              </table:table-cell>
              <table:table-cell office:value-type="float" office:value="812996.338239811">
                <text:p>812996.338239811</text:p>
              </table:table-cell>
              <table:table-cell office:value-type="float" office:value="2386584.24836794">
                <text:p>2386584.248367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3224475383759">
                <text:p>20.3224475383759</text:p>
              </table:table-cell>
              <table:table-cell office:value-type="float" office:value="1038665.22330427">
                <text:p>1038665.22330427</text:p>
              </table:table-cell>
              <table:table-cell office:value-type="float" office:value="2380146.12282871">
                <text:p>2380146.122828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031348228455">
                <text:p>20.4031348228455</text:p>
              </table:table-cell>
              <table:table-cell office:value-type="float" office:value="813411.932641308">
                <text:p>813411.932641308</text:p>
              </table:table-cell>
              <table:table-cell office:value-type="float" office:value="2386480.79868227">
                <text:p>2386480.798682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5239503383636">
                <text:p>20.5239503383636</text:p>
              </table:table-cell>
              <table:table-cell office:value-type="float" office:value="543241.484493929">
                <text:p>543241.484493929</text:p>
              </table:table-cell>
              <table:table-cell office:value-type="float" office:value="2386584.24836794">
                <text:p>2386584.248367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5857801437378">
                <text:p>20.5857801437378</text:p>
              </table:table-cell>
              <table:table-cell office:value-type="float" office:value="1061494.52683615">
                <text:p>1061494.52683615</text:p>
              </table:table-cell>
              <table:table-cell office:value-type="float" office:value="2385901.64613705">
                <text:p>2385901.646137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9625535011291">
                <text:p>32.9625535011291</text:p>
              </table:table-cell>
              <table:table-cell office:value-type="float" office:value="5302.83605466564">
                <text:p>5302.83605466564</text:p>
              </table:table-cell>
              <table:table-cell office:value-type="float" office:value="6460.56047144347">
                <text:p>6460.56047144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0813262462616">
                <text:p>33.0813262462616</text:p>
              </table:table-cell>
              <table:table-cell office:value-type="float" office:value="552584.685373839">
                <text:p>552584.685373839</text:p>
              </table:table-cell>
              <table:table-cell office:value-type="float" office:value="552600.215049533">
                <text:p>552600.2150495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.2097375392914">
                <text:p>33.2097375392914</text:p>
              </table:table-cell>
              <table:table-cell office:value-type="float" office:value="511107.695059005">
                <text:p>511107.695059005</text:p>
              </table:table-cell>
              <table:table-cell office:value-type="float" office:value="510699.019025021">
                <text:p>510699.0190250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.2824921607971">
                <text:p>33.2824921607971</text:p>
              </table:table-cell>
              <table:table-cell office:value-type="float" office:value="902100.768881388">
                <text:p>902100.768881388</text:p>
              </table:table-cell>
              <table:table-cell office:value-type="float" office:value="903323.336225397">
                <text:p>903323.3362253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3282198905945">
                <text:p>33.3282198905945</text:p>
              </table:table-cell>
              <table:table-cell office:value-type="float" office:value="1435277.90010219">
                <text:p>1435277.90010219</text:p>
              </table:table-cell>
              <table:table-cell office:value-type="float" office:value="1435412.61316731">
                <text:p>1435412.613167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4571928977966">
                <text:p>33.4571928977966</text:p>
              </table:table-cell>
              <table:table-cell office:value-type="float" office:value="508881.675505405">
                <text:p>508881.675505405</text:p>
              </table:table-cell>
              <table:table-cell office:value-type="float" office:value="508821.476865749">
                <text:p>508821.4768657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5293636322021">
                <text:p>33.5293636322021</text:p>
              </table:table-cell>
              <table:table-cell office:value-type="float" office:value="909399.087325656">
                <text:p>909399.087325656</text:p>
              </table:table-cell>
              <table:table-cell office:value-type="float" office:value="909546.3185322">
                <text:p>909546.31853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7048194408417">
                <text:p>33.7048194408417</text:p>
              </table:table-cell>
              <table:table-cell office:value-type="float" office:value="374065.700696412">
                <text:p>374065.700696412</text:p>
              </table:table-cell>
              <table:table-cell office:value-type="float" office:value="373942.732498638">
                <text:p>373942.7324986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7408182621002">
                <text:p>33.7408182621002</text:p>
              </table:table-cell>
              <table:table-cell office:value-type="float" office:value="1823170.80686138">
                <text:p>1823170.80686138</text:p>
              </table:table-cell>
              <table:table-cell office:value-type="float" office:value="1825988.57849387">
                <text:p>1825988.578493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8621728420258">
                <text:p>33.8621728420258</text:p>
              </table:table-cell>
              <table:table-cell office:value-type="float" office:value="540828.372858047">
                <text:p>540828.372858047</text:p>
              </table:table-cell>
              <table:table-cell office:value-type="float" office:value="540762.503689153">
                <text:p>540762.5036891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9405417442322">
                <text:p>33.9405417442322</text:p>
              </table:table-cell>
              <table:table-cell office:value-type="float" office:value="837475.046251479">
                <text:p>837475.046251479</text:p>
              </table:table-cell>
              <table:table-cell office:value-type="float" office:value="837686.568462054">
                <text:p>837686.5684620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0192840099335">
                <text:p>34.0192840099335</text:p>
              </table:table-cell>
              <table:table-cell office:value-type="float" office:value="833504.083422907">
                <text:p>833504.083422907</text:p>
              </table:table-cell>
              <table:table-cell office:value-type="float" office:value="833557.084760544">
                <text:p>833557.084760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0974161624908">
                <text:p>34.0974161624908</text:p>
              </table:table-cell>
              <table:table-cell office:value-type="float" office:value="840012.694540905">
                <text:p>840012.694540905</text:p>
              </table:table-cell>
              <table:table-cell office:value-type="float" office:value="839797.434144615">
                <text:p>839797.4341446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.1795117855072">
                <text:p>34.1795117855072</text:p>
              </table:table-cell>
              <table:table-cell office:value-type="float" office:value="799457.968507321">
                <text:p>799457.968507321</text:p>
              </table:table-cell>
              <table:table-cell office:value-type="float" office:value="799265.309575311">
                <text:p>799265.3095753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3367853164673">
                <text:p>34.3367853164673</text:p>
              </table:table-cell>
              <table:table-cell office:value-type="float" office:value="417311.162274711">
                <text:p>417311.162274711</text:p>
              </table:table-cell>
              <table:table-cell office:value-type="float" office:value="417227.040476761">
                <text:p>417227.0404767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3804993629456">
                <text:p>34.3804993629456</text:p>
              </table:table-cell>
              <table:table-cell office:value-type="float" office:value="1501393.83762203">
                <text:p>1501393.83762203</text:p>
              </table:table-cell>
              <table:table-cell office:value-type="float" office:value="1503846.25119775">
                <text:p>1503846.25119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.4577088356018">
                <text:p>34.4577088356018</text:p>
              </table:table-cell>
              <table:table-cell office:value-type="float" office:value="850051.136758893">
                <text:p>850051.136758893</text:p>
              </table:table-cell>
              <table:table-cell office:value-type="float" office:value="849791.350001081">
                <text:p>849791.3500010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5727925300598">
                <text:p>34.5727925300598</text:p>
              </table:table-cell>
              <table:table-cell office:value-type="float" office:value="570297.993204833">
                <text:p>570297.993204833</text:p>
              </table:table-cell>
              <table:table-cell office:value-type="float" office:value="570246.012611344">
                <text:p>570246.012611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6509695053101">
                <text:p>34.6509695053101</text:p>
              </table:table-cell>
              <table:table-cell office:value-type="float" office:value="839531.074077915">
                <text:p>839531.074077915</text:p>
              </table:table-cell>
              <table:table-cell office:value-type="float" office:value="839287.912022513">
                <text:p>839287.9120225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7297999858856">
                <text:p>34.7297999858856</text:p>
              </table:table-cell>
              <table:table-cell office:value-type="float" office:value="832571.354643584">
                <text:p>832571.354643584</text:p>
              </table:table-cell>
              <table:table-cell office:value-type="float" office:value="832992.084436806">
                <text:p>832992.084436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8005318641663">
                <text:p>34.8005318641663</text:p>
              </table:table-cell>
              <table:table-cell office:value-type="float" office:value="927898.446858641">
                <text:p>927898.446858641</text:p>
              </table:table-cell>
              <table:table-cell office:value-type="float" office:value="927673.306962591">
                <text:p>927673.3069625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8648321628571">
                <text:p>34.8648321628571</text:p>
              </table:table-cell>
              <table:table-cell office:value-type="float" office:value="1020710.65510299">
                <text:p>1020710.65510299</text:p>
              </table:table-cell>
              <table:table-cell office:value-type="float" office:value="1021138.50378734">
                <text:p>1021138.503787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9935476779938">
                <text:p>34.9935476779938</text:p>
              </table:table-cell>
              <table:table-cell office:value-type="float" office:value="509899.680161223">
                <text:p>509899.680161223</text:p>
              </table:table-cell>
              <table:table-cell office:value-type="float" office:value="509892.124412832">
                <text:p>509892.1244128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.0578577518463">
                <text:p>35.0578577518463</text:p>
              </table:table-cell>
              <table:table-cell office:value-type="float" office:value="1020555.50659905">
                <text:p>1020555.50659905</text:p>
              </table:table-cell>
              <table:table-cell office:value-type="float" office:value="1019002.83966877">
                <text:p>1019002.839668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1223945617676">
                <text:p>35.1223945617676</text:p>
              </table:table-cell>
              <table:table-cell office:value-type="float" office:value="1016970.0064207">
                <text:p>1016970.0064207</text:p>
              </table:table-cell>
              <table:table-cell office:value-type="float" office:value="1017507.54083624">
                <text:p>1017507.540836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1870813369751">
                <text:p>35.1870813369751</text:p>
              </table:table-cell>
              <table:table-cell office:value-type="float" office:value="1014612.33442923">
                <text:p>1014612.33442923</text:p>
              </table:table-cell>
              <table:table-cell office:value-type="float" office:value="1015368.295728">
                <text:p>1015368.2957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2516102790833">
                <text:p>35.2516102790833</text:p>
              </table:table-cell>
              <table:table-cell office:value-type="float" office:value="1017094.00240898">
                <text:p>1017094.00240898</text:p>
              </table:table-cell>
              <table:table-cell office:value-type="float" office:value="1017142.85761581">
                <text:p>1017142.857615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.3158941268921">
                <text:p>35.3158941268921</text:p>
              </table:table-cell>
              <table:table-cell office:value-type="float" office:value="1020971.86520588">
                <text:p>1020971.86520588</text:p>
              </table:table-cell>
              <table:table-cell office:value-type="float" office:value="1019969.39552634">
                <text:p>1019969.395526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.3804562091827">
                <text:p>35.3804562091827</text:p>
              </table:table-cell>
              <table:table-cell office:value-type="float" office:value="1016571.92072173">
                <text:p>1016571.92072173</text:p>
              </table:table-cell>
              <table:table-cell office:value-type="float" office:value="1017793.45478208">
                <text:p>1017793.454782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.4450585842133">
                <text:p>35.4450585842133</text:p>
              </table:table-cell>
              <table:table-cell office:value-type="float" office:value="1015937.88106081">
                <text:p>1015937.88106081</text:p>
              </table:table-cell>
              <table:table-cell office:value-type="float" office:value="1015731.70733939">
                <text:p>1015731.707339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5733416080475">
                <text:p>35.5733416080475</text:p>
              </table:table-cell>
              <table:table-cell office:value-type="float" office:value="511618.747659174">
                <text:p>511618.747659174</text:p>
              </table:table-cell>
              <table:table-cell office:value-type="float" office:value="511395.392709918">
                <text:p>511395.3927099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6375713348389">
                <text:p>35.6375713348389</text:p>
              </table:table-cell>
              <table:table-cell office:value-type="float" office:value="1021832.15278453">
                <text:p>1021832.15278453</text:p>
              </table:table-cell>
              <table:table-cell office:value-type="float" office:value="1022686.2926137">
                <text:p>1022686.2926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7021856307983">
                <text:p>35.7021856307983</text:p>
              </table:table-cell>
              <table:table-cell office:value-type="float" office:value="1015750.446947">
                <text:p>1015750.446947</text:p>
              </table:table-cell>
              <table:table-cell office:value-type="float" office:value="1016279.18872083">
                <text:p>1016279.188720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.7677321434021">
                <text:p>35.7677321434021</text:p>
              </table:table-cell>
              <table:table-cell office:value-type="float" office:value="1001304.22493653">
                <text:p>1001304.22493653</text:p>
              </table:table-cell>
              <table:table-cell office:value-type="float" office:value="1000056.52781138">
                <text:p>1000056.527811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8343904018402">
                <text:p>35.8343904018402</text:p>
              </table:table-cell>
              <table:table-cell office:value-type="float" office:value="984604.181654953">
                <text:p>984604.181654953</text:p>
              </table:table-cell>
              <table:table-cell office:value-type="float" office:value="985270.226230869">
                <text:p>985270.226230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9011061191559">
                <text:p>35.9011061191559</text:p>
              </table:table-cell>
              <table:table-cell office:value-type="float" office:value="983756.191804907">
                <text:p>983756.191804907</text:p>
              </table:table-cell>
              <table:table-cell office:value-type="float" office:value="983102.724626088">
                <text:p>983102.7246260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9673547744751">
                <text:p>35.9673547744751</text:p>
              </table:table-cell>
              <table:table-cell office:value-type="float" office:value="990691.806252632">
                <text:p>990691.806252632</text:p>
              </table:table-cell>
              <table:table-cell office:value-type="float" office:value="991766.138965147">
                <text:p>991766.1389651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.0334885120392">
                <text:p>36.0334885120392</text:p>
              </table:table-cell>
              <table:table-cell office:value-type="float" office:value="992413.288851236">
                <text:p>992413.288851236</text:p>
              </table:table-cell>
              <table:table-cell office:value-type="float" office:value="992055.643108636">
                <text:p>992055.6431086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1668350696564">
                <text:p>36.1668350696564</text:p>
              </table:table-cell>
              <table:table-cell office:value-type="float" office:value="492191.183430599">
                <text:p>492191.183430599</text:p>
              </table:table-cell>
              <table:table-cell office:value-type="float" office:value="492257.193717689">
                <text:p>492257.1937176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333154678345">
                <text:p>36.2333154678345</text:p>
              </table:table-cell>
              <table:table-cell office:value-type="float" office:value="987238.370988277">
                <text:p>987238.370988277</text:p>
              </table:table-cell>
              <table:table-cell office:value-type="float" office:value="985051.636124212">
                <text:p>985051.6361242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2997641563416">
                <text:p>36.2997641563416</text:p>
              </table:table-cell>
              <table:table-cell office:value-type="float" office:value="987709.486440909">
                <text:p>987709.486440909</text:p>
              </table:table-cell>
              <table:table-cell office:value-type="float" office:value="989676.723978256">
                <text:p>989676.7239782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366592168808">
                <text:p>36.366592168808</text:p>
              </table:table-cell>
              <table:table-cell office:value-type="float" office:value="982103.126783376">
                <text:p>982103.126783376</text:p>
              </table:table-cell>
              <table:table-cell office:value-type="float" office:value="982117.142161952">
                <text:p>982117.142161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4331226348877">
                <text:p>36.4331226348877</text:p>
              </table:table-cell>
              <table:table-cell office:value-type="float" office:value="986495.418826084">
                <text:p>986495.418826084</text:p>
              </table:table-cell>
              <table:table-cell office:value-type="float" office:value="985845.369737818">
                <text:p>985845.3697378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4997644424438">
                <text:p>36.4997644424438</text:p>
              </table:table-cell>
              <table:table-cell office:value-type="float" office:value="984847.236394339">
                <text:p>984847.236394339</text:p>
              </table:table-cell>
              <table:table-cell office:value-type="float" office:value="985742.994492627">
                <text:p>985742.994492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5666773319244">
                <text:p>36.5666773319244</text:p>
              </table:table-cell>
              <table:table-cell office:value-type="float" office:value="980857.358118388">
                <text:p>980857.358118388</text:p>
              </table:table-cell>
              <table:table-cell office:value-type="float" office:value="980396.24669409">
                <text:p>980396.24669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6993198394775">
                <text:p>36.6993198394775</text:p>
              </table:table-cell>
              <table:table-cell office:value-type="float" office:value="494803.673503576">
                <text:p>494803.673503576</text:p>
              </table:table-cell>
              <table:table-cell office:value-type="float" office:value="494795.669159094">
                <text:p>494795.6691590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7656941413879">
                <text:p>36.7656941413879</text:p>
              </table:table-cell>
              <table:table-cell office:value-type="float" office:value="988816.426101137">
                <text:p>988816.426101137</text:p>
              </table:table-cell>
              <table:table-cell office:value-type="float" office:value="989221.503981601">
                <text:p>989221.5039816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8324024677277">
                <text:p>36.8324024677277</text:p>
              </table:table-cell>
              <table:table-cell office:value-type="float" office:value="983865.187469397">
                <text:p>983865.187469397</text:p>
              </table:table-cell>
              <table:table-cell office:value-type="float" office:value="983622.617156905">
                <text:p>983622.6171569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8988449573517">
                <text:p>36.8988449573517</text:p>
              </table:table-cell>
              <table:table-cell office:value-type="float" office:value="987801.636744653">
                <text:p>987801.636744653</text:p>
              </table:table-cell>
              <table:table-cell office:value-type="float" office:value="986785.390845512">
                <text:p>986785.3908455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9655933380127">
                <text:p>36.9655933380127</text:p>
              </table:table-cell>
              <table:table-cell office:value-type="float" office:value="983274.790340152">
                <text:p>983274.790340152</text:p>
              </table:table-cell>
              <table:table-cell office:value-type="float" office:value="984266.218041268">
                <text:p>984266.2180412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.0319895744324">
                <text:p>37.0319895744324</text:p>
              </table:table-cell>
              <table:table-cell office:value-type="float" office:value="988489.762961154">
                <text:p>988489.762961154</text:p>
              </table:table-cell>
              <table:table-cell office:value-type="float" office:value="988745.394010359">
                <text:p>988745.3940103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.0987696647644">
                <text:p>37.0987696647644</text:p>
              </table:table-cell>
              <table:table-cell office:value-type="float" office:value="982807.89489318">
                <text:p>982807.89489318</text:p>
              </table:table-cell>
              <table:table-cell office:value-type="float" office:value="982723.690304155">
                <text:p>982723.6903041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.2313683032989">
                <text:p>37.2313683032989</text:p>
              </table:table-cell>
              <table:table-cell office:value-type="float" office:value="494967.374668036">
                <text:p>494967.374668036</text:p>
              </table:table-cell>
              <table:table-cell office:value-type="float" office:value="494243.994103844">
                <text:p>494243.994103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298020362854">
                <text:p>37.298020362854</text:p>
              </table:table-cell>
              <table:table-cell office:value-type="float" office:value="984695.753411623">
                <text:p>984695.753411623</text:p>
              </table:table-cell>
              <table:table-cell office:value-type="float" office:value="985577.121138238">
                <text:p>985577.1211382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.3644695281982">
                <text:p>37.3644695281982</text:p>
              </table:table-cell>
              <table:table-cell office:value-type="float" office:value="987702.39866814">
                <text:p>987702.39866814</text:p>
              </table:table-cell>
              <table:table-cell office:value-type="float" office:value="988181.051745862">
                <text:p>988181.0517458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4310548305511">
                <text:p>37.4310548305511</text:p>
              </table:table-cell>
              <table:table-cell office:value-type="float" office:value="985682.991302604">
                <text:p>985682.991302604</text:p>
              </table:table-cell>
              <table:table-cell office:value-type="float" office:value="987121.547261826">
                <text:p>987121.5472618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4978897571564">
                <text:p>37.4978897571564</text:p>
              </table:table-cell>
              <table:table-cell office:value-type="float" office:value="982001.527250416">
                <text:p>982001.527250416</text:p>
              </table:table-cell>
              <table:table-cell office:value-type="float" office:value="982246.803379767">
                <text:p>982246.8033797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5645053386688">
                <text:p>37.5645053386688</text:p>
              </table:table-cell>
              <table:table-cell office:value-type="float" office:value="985234.963200504">
                <text:p>985234.963200504</text:p>
              </table:table-cell>
              <table:table-cell office:value-type="float" office:value="985146.816666726">
                <text:p>985146.8166667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6310606002808">
                <text:p>37.6310606002808</text:p>
              </table:table-cell>
              <table:table-cell office:value-type="float" office:value="986127.894480804">
                <text:p>986127.894480804</text:p>
              </table:table-cell>
              <table:table-cell office:value-type="float" office:value="986050.184035103">
                <text:p>986050.1840351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7634737491608">
                <text:p>37.7634737491608</text:p>
              </table:table-cell>
              <table:table-cell office:value-type="float" office:value="495660.744836428">
                <text:p>495660.744836428</text:p>
              </table:table-cell>
              <table:table-cell office:value-type="float" office:value="494949.575816419">
                <text:p>494949.5758164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.8271164894104">
                <text:p>37.8271164894104</text:p>
              </table:table-cell>
              <table:table-cell office:value-type="float" office:value="1031256.66403683">
                <text:p>1031256.66403683</text:p>
              </table:table-cell>
              <table:table-cell office:value-type="float" office:value="1032560.24054014">
                <text:p>1032560.240540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8907909393311">
                <text:p>37.8907909393311</text:p>
              </table:table-cell>
              <table:table-cell office:value-type="float" office:value="1030743.10153892">
                <text:p>1030743.10153892</text:p>
              </table:table-cell>
              <table:table-cell office:value-type="float" office:value="1032525.38409431">
                <text:p>1032525.384094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.9545543193817">
                <text:p>37.9545543193817</text:p>
              </table:table-cell>
              <table:table-cell office:value-type="float" office:value="1029305.53474198">
                <text:p>1029305.53474198</text:p>
              </table:table-cell>
              <table:table-cell office:value-type="float" office:value="1029459.50542066">
                <text:p>1029459.505420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.0181481838226">
                <text:p>38.0181481838226</text:p>
              </table:table-cell>
              <table:table-cell office:value-type="float" office:value="1032049.24841414">
                <text:p>1032049.24841414</text:p>
              </table:table-cell>
              <table:table-cell office:value-type="float" office:value="1031732.06851215">
                <text:p>1031732.068512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.0817642211914">
                <text:p>38.0817642211914</text:p>
              </table:table-cell>
              <table:table-cell office:value-type="float" office:value="1031689.5348187">
                <text:p>1031689.5348187</text:p>
              </table:table-cell>
              <table:table-cell office:value-type="float" office:value="1031944.7895966">
                <text:p>1031944.78959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.1451320648193">
                <text:p>38.1451320648193</text:p>
              </table:table-cell>
              <table:table-cell office:value-type="float" office:value="1035730.36799807">
                <text:p>1035730.36799807</text:p>
              </table:table-cell>
              <table:table-cell office:value-type="float" office:value="1034947.68550106">
                <text:p>1034947.685501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.2719259262085">
                <text:p>38.2719259262085</text:p>
              </table:table-cell>
              <table:table-cell office:value-type="float" office:value="517627.58292028">
                <text:p>517627.58292028</text:p>
              </table:table-cell>
              <table:table-cell office:value-type="float" office:value="517595.465084752">
                <text:p>517595.4650847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.3353908061981">
                <text:p>38.3353908061981</text:p>
              </table:table-cell>
              <table:table-cell office:value-type="float" office:value="1034146.75976273">
                <text:p>1034146.75976273</text:p>
              </table:table-cell>
              <table:table-cell office:value-type="float" office:value="1035095.56463506">
                <text:p>1035095.564635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.3989677429199">
                <text:p>38.3989677429199</text:p>
              </table:table-cell>
              <table:table-cell office:value-type="float" office:value="1032324.03736579">
                <text:p>1032324.03736579</text:p>
              </table:table-cell>
              <table:table-cell office:value-type="float" office:value="1031163.95326658">
                <text:p>1031163.953266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.4454264640808">
                <text:p>38.4454264640808</text:p>
              </table:table-cell>
              <table:table-cell office:value-type="float" office:value="1412694.93348113">
                <text:p>1412694.93348113</text:p>
              </table:table-cell>
              <table:table-cell office:value-type="float" office:value="1412144.16957186">
                <text:p>1412144.169571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.5264773368835">
                <text:p>38.5264773368835</text:p>
              </table:table-cell>
              <table:table-cell office:value-type="float" office:value="809763.025744811">
                <text:p>809763.025744811</text:p>
              </table:table-cell>
              <table:table-cell office:value-type="float" office:value="810106.177982861">
                <text:p>810106.177982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5900001525879">
                <text:p>38.5900001525879</text:p>
              </table:table-cell>
              <table:table-cell office:value-type="float" office:value="1033203.57059534">
                <text:p>1033203.57059534</text:p>
              </table:table-cell>
              <table:table-cell office:value-type="float" office:value="1034115.6808553">
                <text:p>1034115.68085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6537337303162">
                <text:p>38.6537337303162</text:p>
              </table:table-cell>
              <table:table-cell office:value-type="float" office:value="1029786.84610838">
                <text:p>1029786.84610838</text:p>
              </table:table-cell>
              <table:table-cell office:value-type="float" office:value="1029902.42782317">
                <text:p>1029902.42782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7172775268555">
                <text:p>38.7172775268555</text:p>
              </table:table-cell>
              <table:table-cell office:value-type="float" office:value="1032862.42834738">
                <text:p>1032862.42834738</text:p>
              </table:table-cell>
              <table:table-cell office:value-type="float" office:value="1032475.04004921">
                <text:p>1032475.040049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839935541153">
                <text:p>38.839935541153</text:p>
              </table:table-cell>
              <table:table-cell office:value-type="float" office:value="535081.220545615">
                <text:p>535081.220545615</text:p>
              </table:table-cell>
              <table:table-cell office:value-type="float" office:value="534844.188920386">
                <text:p>534844.1889203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9004426002502">
                <text:p>38.9004426002502</text:p>
              </table:table-cell>
              <table:table-cell office:value-type="float" office:value="1084699.88426424">
                <text:p>1084699.88426424</text:p>
              </table:table-cell>
              <table:table-cell office:value-type="float" office:value="1084383.69381428">
                <text:p>1084383.693814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9609313011169">
                <text:p>38.9609313011169</text:p>
              </table:table-cell>
              <table:table-cell office:value-type="float" office:value="1085029.08906302">
                <text:p>1085029.08906302</text:p>
              </table:table-cell>
              <table:table-cell office:value-type="float" office:value="1084635.77670607">
                <text:p>1084635.776706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.0217604637146">
                <text:p>39.0217604637146</text:p>
              </table:table-cell>
              <table:table-cell office:value-type="float" office:value="1078956.16505707">
                <text:p>1078956.16505707</text:p>
              </table:table-cell>
              <table:table-cell office:value-type="float" office:value="1080824.35904906">
                <text:p>1080824.359049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.0823490619659">
                <text:p>39.0823490619659</text:p>
              </table:table-cell>
              <table:table-cell office:value-type="float" office:value="1083240.11273104">
                <text:p>1083240.11273104</text:p>
              </table:table-cell>
              <table:table-cell office:value-type="float" office:value="1082886.43298061">
                <text:p>1082886.432980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1430623531342">
                <text:p>39.1430623531342</text:p>
              </table:table-cell>
              <table:table-cell office:value-type="float" office:value="1081015.35491066">
                <text:p>1081015.35491066</text:p>
              </table:table-cell>
              <table:table-cell office:value-type="float" office:value="1081185.18568791">
                <text:p>1081185.185687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.2036867141724">
                <text:p>39.2036867141724</text:p>
              </table:table-cell>
              <table:table-cell office:value-type="float" office:value="1082601.10087818">
                <text:p>1082601.10087818</text:p>
              </table:table-cell>
              <table:table-cell office:value-type="float" office:value="1082814.02104419">
                <text:p>1082814.021044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.3242092132568">
                <text:p>39.3242092132568</text:p>
              </table:table-cell>
              <table:table-cell office:value-type="float" office:value="544562.22280953">
                <text:p>544562.22280953</text:p>
              </table:table-cell>
              <table:table-cell office:value-type="float" office:value="544568.686430519">
                <text:p>544568.6864305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.3853282928467">
                <text:p>39.3853282928467</text:p>
              </table:table-cell>
              <table:table-cell office:value-type="float" office:value="1073838.16052927">
                <text:p>1073838.16052927</text:p>
              </table:table-cell>
              <table:table-cell office:value-type="float" office:value="1073808.83888609">
                <text:p>1073808.838886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.4458091259003">
                <text:p>39.4458091259003</text:p>
              </table:table-cell>
              <table:table-cell office:value-type="float" office:value="1085170.23801321">
                <text:p>1085170.23801321</text:p>
              </table:table-cell>
              <table:table-cell office:value-type="float" office:value="21773.0768896992">
                <text:p>21773.07688969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.5065002441406">
                <text:p>39.5065002441406</text:p>
              </table:table-cell>
              <table:table-cell office:value-type="float" office:value="1081410.29367882">
                <text:p>1081410.29367882</text:p>
              </table:table-cell>
              <table:table-cell office:value-type="float" office:value="2383422.74435921">
                <text:p>2383422.744359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.5859770774841">
                <text:p>39.5859770774841</text:p>
              </table:table-cell>
              <table:table-cell office:value-type="float" office:value="825800.390364482">
                <text:p>825800.390364482</text:p>
              </table:table-cell>
              <table:table-cell office:value-type="float" office:value="2384454.99383272">
                <text:p>2384454.993832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.6466810703278">
                <text:p>39.6466810703278</text:p>
              </table:table-cell>
              <table:table-cell office:value-type="float" office:value="1081180.93926814">
                <text:p>1081180.93926814</text:p>
              </table:table-cell>
              <table:table-cell office:value-type="float" office:value="2384413.68668688">
                <text:p>2384413.686686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.7677271366119">
                <text:p>39.7677271366119</text:p>
              </table:table-cell>
              <table:table-cell office:value-type="float" office:value="542206.797913745">
                <text:p>542206.797913745</text:p>
              </table:table-cell>
              <table:table-cell office:value-type="float" office:value="2381072.55412933">
                <text:p>2381072.554129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.8555760383606">
                <text:p>39.8555760383606</text:p>
              </table:table-cell>
              <table:table-cell office:value-type="float" office:value="747100.973302756">
                <text:p>747100.973302756</text:p>
              </table:table-cell>
              <table:table-cell office:value-type="float" office:value="2384000.69392916">
                <text:p>2384000.693929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9362552165985">
                <text:p>39.9362552165985</text:p>
              </table:table-cell>
              <table:table-cell office:value-type="float" office:value="813493.660117083">
                <text:p>813493.660117083</text:p>
              </table:table-cell>
              <table:table-cell office:value-type="float" office:value="2385012.78041258">
                <text:p>2385012.780412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.0033738613129">
                <text:p>40.0033738613129</text:p>
              </table:table-cell>
              <table:table-cell office:value-type="float" office:value="977850.495630799">
                <text:p>977850.495630799</text:p>
              </table:table-cell>
              <table:table-cell office:value-type="float" office:value="2384888.80528819">
                <text:p>2384888.805288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.0840566158295">
                <text:p>40.0840566158295</text:p>
              </table:table-cell>
              <table:table-cell office:value-type="float" office:value="813457.601853384">
                <text:p>813457.601853384</text:p>
              </table:table-cell>
              <table:table-cell office:value-type="float" office:value="2383897.46809266">
                <text:p>2383897.468092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1646537780762">
                <text:p>40.1646537780762</text:p>
              </table:table-cell>
              <table:table-cell office:value-type="float" office:value="814321.474484468">
                <text:p>814321.474484468</text:p>
              </table:table-cell>
              <table:table-cell office:value-type="float" office:value="2384971.45393899">
                <text:p>2384971.453938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.2319521903992">
                <text:p>40.2319521903992</text:p>
              </table:table-cell>
              <table:table-cell office:value-type="float" office:value="975238.460084317">
                <text:p>975238.460084317</text:p>
              </table:table-cell>
              <table:table-cell office:value-type="float" office:value="2382020.31850198">
                <text:p>2382020.318501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3126232624054">
                <text:p>40.3126232624054</text:p>
              </table:table-cell>
              <table:table-cell office:value-type="float" office:value="813575.404017626">
                <text:p>813575.404017626</text:p>
              </table:table-cell>
              <table:table-cell office:value-type="float" office:value="2378048.87851485">
                <text:p>2378048.878514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.3933484554291">
                <text:p>40.3933484554291</text:p>
              </table:table-cell>
              <table:table-cell office:value-type="float" office:value="813029.954363146">
                <text:p>813029.954363146</text:p>
              </table:table-cell>
              <table:table-cell office:value-type="float" office:value="2387122.33134176">
                <text:p>2387122.33134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4604878425598">
                <text:p>40.4604878425598</text:p>
              </table:table-cell>
              <table:table-cell office:value-type="float" office:value="977548.39304979">
                <text:p>977548.39304979</text:p>
              </table:table-cell>
              <table:table-cell office:value-type="float" office:value="2384599.58011452">
                <text:p>2384599.580114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5413208007812">
                <text:p>40.5413208007812</text:p>
              </table:table-cell>
              <table:table-cell office:value-type="float" office:value="811946.035925177">
                <text:p>811946.035925177</text:p>
              </table:table-cell>
              <table:table-cell office:value-type="float" office:value="2380763.66357339">
                <text:p>2380763.663573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6218025684357">
                <text:p>40.6218025684357</text:p>
              </table:table-cell>
              <table:table-cell office:value-type="float" office:value="815489.046933183">
                <text:p>815489.046933183</text:p>
              </table:table-cell>
              <table:table-cell office:value-type="float" office:value="2389173.40850547">
                <text:p>2389173.408505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6890125274658">
                <text:p>40.6890125274658</text:p>
              </table:table-cell>
              <table:table-cell office:value-type="float" office:value="976521.946257348">
                <text:p>976521.946257348</text:p>
              </table:table-cell>
              <table:table-cell office:value-type="float" office:value="2385343.4437676">
                <text:p>2385343.44376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7697887420654">
                <text:p>40.7697887420654</text:p>
              </table:table-cell>
              <table:table-cell office:value-type="float" office:value="812516.411239669">
                <text:p>812516.411239669</text:p>
              </table:table-cell>
              <table:table-cell office:value-type="float" office:value="2385694.87405969">
                <text:p>2385694.874059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.8503925800324">
                <text:p>40.8503925800324</text:p>
              </table:table-cell>
              <table:table-cell office:value-type="float" office:value="814254.031265067">
                <text:p>814254.031265067</text:p>
              </table:table-cell>
              <table:table-cell office:value-type="float" office:value="2387681.36668633">
                <text:p>2387681.366686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.9138114452362">
                <text:p>40.9138114452362</text:p>
              </table:table-cell>
              <table:table-cell office:value-type="float" office:value="1034897.10497071">
                <text:p>1034897.10497071</text:p>
              </table:table-cell>
              <table:table-cell office:value-type="float" office:value="2384744.18393194">
                <text:p>2384744.18393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